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5:47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section 0,13mm2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-0.002">
            <text:p>-0,002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3">
            <text:p>0,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.803369">
            <text:p>-4,80336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-0.001873">
            <text:p>-0,001873</text:p>
          </table:table-cell>
          <table:table-cell office:value-type="float" office:value="-0.012647">
            <text:p>-0,012647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0.012647">
            <text:p>-0,012647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0.034118">
            <text:p>-0,034118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0.034118">
            <text:p>-0,034118</text:p>
          </table:table-cell>
          <table:table-cell table:number-columns-repeated="1019"/>
        </table:table-row>
        <table:table-row table:style-name="ro1">
          <table:table-cell office:value-type="float" office:value="-4.803369">
            <text:p>-4,80336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0624">
            <text:p>-0,000624</text:p>
          </table:table-cell>
          <table:table-cell office:value-type="float" office:value="-0.054412">
            <text:p>-0,054412</text:p>
          </table:table-cell>
          <table:table-cell table:number-columns-repeated="1019"/>
        </table:table-row>
        <table:table-row table:style-name="ro1">
          <table:table-cell office:value-type="float" office:value="-4.803369">
            <text:p>-4,80336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0.054412">
            <text:p>-0,05441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0.075294">
            <text:p>-0,075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075294">
            <text:p>-0,075294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00624">
            <text:p>0,000624</text:p>
          </table:table-cell>
          <table:table-cell office:value-type="float" office:value="-0.095294">
            <text:p>-0,095294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0.095294">
            <text:p>-0,095294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0.117059">
            <text:p>-0,117059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0.117059">
            <text:p>-0,117059</text:p>
          </table:table-cell>
          <table:table-cell table:number-columns-repeated="1019"/>
        </table:table-row>
        <table:table-row table:style-name="ro1">
          <table:table-cell office:value-type="float" office:value="33.623585">
            <text:p>33,62358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4371">
            <text:p>0,004371</text:p>
          </table:table-cell>
          <table:table-cell office:value-type="float" office:value="-0.139118">
            <text:p>-0,139118</text:p>
          </table:table-cell>
          <table:table-cell table:number-columns-repeated="1019"/>
        </table:table-row>
        <table:table-row table:style-name="ro1">
          <table:table-cell office:value-type="float" office:value="33.623585">
            <text:p>33,62358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4371">
            <text:p>0,004371</text:p>
          </table:table-cell>
          <table:table-cell office:value-type="float" office:value="-0.139118">
            <text:p>-0,139118</text:p>
          </table:table-cell>
          <table:table-cell table:number-columns-repeated="1019"/>
        </table:table-row>
        <table:table-row table:style-name="ro1">
          <table:table-cell office:value-type="float" office:value="28.820215">
            <text:p>28,82021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3747">
            <text:p>0,003747</text:p>
          </table:table-cell>
          <table:table-cell office:value-type="float" office:value="-0.158529">
            <text:p>-0,158529</text:p>
          </table:table-cell>
          <table:table-cell table:number-columns-repeated="1019"/>
        </table:table-row>
        <table:table-row table:style-name="ro1">
          <table:table-cell office:value-type="float" office:value="28.820215">
            <text:p>28,8202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0.158529">
            <text:p>-0,158529</text:p>
          </table:table-cell>
          <table:table-cell table:number-columns-repeated="1019"/>
        </table:table-row>
        <table:table-row table:style-name="ro1">
          <table:table-cell office:value-type="float" office:value="48.033691">
            <text:p>48,03369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6244">
            <text:p>0,006244</text:p>
          </table:table-cell>
          <table:table-cell office:value-type="float" office:value="-0.177647">
            <text:p>-0,177647</text:p>
          </table:table-cell>
          <table:table-cell table:number-columns-repeated="1019"/>
        </table:table-row>
        <table:table-row table:style-name="ro1">
          <table:table-cell office:value-type="float" office:value="48.033691">
            <text:p>48,03369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6244">
            <text:p>0,006244</text:p>
          </table:table-cell>
          <table:table-cell office:value-type="float" office:value="-0.177647">
            <text:p>-0,177647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8118">
            <text:p>0,008118</text:p>
          </table:table-cell>
          <table:table-cell office:value-type="float" office:value="-0.197059">
            <text:p>-0,197059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8118">
            <text:p>0,008118</text:p>
          </table:table-cell>
          <table:table-cell office:value-type="float" office:value="-0.197059">
            <text:p>-0,197059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8118">
            <text:p>0,008118</text:p>
          </table:table-cell>
          <table:table-cell office:value-type="float" office:value="-0.217059">
            <text:p>-0,217059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8118">
            <text:p>0,008118</text:p>
          </table:table-cell>
          <table:table-cell office:value-type="float" office:value="-0.217059">
            <text:p>-0,217059</text:p>
          </table:table-cell>
          <table:table-cell table:number-columns-repeated="1019"/>
        </table:table-row>
        <table:table-row table:style-name="ro1">
          <table:table-cell office:value-type="float" office:value="81.65728">
            <text:p>81,6572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10615">
            <text:p>0,010615</text:p>
          </table:table-cell>
          <table:table-cell office:value-type="float" office:value="-0.236176">
            <text:p>-0,236176</text:p>
          </table:table-cell>
          <table:table-cell table:number-columns-repeated="1019"/>
        </table:table-row>
        <table:table-row table:style-name="ro1">
          <table:table-cell office:value-type="float" office:value="81.65728">
            <text:p>81,6572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0615">
            <text:p>0,010615</text:p>
          </table:table-cell>
          <table:table-cell office:value-type="float" office:value="-0.236176">
            <text:p>-0,236176</text:p>
          </table:table-cell>
          <table:table-cell table:number-columns-repeated="1019"/>
        </table:table-row>
        <table:table-row table:style-name="ro1">
          <table:table-cell office:value-type="float" office:value="76.853905">
            <text:p>76,85390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09991">
            <text:p>0,009991</text:p>
          </table:table-cell>
          <table:table-cell office:value-type="float" office:value="-0.257059">
            <text:p>-0,257059</text:p>
          </table:table-cell>
          <table:table-cell table:number-columns-repeated="1019"/>
        </table:table-row>
        <table:table-row table:style-name="ro1">
          <table:table-cell office:value-type="float" office:value="76.853905">
            <text:p>76,85390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9991">
            <text:p>0,009991</text:p>
          </table:table-cell>
          <table:table-cell office:value-type="float" office:value="-0.257059">
            <text:p>-0,257059</text:p>
          </table:table-cell>
          <table:table-cell table:number-columns-repeated="1019"/>
        </table:table-row>
        <table:table-row table:style-name="ro1">
          <table:table-cell office:value-type="float" office:value="86.460648">
            <text:p>86,46064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124">
            <text:p>0,01124</text:p>
          </table:table-cell>
          <table:table-cell office:value-type="float" office:value="-0.276176">
            <text:p>-0,276176</text:p>
          </table:table-cell>
          <table:table-cell table:number-columns-repeated="1019"/>
        </table:table-row>
        <table:table-row table:style-name="ro1">
          <table:table-cell office:value-type="float" office:value="86.460648">
            <text:p>86,46064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124">
            <text:p>0,01124</text:p>
          </table:table-cell>
          <table:table-cell office:value-type="float" office:value="-0.276176">
            <text:p>-0,276176</text:p>
          </table:table-cell>
          <table:table-cell table:number-columns-repeated="1019"/>
        </table:table-row>
        <table:table-row table:style-name="ro1">
          <table:table-cell office:value-type="float" office:value="96.067383">
            <text:p>96,0673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2489">
            <text:p>0,012489</text:p>
          </table:table-cell>
          <table:table-cell office:value-type="float" office:value="-0.295294">
            <text:p>-0,295294</text:p>
          </table:table-cell>
          <table:table-cell table:number-columns-repeated="1019"/>
        </table:table-row>
        <table:table-row table:style-name="ro1">
          <table:table-cell office:value-type="float" office:value="96.067383">
            <text:p>96,06738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2489">
            <text:p>0,012489</text:p>
          </table:table-cell>
          <table:table-cell office:value-type="float" office:value="-0.295294">
            <text:p>-0,295294</text:p>
          </table:table-cell>
          <table:table-cell table:number-columns-repeated="1019"/>
        </table:table-row>
        <table:table-row table:style-name="ro1">
          <table:table-cell office:value-type="float" office:value="105.674126">
            <text:p>105,67412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3738">
            <text:p>0,013738</text:p>
          </table:table-cell>
          <table:table-cell office:value-type="float" office:value="-0.316765">
            <text:p>-0,316765</text:p>
          </table:table-cell>
          <table:table-cell table:number-columns-repeated="1019"/>
        </table:table-row>
        <table:table-row table:style-name="ro1">
          <table:table-cell office:value-type="float" office:value="105.674126">
            <text:p>105,67412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3738">
            <text:p>0,013738</text:p>
          </table:table-cell>
          <table:table-cell office:value-type="float" office:value="-0.316765">
            <text:p>-0,316765</text:p>
          </table:table-cell>
          <table:table-cell table:number-columns-repeated="1019"/>
        </table:table-row>
        <table:table-row table:style-name="ro1">
          <table:table-cell office:value-type="float" office:value="110.477493">
            <text:p>110,47749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4362">
            <text:p>0,014362</text:p>
          </table:table-cell>
          <table:table-cell office:value-type="float" office:value="-0.336176">
            <text:p>-0,336176</text:p>
          </table:table-cell>
          <table:table-cell table:number-columns-repeated="1019"/>
        </table:table-row>
        <table:table-row table:style-name="ro1">
          <table:table-cell office:value-type="float" office:value="110.477493">
            <text:p>110,47749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4362">
            <text:p>0,014362</text:p>
          </table:table-cell>
          <table:table-cell office:value-type="float" office:value="-0.336176">
            <text:p>-0,336176</text:p>
          </table:table-cell>
          <table:table-cell table:number-columns-repeated="1019"/>
        </table:table-row>
        <table:table-row table:style-name="ro1">
          <table:table-cell office:value-type="float" office:value="129.690964">
            <text:p>129,6909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686">
            <text:p>0,01686</text:p>
          </table:table-cell>
          <table:table-cell office:value-type="float" office:value="-0.355294">
            <text:p>-0,355294</text:p>
          </table:table-cell>
          <table:table-cell table:number-columns-repeated="1019"/>
        </table:table-row>
        <table:table-row table:style-name="ro1">
          <table:table-cell office:value-type="float" office:value="129.690964">
            <text:p>129,69096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686">
            <text:p>0,01686</text:p>
          </table:table-cell>
          <table:table-cell office:value-type="float" office:value="-0.355294">
            <text:p>-0,355294</text:p>
          </table:table-cell>
          <table:table-cell table:number-columns-repeated="1019"/>
        </table:table-row>
        <table:table-row table:style-name="ro1">
          <table:table-cell office:value-type="float" office:value="144.101074">
            <text:p>144,10107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8733">
            <text:p>0,018733</text:p>
          </table:table-cell>
          <table:table-cell office:value-type="float" office:value="-0.374706">
            <text:p>-0,374706</text:p>
          </table:table-cell>
          <table:table-cell table:number-columns-repeated="1019"/>
        </table:table-row>
        <table:table-row table:style-name="ro1">
          <table:table-cell office:value-type="float" office:value="144.101074">
            <text:p>144,10107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8733">
            <text:p>0,018733</text:p>
          </table:table-cell>
          <table:table-cell office:value-type="float" office:value="-0.374706">
            <text:p>-0,374706</text:p>
          </table:table-cell>
          <table:table-cell table:number-columns-repeated="1019"/>
        </table:table-row>
        <table:table-row table:style-name="ro1">
          <table:table-cell office:value-type="float" office:value="153.707809">
            <text:p>153,707809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19982">
            <text:p>0,019982</text:p>
          </table:table-cell>
          <table:table-cell office:value-type="float" office:value="-0.395588">
            <text:p>-0,395588</text:p>
          </table:table-cell>
          <table:table-cell table:number-columns-repeated="1019"/>
        </table:table-row>
        <table:table-row table:style-name="ro1">
          <table:table-cell office:value-type="float" office:value="153.707809">
            <text:p>153,70780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9982">
            <text:p>0,019982</text:p>
          </table:table-cell>
          <table:table-cell office:value-type="float" office:value="-0.395588">
            <text:p>-0,395588</text:p>
          </table:table-cell>
          <table:table-cell table:number-columns-repeated="1019"/>
        </table:table-row>
        <table:table-row table:style-name="ro1">
          <table:table-cell office:value-type="float" office:value="153.707809">
            <text:p>153,70780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19982">
            <text:p>0,019982</text:p>
          </table:table-cell>
          <table:table-cell office:value-type="float" office:value="-0.414118">
            <text:p>-0,414118</text:p>
          </table:table-cell>
          <table:table-cell table:number-columns-repeated="1019"/>
        </table:table-row>
        <table:table-row table:style-name="ro1">
          <table:table-cell office:value-type="float" office:value="153.707809">
            <text:p>153,70780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9982">
            <text:p>0,019982</text:p>
          </table:table-cell>
          <table:table-cell office:value-type="float" office:value="-0.414118">
            <text:p>-0,414118</text:p>
          </table:table-cell>
          <table:table-cell table:number-columns-repeated="1019"/>
        </table:table-row>
        <table:table-row table:style-name="ro1">
          <table:table-cell office:value-type="float" office:value="177.72467">
            <text:p>177,72467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23104">
            <text:p>0,023104</text:p>
          </table:table-cell>
          <table:table-cell office:value-type="float" office:value="-0.434412">
            <text:p>-0,434412</text:p>
          </table:table-cell>
          <table:table-cell table:number-columns-repeated="1019"/>
        </table:table-row>
        <table:table-row table:style-name="ro1">
          <table:table-cell office:value-type="float" office:value="177.72467">
            <text:p>177,7246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0.434412">
            <text:p>-0,434412</text:p>
          </table:table-cell>
          <table:table-cell table:number-columns-repeated="1019"/>
        </table:table-row>
        <table:table-row table:style-name="ro1">
          <table:table-cell office:value-type="float" office:value="172.921295">
            <text:p>172,92129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2248">
            <text:p>0,02248</text:p>
          </table:table-cell>
          <table:table-cell office:value-type="float" office:value="-0.454412">
            <text:p>-0,454412</text:p>
          </table:table-cell>
          <table:table-cell table:number-columns-repeated="1019"/>
        </table:table-row>
        <table:table-row table:style-name="ro1">
          <table:table-cell office:value-type="float" office:value="172.921295">
            <text:p>172,92129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2248">
            <text:p>0,02248</text:p>
          </table:table-cell>
          <table:table-cell office:value-type="float" office:value="-0.454412">
            <text:p>-0,454412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24353">
            <text:p>0,024353</text:p>
          </table:table-cell>
          <table:table-cell office:value-type="float" office:value="-0.474412">
            <text:p>-0,474412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4353">
            <text:p>0,024353</text:p>
          </table:table-cell>
          <table:table-cell office:value-type="float" office:value="-0.474412">
            <text:p>-0,474412</text:p>
          </table:table-cell>
          <table:table-cell table:number-columns-repeated="1019"/>
        </table:table-row>
        <table:table-row table:style-name="ro1">
          <table:table-cell office:value-type="float" office:value="192.134766">
            <text:p>192,13476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4978">
            <text:p>0,024978</text:p>
          </table:table-cell>
          <table:table-cell office:value-type="float" office:value="-0.494412">
            <text:p>-0,494412</text:p>
          </table:table-cell>
          <table:table-cell table:number-columns-repeated="1019"/>
        </table:table-row>
        <table:table-row table:style-name="ro1">
          <table:table-cell office:value-type="float" office:value="192.134766">
            <text:p>192,1347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4978">
            <text:p>0,024978</text:p>
          </table:table-cell>
          <table:table-cell office:value-type="float" office:value="-0.494412">
            <text:p>-0,494412</text:p>
          </table:table-cell>
          <table:table-cell table:number-columns-repeated="1019"/>
        </table:table-row>
        <table:table-row table:style-name="ro1">
          <table:table-cell office:value-type="float" office:value="216.151611">
            <text:p>216,15161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281">
            <text:p>0,0281</text:p>
          </table:table-cell>
          <table:table-cell office:value-type="float" office:value="-0.514118">
            <text:p>-0,514118</text:p>
          </table:table-cell>
          <table:table-cell table:number-columns-repeated="1019"/>
        </table:table-row>
        <table:table-row table:style-name="ro1">
          <table:table-cell office:value-type="float" office:value="216.151611">
            <text:p>216,15161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281">
            <text:p>0,0281</text:p>
          </table:table-cell>
          <table:table-cell office:value-type="float" office:value="-0.514118">
            <text:p>-0,514118</text:p>
          </table:table-cell>
          <table:table-cell table:number-columns-repeated="1019"/>
        </table:table-row>
        <table:table-row table:style-name="ro1">
          <table:table-cell office:value-type="float" office:value="216.151611">
            <text:p>216,15161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281">
            <text:p>0,0281</text:p>
          </table:table-cell>
          <table:table-cell office:value-type="float" office:value="-0.535">
            <text:p>-0,535</text:p>
          </table:table-cell>
          <table:table-cell table:number-columns-repeated="1019"/>
        </table:table-row>
        <table:table-row table:style-name="ro1">
          <table:table-cell office:value-type="float" office:value="216.151611">
            <text:p>216,15161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81">
            <text:p>0,0281</text:p>
          </table:table-cell>
          <table:table-cell office:value-type="float" office:value="-0.535">
            <text:p>-0,535</text:p>
          </table:table-cell>
          <table:table-cell table:number-columns-repeated="1019"/>
        </table:table-row>
        <table:table-row table:style-name="ro1">
          <table:table-cell office:value-type="float" office:value="230.561722">
            <text:p>230,56172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29973">
            <text:p>0,029973</text:p>
          </table:table-cell>
          <table:table-cell office:value-type="float" office:value="-0.554706">
            <text:p>-0,554706</text:p>
          </table:table-cell>
          <table:table-cell table:number-columns-repeated="1019"/>
        </table:table-row>
        <table:table-row table:style-name="ro1">
          <table:table-cell office:value-type="float" office:value="230.561722">
            <text:p>230,56172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9973">
            <text:p>0,029973</text:p>
          </table:table-cell>
          <table:table-cell office:value-type="float" office:value="-0.554706">
            <text:p>-0,554706</text:p>
          </table:table-cell>
          <table:table-cell table:number-columns-repeated="1019"/>
        </table:table-row>
        <table:table-row table:style-name="ro1">
          <table:table-cell office:value-type="float" office:value="240.168457">
            <text:p>240,16845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31222">
            <text:p>0,031222</text:p>
          </table:table-cell>
          <table:table-cell office:value-type="float" office:value="-0.574118">
            <text:p>-0,574118</text:p>
          </table:table-cell>
          <table:table-cell table:number-columns-repeated="1019"/>
        </table:table-row>
        <table:table-row table:style-name="ro1">
          <table:table-cell office:value-type="float" office:value="240.168457">
            <text:p>240,16845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31222">
            <text:p>0,031222</text:p>
          </table:table-cell>
          <table:table-cell office:value-type="float" office:value="-0.574118">
            <text:p>-0,574118</text:p>
          </table:table-cell>
          <table:table-cell table:number-columns-repeated="1019"/>
        </table:table-row>
        <table:table-row table:style-name="ro1">
          <table:table-cell office:value-type="float" office:value="264.185303">
            <text:p>264,18530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4344">
            <text:p>0,034344</text:p>
          </table:table-cell>
          <table:table-cell office:value-type="float" office:value="-0.594118">
            <text:p>-0,594118</text:p>
          </table:table-cell>
          <table:table-cell table:number-columns-repeated="1019"/>
        </table:table-row>
        <table:table-row table:style-name="ro1">
          <table:table-cell office:value-type="float" office:value="264.185303">
            <text:p>264,18530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4344">
            <text:p>0,034344</text:p>
          </table:table-cell>
          <table:table-cell office:value-type="float" office:value="-0.594118">
            <text:p>-0,594118</text:p>
          </table:table-cell>
          <table:table-cell table:number-columns-repeated="1019"/>
        </table:table-row>
        <table:table-row table:style-name="ro1">
          <table:table-cell office:value-type="float" office:value="273.792053">
            <text:p>273,79205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5593">
            <text:p>0,035593</text:p>
          </table:table-cell>
          <table:table-cell office:value-type="float" office:value="-0.615294">
            <text:p>-0,615294</text:p>
          </table:table-cell>
          <table:table-cell table:number-columns-repeated="1019"/>
        </table:table-row>
        <table:table-row table:style-name="ro1">
          <table:table-cell office:value-type="float" office:value="273.792053">
            <text:p>273,79205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5593">
            <text:p>0,035593</text:p>
          </table:table-cell>
          <table:table-cell office:value-type="float" office:value="-0.615294">
            <text:p>-0,615294</text:p>
          </table:table-cell>
          <table:table-cell table:number-columns-repeated="1019"/>
        </table:table-row>
        <table:table-row table:style-name="ro1">
          <table:table-cell office:value-type="float" office:value="273.792053">
            <text:p>273,79205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5593">
            <text:p>0,035593</text:p>
          </table:table-cell>
          <table:table-cell office:value-type="float" office:value="-0.634118">
            <text:p>-0,634118</text:p>
          </table:table-cell>
          <table:table-cell table:number-columns-repeated="1019"/>
        </table:table-row>
        <table:table-row table:style-name="ro1">
          <table:table-cell office:value-type="float" office:value="273.792053">
            <text:p>273,79205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5593">
            <text:p>0,035593</text:p>
          </table:table-cell>
          <table:table-cell office:value-type="float" office:value="-0.634118">
            <text:p>-0,634118</text:p>
          </table:table-cell>
          <table:table-cell table:number-columns-repeated="1019"/>
        </table:table-row>
        <table:table-row table:style-name="ro1">
          <table:table-cell office:value-type="float" office:value="283.398773">
            <text:p>283,39877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6842">
            <text:p>0,036842</text:p>
          </table:table-cell>
          <table:table-cell office:value-type="float" office:value="-0.653529">
            <text:p>-0,653529</text:p>
          </table:table-cell>
          <table:table-cell table:number-columns-repeated="1019"/>
        </table:table-row>
        <table:table-row table:style-name="ro1">
          <table:table-cell office:value-type="float" office:value="283.398773">
            <text:p>283,39877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6842">
            <text:p>0,036842</text:p>
          </table:table-cell>
          <table:table-cell office:value-type="float" office:value="-0.653529">
            <text:p>-0,653529</text:p>
          </table:table-cell>
          <table:table-cell table:number-columns-repeated="1019"/>
        </table:table-row>
        <table:table-row table:style-name="ro1">
          <table:table-cell office:value-type="float" office:value="302.612274">
            <text:p>302,61227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3934">
            <text:p>0,03934</text:p>
          </table:table-cell>
          <table:table-cell office:value-type="float" office:value="-0.674412">
            <text:p>-0,674412</text:p>
          </table:table-cell>
          <table:table-cell table:number-columns-repeated="1019"/>
        </table:table-row>
        <table:table-row table:style-name="ro1">
          <table:table-cell office:value-type="float" office:value="302.612274">
            <text:p>302,61227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934">
            <text:p>0,03934</text:p>
          </table:table-cell>
          <table:table-cell office:value-type="float" office:value="-0.674412">
            <text:p>-0,674412</text:p>
          </table:table-cell>
          <table:table-cell table:number-columns-repeated="1019"/>
        </table:table-row>
        <table:table-row table:style-name="ro1">
          <table:table-cell office:value-type="float" office:value="307.415619">
            <text:p>307,41561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9964">
            <text:p>0,039964</text:p>
          </table:table-cell>
          <table:table-cell office:value-type="float" office:value="-0.696471">
            <text:p>-0,696471</text:p>
          </table:table-cell>
          <table:table-cell table:number-columns-repeated="1019"/>
        </table:table-row>
        <table:table-row table:style-name="ro1">
          <table:table-cell office:value-type="float" office:value="307.415619">
            <text:p>307,41561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39964">
            <text:p>0,039964</text:p>
          </table:table-cell>
          <table:table-cell office:value-type="float" office:value="-0.696471">
            <text:p>-0,696471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40588">
            <text:p>0,040588</text:p>
          </table:table-cell>
          <table:table-cell office:value-type="float" office:value="-0.714118">
            <text:p>-0,714118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0.714118">
            <text:p>-0,714118</text:p>
          </table:table-cell>
          <table:table-cell table:number-columns-repeated="1019"/>
        </table:table-row>
        <table:table-row table:style-name="ro1">
          <table:table-cell office:value-type="float" office:value="321.825745">
            <text:p>321,82574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0.733824">
            <text:p>-0,733824</text:p>
          </table:table-cell>
          <table:table-cell table:number-columns-repeated="1019"/>
        </table:table-row>
        <table:table-row table:style-name="ro1">
          <table:table-cell office:value-type="float" office:value="321.825745">
            <text:p>321,82574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0.733824">
            <text:p>-0,733824</text:p>
          </table:table-cell>
          <table:table-cell table:number-columns-repeated="1019"/>
        </table:table-row>
        <table:table-row table:style-name="ro1">
          <table:table-cell office:value-type="float" office:value="336.23584">
            <text:p>336,2358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3711">
            <text:p>0,043711</text:p>
          </table:table-cell>
          <table:table-cell office:value-type="float" office:value="-0.754412">
            <text:p>-0,754412</text:p>
          </table:table-cell>
          <table:table-cell table:number-columns-repeated="1019"/>
        </table:table-row>
        <table:table-row table:style-name="ro1">
          <table:table-cell office:value-type="float" office:value="336.23584">
            <text:p>336,235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3711">
            <text:p>0,043711</text:p>
          </table:table-cell>
          <table:table-cell office:value-type="float" office:value="-0.754412">
            <text:p>-0,754412</text:p>
          </table:table-cell>
          <table:table-cell table:number-columns-repeated="1019"/>
        </table:table-row>
        <table:table-row table:style-name="ro1">
          <table:table-cell office:value-type="float" office:value="350.645966">
            <text:p>350,645966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45584">
            <text:p>0,045584</text:p>
          </table:table-cell>
          <table:table-cell office:value-type="float" office:value="-0.773529">
            <text:p>-0,773529</text:p>
          </table:table-cell>
          <table:table-cell table:number-columns-repeated="1019"/>
        </table:table-row>
        <table:table-row table:style-name="ro1">
          <table:table-cell office:value-type="float" office:value="350.645966">
            <text:p>350,64596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5584">
            <text:p>0,045584</text:p>
          </table:table-cell>
          <table:table-cell office:value-type="float" office:value="-0.773529">
            <text:p>-0,773529</text:p>
          </table:table-cell>
          <table:table-cell table:number-columns-repeated="1019"/>
        </table:table-row>
        <table:table-row table:style-name="ro1">
          <table:table-cell office:value-type="float" office:value="355.449341">
            <text:p>355,44934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6208">
            <text:p>0,046208</text:p>
          </table:table-cell>
          <table:table-cell office:value-type="float" office:value="-0.794118">
            <text:p>-0,794118</text:p>
          </table:table-cell>
          <table:table-cell table:number-columns-repeated="1019"/>
        </table:table-row>
        <table:table-row table:style-name="ro1">
          <table:table-cell office:value-type="float" office:value="355.449341">
            <text:p>355,44934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6208">
            <text:p>0,046208</text:p>
          </table:table-cell>
          <table:table-cell office:value-type="float" office:value="-0.794118">
            <text:p>-0,794118</text:p>
          </table:table-cell>
          <table:table-cell table:number-columns-repeated="1019"/>
        </table:table-row>
        <table:table-row table:style-name="ro1">
          <table:table-cell office:value-type="float" office:value="369.859436">
            <text:p>369,85943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8082">
            <text:p>0,048082</text:p>
          </table:table-cell>
          <table:table-cell office:value-type="float" office:value="-0.813529">
            <text:p>-0,813529</text:p>
          </table:table-cell>
          <table:table-cell table:number-columns-repeated="1019"/>
        </table:table-row>
        <table:table-row table:style-name="ro1">
          <table:table-cell office:value-type="float" office:value="369.859436">
            <text:p>369,85943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8082">
            <text:p>0,048082</text:p>
          </table:table-cell>
          <table:table-cell office:value-type="float" office:value="-0.813529">
            <text:p>-0,813529</text:p>
          </table:table-cell>
          <table:table-cell table:number-columns-repeated="1019"/>
        </table:table-row>
        <table:table-row table:style-name="ro1">
          <table:table-cell office:value-type="float" office:value="369.859436">
            <text:p>369,85943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8082">
            <text:p>0,048082</text:p>
          </table:table-cell>
          <table:table-cell office:value-type="float" office:value="-0.833824">
            <text:p>-0,833824</text:p>
          </table:table-cell>
          <table:table-cell table:number-columns-repeated="1019"/>
        </table:table-row>
        <table:table-row table:style-name="ro1">
          <table:table-cell office:value-type="float" office:value="369.859436">
            <text:p>369,85943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48082">
            <text:p>0,048082</text:p>
          </table:table-cell>
          <table:table-cell office:value-type="float" office:value="-0.833824">
            <text:p>-0,833824</text:p>
          </table:table-cell>
          <table:table-cell table:number-columns-repeated="1019"/>
        </table:table-row>
        <table:table-row table:style-name="ro1">
          <table:table-cell office:value-type="float" office:value="393.876282">
            <text:p>393,87628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51204">
            <text:p>0,051204</text:p>
          </table:table-cell>
          <table:table-cell office:value-type="float" office:value="-0.853235">
            <text:p>-0,853235</text:p>
          </table:table-cell>
          <table:table-cell table:number-columns-repeated="1019"/>
        </table:table-row>
        <table:table-row table:style-name="ro1">
          <table:table-cell office:value-type="float" office:value="393.876282">
            <text:p>393,876282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51204">
            <text:p>0,051204</text:p>
          </table:table-cell>
          <table:table-cell office:value-type="float" office:value="-0.853235">
            <text:p>-0,853235</text:p>
          </table:table-cell>
          <table:table-cell table:number-columns-repeated="1019"/>
        </table:table-row>
        <table:table-row table:style-name="ro1">
          <table:table-cell office:value-type="float" office:value="398.679657">
            <text:p>398,679657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51828">
            <text:p>0,051828</text:p>
          </table:table-cell>
          <table:table-cell office:value-type="float" office:value="-0.872941">
            <text:p>-0,872941</text:p>
          </table:table-cell>
          <table:table-cell table:number-columns-repeated="1019"/>
        </table:table-row>
        <table:table-row table:style-name="ro1">
          <table:table-cell office:value-type="float" office:value="398.679657">
            <text:p>398,67965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1828">
            <text:p>0,051828</text:p>
          </table:table-cell>
          <table:table-cell office:value-type="float" office:value="-0.872941">
            <text:p>-0,872941</text:p>
          </table:table-cell>
          <table:table-cell table:number-columns-repeated="1019"/>
        </table:table-row>
        <table:table-row table:style-name="ro1">
          <table:table-cell office:value-type="float" office:value="393.876282">
            <text:p>393,87628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1204">
            <text:p>0,051204</text:p>
          </table:table-cell>
          <table:table-cell office:value-type="float" office:value="-0.892941">
            <text:p>-0,892941</text:p>
          </table:table-cell>
          <table:table-cell table:number-columns-repeated="1019"/>
        </table:table-row>
        <table:table-row table:style-name="ro1">
          <table:table-cell office:value-type="float" office:value="393.876282">
            <text:p>393,876282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51204">
            <text:p>0,051204</text:p>
          </table:table-cell>
          <table:table-cell office:value-type="float" office:value="-0.892941">
            <text:p>-0,892941</text:p>
          </table:table-cell>
          <table:table-cell table:number-columns-repeated="1019"/>
        </table:table-row>
        <table:table-row table:style-name="ro1">
          <table:table-cell office:value-type="float" office:value="408.286377">
            <text:p>408,286377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53077">
            <text:p>0,053077</text:p>
          </table:table-cell>
          <table:table-cell office:value-type="float" office:value="-0.911765">
            <text:p>-0,911765</text:p>
          </table:table-cell>
          <table:table-cell table:number-columns-repeated="1019"/>
        </table:table-row>
        <table:table-row table:style-name="ro1">
          <table:table-cell office:value-type="float" office:value="408.286377">
            <text:p>408,28637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3077">
            <text:p>0,053077</text:p>
          </table:table-cell>
          <table:table-cell office:value-type="float" office:value="-0.931176">
            <text:p>-0,931176</text:p>
          </table:table-cell>
          <table:table-cell table:number-columns-repeated="1019"/>
        </table:table-row>
        <table:table-row table:style-name="ro1">
          <table:table-cell office:value-type="float" office:value="422.696503">
            <text:p>422,69650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4951">
            <text:p>0,054951</text:p>
          </table:table-cell>
          <table:table-cell office:value-type="float" office:value="-0.931176">
            <text:p>-0,931176</text:p>
          </table:table-cell>
          <table:table-cell table:number-columns-repeated="1019"/>
        </table:table-row>
        <table:table-row table:style-name="ro1">
          <table:table-cell office:value-type="float" office:value="422.696503">
            <text:p>422,69650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4951">
            <text:p>0,054951</text:p>
          </table:table-cell>
          <table:table-cell office:value-type="float" office:value="-0.95">
            <text:p>-0,95</text:p>
          </table:table-cell>
          <table:table-cell table:number-columns-repeated="1019"/>
        </table:table-row>
        <table:table-row table:style-name="ro1">
          <table:table-cell office:value-type="float" office:value="427.499878">
            <text:p>427,49987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5575">
            <text:p>0,055575</text:p>
          </table:table-cell>
          <table:table-cell office:value-type="float" office:value="-0.95">
            <text:p>-0,95</text:p>
          </table:table-cell>
          <table:table-cell table:number-columns-repeated="1019"/>
        </table:table-row>
        <table:table-row table:style-name="ro1">
          <table:table-cell office:value-type="float" office:value="427.499878">
            <text:p>427,49987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5575">
            <text:p>0,055575</text:p>
          </table:table-cell>
          <table:table-cell office:value-type="float" office:value="-0.968824">
            <text:p>-0,968824</text:p>
          </table:table-cell>
          <table:table-cell table:number-columns-repeated="1019"/>
        </table:table-row>
        <table:table-row table:style-name="ro1">
          <table:table-cell office:value-type="float" office:value="417.893127">
            <text:p>417,89312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4326">
            <text:p>0,054326</text:p>
          </table:table-cell>
          <table:table-cell office:value-type="float" office:value="-0.968824">
            <text:p>-0,968824</text:p>
          </table:table-cell>
          <table:table-cell table:number-columns-repeated="1019"/>
        </table:table-row>
        <table:table-row table:style-name="ro1">
          <table:table-cell office:value-type="float" office:value="432.303223">
            <text:p>432,30322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6199">
            <text:p>0,056199</text:p>
          </table:table-cell>
          <table:table-cell office:value-type="float" office:value="-0.988529">
            <text:p>-0,988529</text:p>
          </table:table-cell>
          <table:table-cell table:number-columns-repeated="1019"/>
        </table:table-row>
        <table:table-row table:style-name="ro1">
          <table:table-cell office:value-type="float" office:value="432.303223">
            <text:p>432,30322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6199">
            <text:p>0,056199</text:p>
          </table:table-cell>
          <table:table-cell office:value-type="float" office:value="-0.988529">
            <text:p>-0,988529</text:p>
          </table:table-cell>
          <table:table-cell table:number-columns-repeated="1019"/>
        </table:table-row>
        <table:table-row table:style-name="ro1">
          <table:table-cell office:value-type="float" office:value="446.713348">
            <text:p>446,71334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8073">
            <text:p>0,058073</text:p>
          </table:table-cell>
          <table:table-cell office:value-type="float" office:value="-1.007059">
            <text:p>-1,007059</text:p>
          </table:table-cell>
          <table:table-cell table:number-columns-repeated="1019"/>
        </table:table-row>
        <table:table-row table:style-name="ro1">
          <table:table-cell office:value-type="float" office:value="446.713348">
            <text:p>446,71334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58073">
            <text:p>0,058073</text:p>
          </table:table-cell>
          <table:table-cell office:value-type="float" office:value="-1.007059">
            <text:p>-1,007059</text:p>
          </table:table-cell>
          <table:table-cell table:number-columns-repeated="1019"/>
        </table:table-row>
        <table:table-row table:style-name="ro1">
          <table:table-cell office:value-type="float" office:value="451.516724">
            <text:p>451,51672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58697">
            <text:p>0,058697</text:p>
          </table:table-cell>
          <table:table-cell office:value-type="float" office:value="-1.025882">
            <text:p>-1,025882</text:p>
          </table:table-cell>
          <table:table-cell table:number-columns-repeated="1019"/>
        </table:table-row>
        <table:table-row table:style-name="ro1">
          <table:table-cell office:value-type="float" office:value="451.516724">
            <text:p>451,51672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58697">
            <text:p>0,058697</text:p>
          </table:table-cell>
          <table:table-cell office:value-type="float" office:value="-1.025882">
            <text:p>-1,025882</text:p>
          </table:table-cell>
          <table:table-cell table:number-columns-repeated="1019"/>
        </table:table-row>
        <table:table-row table:style-name="ro1">
          <table:table-cell office:value-type="float" office:value="456.320068">
            <text:p>456,32006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9322">
            <text:p>0,059322</text:p>
          </table:table-cell>
          <table:table-cell office:value-type="float" office:value="-1.045294">
            <text:p>-1,045294</text:p>
          </table:table-cell>
          <table:table-cell table:number-columns-repeated="1019"/>
        </table:table-row>
        <table:table-row table:style-name="ro1">
          <table:table-cell office:value-type="float" office:value="456.320068">
            <text:p>456,32006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9322">
            <text:p>0,059322</text:p>
          </table:table-cell>
          <table:table-cell office:value-type="float" office:value="-1.045294">
            <text:p>-1,045294</text:p>
          </table:table-cell>
          <table:table-cell table:number-columns-repeated="1019"/>
        </table:table-row>
        <table:table-row table:style-name="ro1">
          <table:table-cell office:value-type="float" office:value="470.730194">
            <text:p>470,73019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1195">
            <text:p>0,061195</text:p>
          </table:table-cell>
          <table:table-cell office:value-type="float" office:value="-1.064706">
            <text:p>-1,064706</text:p>
          </table:table-cell>
          <table:table-cell table:number-columns-repeated="1019"/>
        </table:table-row>
        <table:table-row table:style-name="ro1">
          <table:table-cell office:value-type="float" office:value="470.730194">
            <text:p>470,73019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1195">
            <text:p>0,061195</text:p>
          </table:table-cell>
          <table:table-cell office:value-type="float" office:value="-1.064706">
            <text:p>-1,064706</text:p>
          </table:table-cell>
          <table:table-cell table:number-columns-repeated="1019"/>
        </table:table-row>
        <table:table-row table:style-name="ro1">
          <table:table-cell office:value-type="float" office:value="475.533569">
            <text:p>475,53356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61819">
            <text:p>0,061819</text:p>
          </table:table-cell>
          <table:table-cell office:value-type="float" office:value="-1.083529">
            <text:p>-1,083529</text:p>
          </table:table-cell>
          <table:table-cell table:number-columns-repeated="1019"/>
        </table:table-row>
        <table:table-row table:style-name="ro1">
          <table:table-cell office:value-type="float" office:value="475.533569">
            <text:p>475,53356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61819">
            <text:p>0,061819</text:p>
          </table:table-cell>
          <table:table-cell office:value-type="float" office:value="-1.083529">
            <text:p>-1,083529</text:p>
          </table:table-cell>
          <table:table-cell table:number-columns-repeated="1019"/>
        </table:table-row>
        <table:table-row table:style-name="ro1">
          <table:table-cell office:value-type="float" office:value="485.140289">
            <text:p>485,14028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3068">
            <text:p>0,063068</text:p>
          </table:table-cell>
          <table:table-cell office:value-type="float" office:value="-1.103529">
            <text:p>-1,103529</text:p>
          </table:table-cell>
          <table:table-cell table:number-columns-repeated="1019"/>
        </table:table-row>
        <table:table-row table:style-name="ro1">
          <table:table-cell office:value-type="float" office:value="485.140289">
            <text:p>485,14028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3068">
            <text:p>0,063068</text:p>
          </table:table-cell>
          <table:table-cell office:value-type="float" office:value="-1.103529">
            <text:p>-1,103529</text:p>
          </table:table-cell>
          <table:table-cell table:number-columns-repeated="1019"/>
        </table:table-row>
        <table:table-row table:style-name="ro1">
          <table:table-cell office:value-type="float" office:value="494.74704">
            <text:p>494,7470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4317">
            <text:p>0,064317</text:p>
          </table:table-cell>
          <table:table-cell office:value-type="float" office:value="-1.124118">
            <text:p>-1,124118</text:p>
          </table:table-cell>
          <table:table-cell table:number-columns-repeated="1019"/>
        </table:table-row>
        <table:table-row table:style-name="ro1">
          <table:table-cell office:value-type="float" office:value="494.74704">
            <text:p>494,7470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64317">
            <text:p>0,064317</text:p>
          </table:table-cell>
          <table:table-cell office:value-type="float" office:value="-1.124118">
            <text:p>-1,124118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4942">
            <text:p>0,064942</text:p>
          </table:table-cell>
          <table:table-cell office:value-type="float" office:value="-1.142941">
            <text:p>-1,142941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4942">
            <text:p>0,064942</text:p>
          </table:table-cell>
          <table:table-cell office:value-type="float" office:value="-1.142941">
            <text:p>-1,142941</text:p>
          </table:table-cell>
          <table:table-cell table:number-columns-repeated="1019"/>
        </table:table-row>
        <table:table-row table:style-name="ro1">
          <table:table-cell office:value-type="float" office:value="513.96051">
            <text:p>513,9605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66815">
            <text:p>0,066815</text:p>
          </table:table-cell>
          <table:table-cell office:value-type="float" office:value="-1.162941">
            <text:p>-1,162941</text:p>
          </table:table-cell>
          <table:table-cell table:number-columns-repeated="1019"/>
        </table:table-row>
        <table:table-row table:style-name="ro1">
          <table:table-cell office:value-type="float" office:value="513.96051">
            <text:p>513,960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66815">
            <text:p>0,066815</text:p>
          </table:table-cell>
          <table:table-cell office:value-type="float" office:value="-1.162941">
            <text:p>-1,162941</text:p>
          </table:table-cell>
          <table:table-cell table:number-columns-repeated="1019"/>
        </table:table-row>
        <table:table-row table:style-name="ro1">
          <table:table-cell office:value-type="float" office:value="523.567261">
            <text:p>523,56726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68064">
            <text:p>0,068064</text:p>
          </table:table-cell>
          <table:table-cell office:value-type="float" office:value="-1.184412">
            <text:p>-1,184412</text:p>
          </table:table-cell>
          <table:table-cell table:number-columns-repeated="1019"/>
        </table:table-row>
        <table:table-row table:style-name="ro1">
          <table:table-cell office:value-type="float" office:value="523.567261">
            <text:p>523,56726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68064">
            <text:p>0,068064</text:p>
          </table:table-cell>
          <table:table-cell office:value-type="float" office:value="-1.184412">
            <text:p>-1,184412</text:p>
          </table:table-cell>
          <table:table-cell table:number-columns-repeated="1019"/>
        </table:table-row>
        <table:table-row table:style-name="ro1">
          <table:table-cell office:value-type="float" office:value="537.977356">
            <text:p>537,97735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69937">
            <text:p>0,069937</text:p>
          </table:table-cell>
          <table:table-cell office:value-type="float" office:value="-1.203529">
            <text:p>-1,203529</text:p>
          </table:table-cell>
          <table:table-cell table:number-columns-repeated="1019"/>
        </table:table-row>
        <table:table-row table:style-name="ro1">
          <table:table-cell office:value-type="float" office:value="537.977356">
            <text:p>537,97735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9937">
            <text:p>0,069937</text:p>
          </table:table-cell>
          <table:table-cell office:value-type="float" office:value="-1.203529">
            <text:p>-1,203529</text:p>
          </table:table-cell>
          <table:table-cell table:number-columns-repeated="1019"/>
        </table:table-row>
        <table:table-row table:style-name="ro1">
          <table:table-cell office:value-type="float" office:value="528.370605">
            <text:p>528,37060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8688">
            <text:p>0,068688</text:p>
          </table:table-cell>
          <table:table-cell office:value-type="float" office:value="-1.223824">
            <text:p>-1,223824</text:p>
          </table:table-cell>
          <table:table-cell table:number-columns-repeated="1019"/>
        </table:table-row>
        <table:table-row table:style-name="ro1">
          <table:table-cell office:value-type="float" office:value="528.370605">
            <text:p>528,37060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8688">
            <text:p>0,068688</text:p>
          </table:table-cell>
          <table:table-cell office:value-type="float" office:value="-1.223824">
            <text:p>-1,223824</text:p>
          </table:table-cell>
          <table:table-cell table:number-columns-repeated="1019"/>
        </table:table-row>
        <table:table-row table:style-name="ro1">
          <table:table-cell office:value-type="float" office:value="557.190857">
            <text:p>557,19085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2435">
            <text:p>0,072435</text:p>
          </table:table-cell>
          <table:table-cell office:value-type="float" office:value="-1.242941">
            <text:p>-1,242941</text:p>
          </table:table-cell>
          <table:table-cell table:number-columns-repeated="1019"/>
        </table:table-row>
        <table:table-row table:style-name="ro1">
          <table:table-cell office:value-type="float" office:value="557.190857">
            <text:p>557,190857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72435">
            <text:p>0,072435</text:p>
          </table:table-cell>
          <table:table-cell office:value-type="float" office:value="-1.242941">
            <text:p>-1,242941</text:p>
          </table:table-cell>
          <table:table-cell table:number-columns-repeated="1019"/>
        </table:table-row>
        <table:table-row table:style-name="ro1">
          <table:table-cell office:value-type="float" office:value="566.797546">
            <text:p>566,797546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73684">
            <text:p>0,073684</text:p>
          </table:table-cell>
          <table:table-cell office:value-type="float" office:value="-1.261765">
            <text:p>-1,261765</text:p>
          </table:table-cell>
          <table:table-cell table:number-columns-repeated="1019"/>
        </table:table-row>
        <table:table-row table:style-name="ro1">
          <table:table-cell office:value-type="float" office:value="566.797546">
            <text:p>566,797546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073684">
            <text:p>0,073684</text:p>
          </table:table-cell>
          <table:table-cell office:value-type="float" office:value="-1.261765">
            <text:p>-1,261765</text:p>
          </table:table-cell>
          <table:table-cell table:number-columns-repeated="1019"/>
        </table:table-row>
        <table:table-row table:style-name="ro1">
          <table:table-cell office:value-type="float" office:value="571.600952">
            <text:p>571,60095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4308">
            <text:p>0,074308</text:p>
          </table:table-cell>
          <table:table-cell office:value-type="float" office:value="-1.281765">
            <text:p>-1,281765</text:p>
          </table:table-cell>
          <table:table-cell table:number-columns-repeated="1019"/>
        </table:table-row>
        <table:table-row table:style-name="ro1">
          <table:table-cell office:value-type="float" office:value="571.600952">
            <text:p>571,60095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4308">
            <text:p>0,074308</text:p>
          </table:table-cell>
          <table:table-cell office:value-type="float" office:value="-1.300294">
            <text:p>-1,300294</text:p>
          </table:table-cell>
          <table:table-cell table:number-columns-repeated="1019"/>
        </table:table-row>
        <table:table-row table:style-name="ro1">
          <table:table-cell office:value-type="float" office:value="571.600952">
            <text:p>571,60095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4308">
            <text:p>0,074308</text:p>
          </table:table-cell>
          <table:table-cell office:value-type="float" office:value="-1.300294">
            <text:p>-1,300294</text:p>
          </table:table-cell>
          <table:table-cell table:number-columns-repeated="1019"/>
        </table:table-row>
        <table:table-row table:style-name="ro1">
          <table:table-cell office:value-type="float" office:value="571.600952">
            <text:p>571,60095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4308">
            <text:p>0,074308</text:p>
          </table:table-cell>
          <table:table-cell office:value-type="float" office:value="-1.319412">
            <text:p>-1,319412</text:p>
          </table:table-cell>
          <table:table-cell table:number-columns-repeated="1019"/>
        </table:table-row>
        <table:table-row table:style-name="ro1">
          <table:table-cell office:value-type="float" office:value="590.814392">
            <text:p>590,814392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76806">
            <text:p>0,076806</text:p>
          </table:table-cell>
          <table:table-cell office:value-type="float" office:value="-1.319412">
            <text:p>-1,319412</text:p>
          </table:table-cell>
          <table:table-cell table:number-columns-repeated="1019"/>
        </table:table-row>
        <table:table-row table:style-name="ro1">
          <table:table-cell office:value-type="float" office:value="600.421143">
            <text:p>600,42114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78055">
            <text:p>0,078055</text:p>
          </table:table-cell>
          <table:table-cell office:value-type="float" office:value="-1.338529">
            <text:p>-1,338529</text:p>
          </table:table-cell>
          <table:table-cell table:number-columns-repeated="1019"/>
        </table:table-row>
        <table:table-row table:style-name="ro1">
          <table:table-cell office:value-type="float" office:value="600.421143">
            <text:p>600,42114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78055">
            <text:p>0,078055</text:p>
          </table:table-cell>
          <table:table-cell office:value-type="float" office:value="-1.338529">
            <text:p>-1,338529</text:p>
          </table:table-cell>
          <table:table-cell table:number-columns-repeated="1019"/>
        </table:table-row>
        <table:table-row table:style-name="ro1">
          <table:table-cell office:value-type="float" office:value="610.027893">
            <text:p>610,02789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9304">
            <text:p>0,079304</text:p>
          </table:table-cell>
          <table:table-cell office:value-type="float" office:value="-1.357353">
            <text:p>-1,357353</text:p>
          </table:table-cell>
          <table:table-cell table:number-columns-repeated="1019"/>
        </table:table-row>
        <table:table-row table:style-name="ro1">
          <table:table-cell office:value-type="float" office:value="610.027893">
            <text:p>610,02789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79304">
            <text:p>0,079304</text:p>
          </table:table-cell>
          <table:table-cell office:value-type="float" office:value="-1.357353">
            <text:p>-1,357353</text:p>
          </table:table-cell>
          <table:table-cell table:number-columns-repeated="1019"/>
        </table:table-row>
        <table:table-row table:style-name="ro1">
          <table:table-cell office:value-type="float" office:value="610.027893">
            <text:p>610,02789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79304">
            <text:p>0,079304</text:p>
          </table:table-cell>
          <table:table-cell office:value-type="float" office:value="-1.376765">
            <text:p>-1,376765</text:p>
          </table:table-cell>
          <table:table-cell table:number-columns-repeated="1019"/>
        </table:table-row>
        <table:table-row table:style-name="ro1">
          <table:table-cell office:value-type="float" office:value="610.027893">
            <text:p>610,02789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9304">
            <text:p>0,079304</text:p>
          </table:table-cell>
          <table:table-cell office:value-type="float" office:value="-1.376765">
            <text:p>-1,376765</text:p>
          </table:table-cell>
          <table:table-cell table:number-columns-repeated="1019"/>
        </table:table-row>
        <table:table-row table:style-name="ro1">
          <table:table-cell office:value-type="float" office:value="619.634644">
            <text:p>619,634644</text:p>
          </table:table-cell>
          <table:table-cell office:value-type="float" office:value="-0.003254">
            <text:p>-0,003254</text:p>
          </table:table-cell>
          <table:table-cell office:value-type="float" office:value="-0.003219">
            <text:p>-0,003219</text:p>
          </table:table-cell>
          <table:table-cell office:value-type="float" office:value="0.080553">
            <text:p>0,080553</text:p>
          </table:table-cell>
          <table:table-cell office:value-type="float" office:value="-1.396176">
            <text:p>-1,396176</text:p>
          </table:table-cell>
          <table:table-cell table:number-columns-repeated="1019"/>
        </table:table-row>
        <table:table-row table:style-name="ro1">
          <table:table-cell office:value-type="float" office:value="619.634644">
            <text:p>619,634644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80553">
            <text:p>0,080553</text:p>
          </table:table-cell>
          <table:table-cell office:value-type="float" office:value="-1.396176">
            <text:p>-1,396176</text:p>
          </table:table-cell>
          <table:table-cell table:number-columns-repeated="1019"/>
        </table:table-row>
        <table:table-row table:style-name="ro1">
          <table:table-cell office:value-type="float" office:value="658.061584">
            <text:p>658,0615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5548">
            <text:p>0,085548</text:p>
          </table:table-cell>
          <table:table-cell office:value-type="float" office:value="-1.415294">
            <text:p>-1,415294</text:p>
          </table:table-cell>
          <table:table-cell table:number-columns-repeated="1019"/>
        </table:table-row>
        <table:table-row table:style-name="ro1">
          <table:table-cell office:value-type="float" office:value="658.061584">
            <text:p>658,0615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5548">
            <text:p>0,085548</text:p>
          </table:table-cell>
          <table:table-cell office:value-type="float" office:value="-1.415294">
            <text:p>-1,415294</text:p>
          </table:table-cell>
          <table:table-cell table:number-columns-repeated="1019"/>
        </table:table-row>
        <table:table-row table:style-name="ro1">
          <table:table-cell office:value-type="float" office:value="662.86499">
            <text:p>662,8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6172">
            <text:p>0,086172</text:p>
          </table:table-cell>
          <table:table-cell office:value-type="float" office:value="-1.435">
            <text:p>-1,435</text:p>
          </table:table-cell>
          <table:table-cell table:number-columns-repeated="1019"/>
        </table:table-row>
        <table:table-row table:style-name="ro1">
          <table:table-cell office:value-type="float" office:value="662.86499">
            <text:p>662,864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6172">
            <text:p>0,086172</text:p>
          </table:table-cell>
          <table:table-cell office:value-type="float" office:value="-1.435">
            <text:p>-1,435</text:p>
          </table:table-cell>
          <table:table-cell table:number-columns-repeated="1019"/>
        </table:table-row>
        <table:table-row table:style-name="ro1">
          <table:table-cell office:value-type="float" office:value="662.86499">
            <text:p>662,8649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1.453824">
            <text:p>-1,453824</text:p>
          </table:table-cell>
          <table:table-cell table:number-columns-repeated="1019"/>
        </table:table-row>
        <table:table-row table:style-name="ro1">
          <table:table-cell office:value-type="float" office:value="662.86499">
            <text:p>662,8649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86172">
            <text:p>0,086172</text:p>
          </table:table-cell>
          <table:table-cell office:value-type="float" office:value="-1.453824">
            <text:p>-1,453824</text:p>
          </table:table-cell>
          <table:table-cell table:number-columns-repeated="1019"/>
        </table:table-row>
        <table:table-row table:style-name="ro1">
          <table:table-cell office:value-type="float" office:value="672.47168">
            <text:p>672,47168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87421">
            <text:p>0,087421</text:p>
          </table:table-cell>
          <table:table-cell office:value-type="float" office:value="-1.472647">
            <text:p>-1,472647</text:p>
          </table:table-cell>
          <table:table-cell table:number-columns-repeated="1019"/>
        </table:table-row>
        <table:table-row table:style-name="ro1">
          <table:table-cell office:value-type="float" office:value="672.47168">
            <text:p>672,4716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7421">
            <text:p>0,087421</text:p>
          </table:table-cell>
          <table:table-cell office:value-type="float" office:value="-1.472647">
            <text:p>-1,472647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9295">
            <text:p>0,089295</text:p>
          </table:table-cell>
          <table:table-cell office:value-type="float" office:value="-1.492941">
            <text:p>-1,49294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9295">
            <text:p>0,089295</text:p>
          </table:table-cell>
          <table:table-cell office:value-type="float" office:value="-1.492941">
            <text:p>-1,492941</text:p>
          </table:table-cell>
          <table:table-cell table:number-columns-repeated="1019"/>
        </table:table-row>
        <table:table-row table:style-name="ro1">
          <table:table-cell office:value-type="float" office:value="691.685181">
            <text:p>691,68518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89919">
            <text:p>0,089919</text:p>
          </table:table-cell>
          <table:table-cell office:value-type="float" office:value="-1.512941">
            <text:p>-1,512941</text:p>
          </table:table-cell>
          <table:table-cell table:number-columns-repeated="1019"/>
        </table:table-row>
        <table:table-row table:style-name="ro1">
          <table:table-cell office:value-type="float" office:value="691.685181">
            <text:p>691,685181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89919">
            <text:p>0,089919</text:p>
          </table:table-cell>
          <table:table-cell office:value-type="float" office:value="-1.512941">
            <text:p>-1,512941</text:p>
          </table:table-cell>
          <table:table-cell table:number-columns-repeated="1019"/>
        </table:table-row>
        <table:table-row table:style-name="ro1">
          <table:table-cell office:value-type="float" office:value="701.291931">
            <text:p>701,291931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091168">
            <text:p>0,091168</text:p>
          </table:table-cell>
          <table:table-cell office:value-type="float" office:value="-1.532059">
            <text:p>-1,532059</text:p>
          </table:table-cell>
          <table:table-cell table:number-columns-repeated="1019"/>
        </table:table-row>
        <table:table-row table:style-name="ro1">
          <table:table-cell office:value-type="float" office:value="701.291931">
            <text:p>701,29193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1168">
            <text:p>0,091168</text:p>
          </table:table-cell>
          <table:table-cell office:value-type="float" office:value="-1.532059">
            <text:p>-1,532059</text:p>
          </table:table-cell>
          <table:table-cell table:number-columns-repeated="1019"/>
        </table:table-row>
        <table:table-row table:style-name="ro1">
          <table:table-cell office:value-type="float" office:value="710.898682">
            <text:p>710,89868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2417">
            <text:p>0,092417</text:p>
          </table:table-cell>
          <table:table-cell office:value-type="float" office:value="-1.551765">
            <text:p>-1,551765</text:p>
          </table:table-cell>
          <table:table-cell table:number-columns-repeated="1019"/>
        </table:table-row>
        <table:table-row table:style-name="ro1">
          <table:table-cell office:value-type="float" office:value="710.898682">
            <text:p>710,89868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2417">
            <text:p>0,092417</text:p>
          </table:table-cell>
          <table:table-cell office:value-type="float" office:value="-1.551765">
            <text:p>-1,551765</text:p>
          </table:table-cell>
          <table:table-cell table:number-columns-repeated="1019"/>
        </table:table-row>
        <table:table-row table:style-name="ro1">
          <table:table-cell office:value-type="float" office:value="725.308777">
            <text:p>725,30877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429">
            <text:p>0,09429</text:p>
          </table:table-cell>
          <table:table-cell office:value-type="float" office:value="-1.571177">
            <text:p>-1,571177</text:p>
          </table:table-cell>
          <table:table-cell table:number-columns-repeated="1019"/>
        </table:table-row>
        <table:table-row table:style-name="ro1">
          <table:table-cell office:value-type="float" office:value="725.308777">
            <text:p>725,30877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429">
            <text:p>0,09429</text:p>
          </table:table-cell>
          <table:table-cell office:value-type="float" office:value="-1.590294">
            <text:p>-1,590294</text:p>
          </table:table-cell>
          <table:table-cell table:number-columns-repeated="1019"/>
        </table:table-row>
        <table:table-row table:style-name="ro1">
          <table:table-cell office:value-type="float" office:value="734.915527">
            <text:p>734,91552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5539">
            <text:p>0,095539</text:p>
          </table:table-cell>
          <table:table-cell office:value-type="float" office:value="-1.590294">
            <text:p>-1,590294</text:p>
          </table:table-cell>
          <table:table-cell table:number-columns-repeated="1019"/>
        </table:table-row>
        <table:table-row table:style-name="ro1">
          <table:table-cell office:value-type="float" office:value="734.915527">
            <text:p>734,91552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5539">
            <text:p>0,095539</text:p>
          </table:table-cell>
          <table:table-cell office:value-type="float" office:value="-1.608824">
            <text:p>-1,608824</text:p>
          </table:table-cell>
          <table:table-cell table:number-columns-repeated="1019"/>
        </table:table-row>
        <table:table-row table:style-name="ro1">
          <table:table-cell office:value-type="float" office:value="739.718872">
            <text:p>739,71887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96163">
            <text:p>0,096163</text:p>
          </table:table-cell>
          <table:table-cell office:value-type="float" office:value="-1.608824">
            <text:p>-1,608824</text:p>
          </table:table-cell>
          <table:table-cell table:number-columns-repeated="1019"/>
        </table:table-row>
        <table:table-row table:style-name="ro1">
          <table:table-cell office:value-type="float" office:value="758.932373">
            <text:p>758,932373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98661">
            <text:p>0,098661</text:p>
          </table:table-cell>
          <table:table-cell office:value-type="float" office:value="-1.628529">
            <text:p>-1,628529</text:p>
          </table:table-cell>
          <table:table-cell table:number-columns-repeated="1019"/>
        </table:table-row>
        <table:table-row table:style-name="ro1">
          <table:table-cell office:value-type="float" office:value="758.932373">
            <text:p>758,93237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98661">
            <text:p>0,098661</text:p>
          </table:table-cell>
          <table:table-cell office:value-type="float" office:value="-1.628529">
            <text:p>-1,628529</text:p>
          </table:table-cell>
          <table:table-cell table:number-columns-repeated="1019"/>
        </table:table-row>
        <table:table-row table:style-name="ro1">
          <table:table-cell office:value-type="float" office:value="763.735718">
            <text:p>763,735718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99286">
            <text:p>0,099286</text:p>
          </table:table-cell>
          <table:table-cell office:value-type="float" office:value="-1.647059">
            <text:p>-1,647059</text:p>
          </table:table-cell>
          <table:table-cell table:number-columns-repeated="1019"/>
        </table:table-row>
        <table:table-row table:style-name="ro1">
          <table:table-cell office:value-type="float" office:value="763.735718">
            <text:p>763,73571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9286">
            <text:p>0,099286</text:p>
          </table:table-cell>
          <table:table-cell office:value-type="float" office:value="-1.647059">
            <text:p>-1,647059</text:p>
          </table:table-cell>
          <table:table-cell table:number-columns-repeated="1019"/>
        </table:table-row>
        <table:table-row table:style-name="ro1">
          <table:table-cell office:value-type="float" office:value="782.949219">
            <text:p>782,94921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1783">
            <text:p>0,101783</text:p>
          </table:table-cell>
          <table:table-cell office:value-type="float" office:value="-1.666471">
            <text:p>-1,666471</text:p>
          </table:table-cell>
          <table:table-cell table:number-columns-repeated="1019"/>
        </table:table-row>
        <table:table-row table:style-name="ro1">
          <table:table-cell office:value-type="float" office:value="782.949219">
            <text:p>782,94921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1783">
            <text:p>0,101783</text:p>
          </table:table-cell>
          <table:table-cell office:value-type="float" office:value="-1.666471">
            <text:p>-1,666471</text:p>
          </table:table-cell>
          <table:table-cell table:number-columns-repeated="1019"/>
        </table:table-row>
        <table:table-row table:style-name="ro1">
          <table:table-cell office:value-type="float" office:value="787.752563">
            <text:p>787,75256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02408">
            <text:p>0,102408</text:p>
          </table:table-cell>
          <table:table-cell office:value-type="float" office:value="-1.685294">
            <text:p>-1,685294</text:p>
          </table:table-cell>
          <table:table-cell table:number-columns-repeated="1019"/>
        </table:table-row>
        <table:table-row table:style-name="ro1">
          <table:table-cell office:value-type="float" office:value="787.752563">
            <text:p>787,75256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02408">
            <text:p>0,102408</text:p>
          </table:table-cell>
          <table:table-cell office:value-type="float" office:value="-1.685294">
            <text:p>-1,685294</text:p>
          </table:table-cell>
          <table:table-cell table:number-columns-repeated="1019"/>
        </table:table-row>
        <table:table-row table:style-name="ro1">
          <table:table-cell office:value-type="float" office:value="797.359314">
            <text:p>797,35931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3657">
            <text:p>0,103657</text:p>
          </table:table-cell>
          <table:table-cell office:value-type="float" office:value="-1.704412">
            <text:p>-1,704412</text:p>
          </table:table-cell>
          <table:table-cell table:number-columns-repeated="1019"/>
        </table:table-row>
        <table:table-row table:style-name="ro1">
          <table:table-cell office:value-type="float" office:value="797.359314">
            <text:p>797,35931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3657">
            <text:p>0,103657</text:p>
          </table:table-cell>
          <table:table-cell office:value-type="float" office:value="-1.704412">
            <text:p>-1,704412</text:p>
          </table:table-cell>
          <table:table-cell table:number-columns-repeated="1019"/>
        </table:table-row>
        <table:table-row table:style-name="ro1">
          <table:table-cell office:value-type="float" office:value="802.162659">
            <text:p>802,16265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4281">
            <text:p>0,104281</text:p>
          </table:table-cell>
          <table:table-cell office:value-type="float" office:value="-1.723824">
            <text:p>-1,723824</text:p>
          </table:table-cell>
          <table:table-cell table:number-columns-repeated="1019"/>
        </table:table-row>
        <table:table-row table:style-name="ro1">
          <table:table-cell office:value-type="float" office:value="802.162659">
            <text:p>802,16265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4281">
            <text:p>0,104281</text:p>
          </table:table-cell>
          <table:table-cell office:value-type="float" office:value="-1.723824">
            <text:p>-1,723824</text:p>
          </table:table-cell>
          <table:table-cell table:number-columns-repeated="1019"/>
        </table:table-row>
        <table:table-row table:style-name="ro1">
          <table:table-cell office:value-type="float" office:value="806.966064">
            <text:p>806,9660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4906">
            <text:p>0,104906</text:p>
          </table:table-cell>
          <table:table-cell office:value-type="float" office:value="-1.745882">
            <text:p>-1,745882</text:p>
          </table:table-cell>
          <table:table-cell table:number-columns-repeated="1019"/>
        </table:table-row>
        <table:table-row table:style-name="ro1">
          <table:table-cell office:value-type="float" office:value="806.966064">
            <text:p>806,96606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4906">
            <text:p>0,104906</text:p>
          </table:table-cell>
          <table:table-cell office:value-type="float" office:value="-1.745882">
            <text:p>-1,745882</text:p>
          </table:table-cell>
          <table:table-cell table:number-columns-repeated="1019"/>
        </table:table-row>
        <table:table-row table:style-name="ro1">
          <table:table-cell office:value-type="float" office:value="826.179504">
            <text:p>826,17950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7403">
            <text:p>0,107403</text:p>
          </table:table-cell>
          <table:table-cell office:value-type="float" office:value="-1.764706">
            <text:p>-1,764706</text:p>
          </table:table-cell>
          <table:table-cell table:number-columns-repeated="1019"/>
        </table:table-row>
        <table:table-row table:style-name="ro1">
          <table:table-cell office:value-type="float" office:value="826.179504">
            <text:p>826,17950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7403">
            <text:p>0,107403</text:p>
          </table:table-cell>
          <table:table-cell office:value-type="float" office:value="-1.764706">
            <text:p>-1,764706</text:p>
          </table:table-cell>
          <table:table-cell table:number-columns-repeated="1019"/>
        </table:table-row>
        <table:table-row table:style-name="ro1">
          <table:table-cell office:value-type="float" office:value="840.5896">
            <text:p>840,5896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109277">
            <text:p>0,109277</text:p>
          </table:table-cell>
          <table:table-cell office:value-type="float" office:value="-1.784118">
            <text:p>-1,784118</text:p>
          </table:table-cell>
          <table:table-cell table:number-columns-repeated="1019"/>
        </table:table-row>
        <table:table-row table:style-name="ro1">
          <table:table-cell office:value-type="float" office:value="840.5896">
            <text:p>840,589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09277">
            <text:p>0,109277</text:p>
          </table:table-cell>
          <table:table-cell office:value-type="float" office:value="-1.784118">
            <text:p>-1,784118</text:p>
          </table:table-cell>
          <table:table-cell table:number-columns-repeated="1019"/>
        </table:table-row>
        <table:table-row table:style-name="ro1">
          <table:table-cell office:value-type="float" office:value="850.19635">
            <text:p>850,1963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0526">
            <text:p>0,110526</text:p>
          </table:table-cell>
          <table:table-cell office:value-type="float" office:value="-1.803529">
            <text:p>-1,803529</text:p>
          </table:table-cell>
          <table:table-cell table:number-columns-repeated="1019"/>
        </table:table-row>
        <table:table-row table:style-name="ro1">
          <table:table-cell office:value-type="float" office:value="850.19635">
            <text:p>850,1963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0526">
            <text:p>0,110526</text:p>
          </table:table-cell>
          <table:table-cell office:value-type="float" office:value="-1.803529">
            <text:p>-1,803529</text:p>
          </table:table-cell>
          <table:table-cell table:number-columns-repeated="1019"/>
        </table:table-row>
        <table:table-row table:style-name="ro1">
          <table:table-cell office:value-type="float" office:value="859.803101">
            <text:p>859,80310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11774">
            <text:p>0,111774</text:p>
          </table:table-cell>
          <table:table-cell office:value-type="float" office:value="-1.823235">
            <text:p>-1,823235</text:p>
          </table:table-cell>
          <table:table-cell table:number-columns-repeated="1019"/>
        </table:table-row>
        <table:table-row table:style-name="ro1">
          <table:table-cell office:value-type="float" office:value="859.803101">
            <text:p>859,80310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11774">
            <text:p>0,111774</text:p>
          </table:table-cell>
          <table:table-cell office:value-type="float" office:value="-1.823235">
            <text:p>-1,823235</text:p>
          </table:table-cell>
          <table:table-cell table:number-columns-repeated="1019"/>
        </table:table-row>
        <table:table-row table:style-name="ro1">
          <table:table-cell office:value-type="float" office:value="864.606445">
            <text:p>864,60644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2399">
            <text:p>0,112399</text:p>
          </table:table-cell>
          <table:table-cell office:value-type="float" office:value="-1.842647">
            <text:p>-1,842647</text:p>
          </table:table-cell>
          <table:table-cell table:number-columns-repeated="1019"/>
        </table:table-row>
        <table:table-row table:style-name="ro1">
          <table:table-cell office:value-type="float" office:value="864.606445">
            <text:p>864,60644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2399">
            <text:p>0,112399</text:p>
          </table:table-cell>
          <table:table-cell office:value-type="float" office:value="-1.842647">
            <text:p>-1,842647</text:p>
          </table:table-cell>
          <table:table-cell table:number-columns-repeated="1019"/>
        </table:table-row>
        <table:table-row table:style-name="ro1">
          <table:table-cell office:value-type="float" office:value="893.426697">
            <text:p>893,426697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16145">
            <text:p>0,116145</text:p>
          </table:table-cell>
          <table:table-cell office:value-type="float" office:value="-1.861471">
            <text:p>-1,861471</text:p>
          </table:table-cell>
          <table:table-cell table:number-columns-repeated="1019"/>
        </table:table-row>
        <table:table-row table:style-name="ro1">
          <table:table-cell office:value-type="float" office:value="893.426697">
            <text:p>893,42669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6145">
            <text:p>0,116145</text:p>
          </table:table-cell>
          <table:table-cell office:value-type="float" office:value="-1.861471">
            <text:p>-1,861471</text:p>
          </table:table-cell>
          <table:table-cell table:number-columns-repeated="1019"/>
        </table:table-row>
        <table:table-row table:style-name="ro1">
          <table:table-cell office:value-type="float" office:value="893.426697">
            <text:p>893,42669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6145">
            <text:p>0,116145</text:p>
          </table:table-cell>
          <table:table-cell office:value-type="float" office:value="-1.881176">
            <text:p>-1,881176</text:p>
          </table:table-cell>
          <table:table-cell table:number-columns-repeated="1019"/>
        </table:table-row>
        <table:table-row table:style-name="ro1">
          <table:table-cell office:value-type="float" office:value="893.426697">
            <text:p>893,42669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6145">
            <text:p>0,116145</text:p>
          </table:table-cell>
          <table:table-cell office:value-type="float" office:value="-1.9">
            <text:p>-1,9</text:p>
          </table:table-cell>
          <table:table-cell table:number-columns-repeated="1019"/>
        </table:table-row>
        <table:table-row table:style-name="ro1">
          <table:table-cell office:value-type="float" office:value="903.033447">
            <text:p>903,033447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17394">
            <text:p>0,117394</text:p>
          </table:table-cell>
          <table:table-cell office:value-type="float" office:value="-1.9">
            <text:p>-1,9</text:p>
          </table:table-cell>
          <table:table-cell table:number-columns-repeated="1019"/>
        </table:table-row>
        <table:table-row table:style-name="ro1">
          <table:table-cell office:value-type="float" office:value="903.033447">
            <text:p>903,03344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17394">
            <text:p>0,117394</text:p>
          </table:table-cell>
          <table:table-cell office:value-type="float" office:value="-1.919118">
            <text:p>-1,919118</text:p>
          </table:table-cell>
          <table:table-cell table:number-columns-repeated="1019"/>
        </table:table-row>
        <table:table-row table:style-name="ro1">
          <table:table-cell office:value-type="float" office:value="917.443542">
            <text:p>917,44354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19268">
            <text:p>0,119268</text:p>
          </table:table-cell>
          <table:table-cell office:value-type="float" office:value="-1.919118">
            <text:p>-1,919118</text:p>
          </table:table-cell>
          <table:table-cell table:number-columns-repeated="1019"/>
        </table:table-row>
        <table:table-row table:style-name="ro1">
          <table:table-cell office:value-type="float" office:value="922.246887">
            <text:p>922,24688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19892">
            <text:p>0,119892</text:p>
          </table:table-cell>
          <table:table-cell office:value-type="float" office:value="-1.938235">
            <text:p>-1,938235</text:p>
          </table:table-cell>
          <table:table-cell table:number-columns-repeated="1019"/>
        </table:table-row>
        <table:table-row table:style-name="ro1">
          <table:table-cell office:value-type="float" office:value="922.246887">
            <text:p>922,24688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9892">
            <text:p>0,119892</text:p>
          </table:table-cell>
          <table:table-cell office:value-type="float" office:value="-1.938235">
            <text:p>-1,938235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21765">
            <text:p>0,121765</text:p>
          </table:table-cell>
          <table:table-cell office:value-type="float" office:value="-1.957353">
            <text:p>-1,957353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21765">
            <text:p>0,121765</text:p>
          </table:table-cell>
          <table:table-cell office:value-type="float" office:value="-1.957353">
            <text:p>-1,957353</text:p>
          </table:table-cell>
          <table:table-cell table:number-columns-repeated="1019"/>
        </table:table-row>
        <table:table-row table:style-name="ro1">
          <table:table-cell office:value-type="float" office:value="941.460388">
            <text:p>941,46038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239">
            <text:p>0,12239</text:p>
          </table:table-cell>
          <table:table-cell office:value-type="float" office:value="-1.976765">
            <text:p>-1,976765</text:p>
          </table:table-cell>
          <table:table-cell table:number-columns-repeated="1019"/>
        </table:table-row>
        <table:table-row table:style-name="ro1">
          <table:table-cell office:value-type="float" office:value="941.460388">
            <text:p>941,460388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2239">
            <text:p>0,12239</text:p>
          </table:table-cell>
          <table:table-cell office:value-type="float" office:value="-1.976765">
            <text:p>-1,976765</text:p>
          </table:table-cell>
          <table:table-cell table:number-columns-repeated="1019"/>
        </table:table-row>
        <table:table-row table:style-name="ro1">
          <table:table-cell office:value-type="float" office:value="951.067139">
            <text:p>951,06713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3639">
            <text:p>0,123639</text:p>
          </table:table-cell>
          <table:table-cell office:value-type="float" office:value="-1.995294">
            <text:p>-1,995294</text:p>
          </table:table-cell>
          <table:table-cell table:number-columns-repeated="1019"/>
        </table:table-row>
        <table:table-row table:style-name="ro1">
          <table:table-cell office:value-type="float" office:value="951.067139">
            <text:p>951,06713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23639">
            <text:p>0,123639</text:p>
          </table:table-cell>
          <table:table-cell office:value-type="float" office:value="-1.995294">
            <text:p>-1,995294</text:p>
          </table:table-cell>
          <table:table-cell table:number-columns-repeated="1019"/>
        </table:table-row>
        <table:table-row table:style-name="ro1">
          <table:table-cell office:value-type="float" office:value="955.870483">
            <text:p>955,87048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24263">
            <text:p>0,124263</text:p>
          </table:table-cell>
          <table:table-cell office:value-type="float" office:value="-2.014706">
            <text:p>-2,014706</text:p>
          </table:table-cell>
          <table:table-cell table:number-columns-repeated="1019"/>
        </table:table-row>
        <table:table-row table:style-name="ro1">
          <table:table-cell office:value-type="float" office:value="955.870483">
            <text:p>955,870483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124263">
            <text:p>0,124263</text:p>
          </table:table-cell>
          <table:table-cell office:value-type="float" office:value="-2.014706">
            <text:p>-2,014706</text:p>
          </table:table-cell>
          <table:table-cell table:number-columns-repeated="1019"/>
        </table:table-row>
        <table:table-row table:style-name="ro1">
          <table:table-cell office:value-type="float" office:value="970.280579">
            <text:p>970,28057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26136">
            <text:p>0,126136</text:p>
          </table:table-cell>
          <table:table-cell office:value-type="float" office:value="-2.033235">
            <text:p>-2,033235</text:p>
          </table:table-cell>
          <table:table-cell table:number-columns-repeated="1019"/>
        </table:table-row>
        <table:table-row table:style-name="ro1">
          <table:table-cell office:value-type="float" office:value="970.280579">
            <text:p>970,2805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6136">
            <text:p>0,126136</text:p>
          </table:table-cell>
          <table:table-cell office:value-type="float" office:value="-2.033235">
            <text:p>-2,033235</text:p>
          </table:table-cell>
          <table:table-cell table:number-columns-repeated="1019"/>
        </table:table-row>
        <table:table-row table:style-name="ro1">
          <table:table-cell office:value-type="float" office:value="984.690674">
            <text:p>984,690674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2801">
            <text:p>0,12801</text:p>
          </table:table-cell>
          <table:table-cell office:value-type="float" office:value="-2.052941">
            <text:p>-2,052941</text:p>
          </table:table-cell>
          <table:table-cell table:number-columns-repeated="1019"/>
        </table:table-row>
        <table:table-row table:style-name="ro1">
          <table:table-cell office:value-type="float" office:value="984.690674">
            <text:p>984,690674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12801">
            <text:p>0,12801</text:p>
          </table:table-cell>
          <table:table-cell office:value-type="float" office:value="-2.052941">
            <text:p>-2,052941</text:p>
          </table:table-cell>
          <table:table-cell table:number-columns-repeated="1019"/>
        </table:table-row>
        <table:table-row table:style-name="ro1">
          <table:table-cell office:value-type="float" office:value="989.49408">
            <text:p>989,4940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28634">
            <text:p>0,128634</text:p>
          </table:table-cell>
          <table:table-cell office:value-type="float" office:value="-2.072353">
            <text:p>-2,072353</text:p>
          </table:table-cell>
          <table:table-cell table:number-columns-repeated="1019"/>
        </table:table-row>
        <table:table-row table:style-name="ro1">
          <table:table-cell office:value-type="float" office:value="989.49408">
            <text:p>989,494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8634">
            <text:p>0,128634</text:p>
          </table:table-cell>
          <table:table-cell office:value-type="float" office:value="-2.072353">
            <text:p>-2,072353</text:p>
          </table:table-cell>
          <table:table-cell table:number-columns-repeated="1019"/>
        </table:table-row>
        <table:table-row table:style-name="ro1">
          <table:table-cell office:value-type="float" office:value="1003.904175">
            <text:p>1003,90417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30508">
            <text:p>0,130508</text:p>
          </table:table-cell>
          <table:table-cell office:value-type="float" office:value="-2.092647">
            <text:p>-2,092647</text:p>
          </table:table-cell>
          <table:table-cell table:number-columns-repeated="1019"/>
        </table:table-row>
        <table:table-row table:style-name="ro1">
          <table:table-cell office:value-type="float" office:value="1003.904175">
            <text:p>1003,90417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30508">
            <text:p>0,130508</text:p>
          </table:table-cell>
          <table:table-cell office:value-type="float" office:value="-2.092647">
            <text:p>-2,092647</text:p>
          </table:table-cell>
          <table:table-cell table:number-columns-repeated="1019"/>
        </table:table-row>
        <table:table-row table:style-name="ro1">
          <table:table-cell office:value-type="float" office:value="1003.904175">
            <text:p>1003,90417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30508">
            <text:p>0,130508</text:p>
          </table:table-cell>
          <table:table-cell office:value-type="float" office:value="-2.114412">
            <text:p>-2,114412</text:p>
          </table:table-cell>
          <table:table-cell table:number-columns-repeated="1019"/>
        </table:table-row>
        <table:table-row table:style-name="ro1">
          <table:table-cell office:value-type="float" office:value="1003.904175">
            <text:p>1003,90417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30508">
            <text:p>0,130508</text:p>
          </table:table-cell>
          <table:table-cell office:value-type="float" office:value="-2.114412">
            <text:p>-2,114412</text:p>
          </table:table-cell>
          <table:table-cell table:number-columns-repeated="1019"/>
        </table:table-row>
        <table:table-row table:style-name="ro1">
          <table:table-cell office:value-type="float" office:value="1013.510925">
            <text:p>1013,510925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31756">
            <text:p>0,131756</text:p>
          </table:table-cell>
          <table:table-cell office:value-type="float" office:value="-2.132941">
            <text:p>-2,132941</text:p>
          </table:table-cell>
          <table:table-cell table:number-columns-repeated="1019"/>
        </table:table-row>
        <table:table-row table:style-name="ro1">
          <table:table-cell office:value-type="float" office:value="1013.510925">
            <text:p>1013,510925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131756">
            <text:p>0,131756</text:p>
          </table:table-cell>
          <table:table-cell office:value-type="float" office:value="-2.132941">
            <text:p>-2,132941</text:p>
          </table:table-cell>
          <table:table-cell table:number-columns-repeated="1019"/>
        </table:table-row>
        <table:table-row table:style-name="ro1">
          <table:table-cell office:value-type="float" office:value="1027.921021">
            <text:p>1027,92102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363">
            <text:p>0,13363</text:p>
          </table:table-cell>
          <table:table-cell office:value-type="float" office:value="-2.152941">
            <text:p>-2,152941</text:p>
          </table:table-cell>
          <table:table-cell table:number-columns-repeated="1019"/>
        </table:table-row>
        <table:table-row table:style-name="ro1">
          <table:table-cell office:value-type="float" office:value="1027.921021">
            <text:p>1027,92102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3363">
            <text:p>0,13363</text:p>
          </table:table-cell>
          <table:table-cell office:value-type="float" office:value="-2.152941">
            <text:p>-2,152941</text:p>
          </table:table-cell>
          <table:table-cell table:number-columns-repeated="1019"/>
        </table:table-row>
        <table:table-row table:style-name="ro1">
          <table:table-cell office:value-type="float" office:value="1042.331177">
            <text:p>1042,33117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35503">
            <text:p>0,135503</text:p>
          </table:table-cell>
          <table:table-cell office:value-type="float" office:value="-2.172353">
            <text:p>-2,172353</text:p>
          </table:table-cell>
          <table:table-cell table:number-columns-repeated="1019"/>
        </table:table-row>
        <table:table-row table:style-name="ro1">
          <table:table-cell office:value-type="float" office:value="1042.331177">
            <text:p>1042,33117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5503">
            <text:p>0,135503</text:p>
          </table:table-cell>
          <table:table-cell office:value-type="float" office:value="-2.172353">
            <text:p>-2,172353</text:p>
          </table:table-cell>
          <table:table-cell table:number-columns-repeated="1019"/>
        </table:table-row>
        <table:table-row table:style-name="ro1">
          <table:table-cell office:value-type="float" office:value="1051.937866">
            <text:p>1051,9378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6752">
            <text:p>0,136752</text:p>
          </table:table-cell>
          <table:table-cell office:value-type="float" office:value="-2.192647">
            <text:p>-2,192647</text:p>
          </table:table-cell>
          <table:table-cell table:number-columns-repeated="1019"/>
        </table:table-row>
        <table:table-row table:style-name="ro1">
          <table:table-cell office:value-type="float" office:value="1051.937866">
            <text:p>1051,93786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36752">
            <text:p>0,136752</text:p>
          </table:table-cell>
          <table:table-cell office:value-type="float" office:value="-2.192647">
            <text:p>-2,192647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38001">
            <text:p>0,138001</text:p>
          </table:table-cell>
          <table:table-cell office:value-type="float" office:value="-2.212647">
            <text:p>-2,212647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8001">
            <text:p>0,138001</text:p>
          </table:table-cell>
          <table:table-cell office:value-type="float" office:value="-2.212647">
            <text:p>-2,212647</text:p>
          </table:table-cell>
          <table:table-cell table:number-columns-repeated="1019"/>
        </table:table-row>
        <table:table-row table:style-name="ro1">
          <table:table-cell office:value-type="float" office:value="1085.561401">
            <text:p>1085,5614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41123">
            <text:p>0,141123</text:p>
          </table:table-cell>
          <table:table-cell office:value-type="float" office:value="-2.232941">
            <text:p>-2,232941</text:p>
          </table:table-cell>
          <table:table-cell table:number-columns-repeated="1019"/>
        </table:table-row>
        <table:table-row table:style-name="ro1">
          <table:table-cell office:value-type="float" office:value="1085.561401">
            <text:p>1085,56140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41123">
            <text:p>0,141123</text:p>
          </table:table-cell>
          <table:table-cell office:value-type="float" office:value="-2.232941">
            <text:p>-2,232941</text:p>
          </table:table-cell>
          <table:table-cell table:number-columns-repeated="1019"/>
        </table:table-row>
        <table:table-row table:style-name="ro1">
          <table:table-cell office:value-type="float" office:value="1080.758057">
            <text:p>1080,75805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40499">
            <text:p>0,140499</text:p>
          </table:table-cell>
          <table:table-cell office:value-type="float" office:value="-2.252647">
            <text:p>-2,252647</text:p>
          </table:table-cell>
          <table:table-cell table:number-columns-repeated="1019"/>
        </table:table-row>
        <table:table-row table:style-name="ro1">
          <table:table-cell office:value-type="float" office:value="1080.758057">
            <text:p>1080,75805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40499">
            <text:p>0,140499</text:p>
          </table:table-cell>
          <table:table-cell office:value-type="float" office:value="-2.252647">
            <text:p>-2,252647</text:p>
          </table:table-cell>
          <table:table-cell table:number-columns-repeated="1019"/>
        </table:table-row>
        <table:table-row table:style-name="ro1">
          <table:table-cell office:value-type="float" office:value="1095.168213">
            <text:p>1095,16821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42372">
            <text:p>0,142372</text:p>
          </table:table-cell>
          <table:table-cell office:value-type="float" office:value="-2.272353">
            <text:p>-2,272353</text:p>
          </table:table-cell>
          <table:table-cell table:number-columns-repeated="1019"/>
        </table:table-row>
        <table:table-row table:style-name="ro1">
          <table:table-cell office:value-type="float" office:value="1095.168213">
            <text:p>1095,16821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42372">
            <text:p>0,142372</text:p>
          </table:table-cell>
          <table:table-cell office:value-type="float" office:value="-2.272353">
            <text:p>-2,272353</text:p>
          </table:table-cell>
          <table:table-cell table:number-columns-repeated="1019"/>
        </table:table-row>
        <table:table-row table:style-name="ro1">
          <table:table-cell office:value-type="float" office:value="1099.971558">
            <text:p>1099,971558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42996">
            <text:p>0,142996</text:p>
          </table:table-cell>
          <table:table-cell office:value-type="float" office:value="-2.291765">
            <text:p>-2,291765</text:p>
          </table:table-cell>
          <table:table-cell table:number-columns-repeated="1019"/>
        </table:table-row>
        <table:table-row table:style-name="ro1">
          <table:table-cell office:value-type="float" office:value="1099.971558">
            <text:p>1099,971558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42996">
            <text:p>0,142996</text:p>
          </table:table-cell>
          <table:table-cell office:value-type="float" office:value="-2.291765">
            <text:p>-2,291765</text:p>
          </table:table-cell>
          <table:table-cell table:number-columns-repeated="1019"/>
        </table:table-row>
        <table:table-row table:style-name="ro1">
          <table:table-cell office:value-type="float" office:value="1114.381714">
            <text:p>1114,381714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4487">
            <text:p>0,14487</text:p>
          </table:table-cell>
          <table:table-cell office:value-type="float" office:value="-2.311177">
            <text:p>-2,311177</text:p>
          </table:table-cell>
          <table:table-cell table:number-columns-repeated="1019"/>
        </table:table-row>
        <table:table-row table:style-name="ro1">
          <table:table-cell office:value-type="float" office:value="1114.381714">
            <text:p>1114,381714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14487">
            <text:p>0,14487</text:p>
          </table:table-cell>
          <table:table-cell office:value-type="float" office:value="-2.329706">
            <text:p>-2,329706</text:p>
          </table:table-cell>
          <table:table-cell table:number-columns-repeated="1019"/>
        </table:table-row>
        <table:table-row table:style-name="ro1">
          <table:table-cell office:value-type="float" office:value="1133.595093">
            <text:p>1133,595093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147367">
            <text:p>0,147367</text:p>
          </table:table-cell>
          <table:table-cell office:value-type="float" office:value="-2.329706">
            <text:p>-2,329706</text:p>
          </table:table-cell>
          <table:table-cell table:number-columns-repeated="1019"/>
        </table:table-row>
        <table:table-row table:style-name="ro1">
          <table:table-cell office:value-type="float" office:value="1133.595093">
            <text:p>1133,59509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47367">
            <text:p>0,147367</text:p>
          </table:table-cell>
          <table:table-cell office:value-type="float" office:value="-2.348824">
            <text:p>-2,348824</text:p>
          </table:table-cell>
          <table:table-cell table:number-columns-repeated="1019"/>
        </table:table-row>
        <table:table-row table:style-name="ro1">
          <table:table-cell office:value-type="float" office:value="1128.791748">
            <text:p>1128,79174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46743">
            <text:p>0,146743</text:p>
          </table:table-cell>
          <table:table-cell office:value-type="float" office:value="-2.348824">
            <text:p>-2,348824</text:p>
          </table:table-cell>
          <table:table-cell table:number-columns-repeated="1019"/>
        </table:table-row>
        <table:table-row table:style-name="ro1">
          <table:table-cell office:value-type="float" office:value="1128.791748">
            <text:p>1128,79174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46743">
            <text:p>0,146743</text:p>
          </table:table-cell>
          <table:table-cell office:value-type="float" office:value="-2.368529">
            <text:p>-2,368529</text:p>
          </table:table-cell>
          <table:table-cell table:number-columns-repeated="1019"/>
        </table:table-row>
        <table:table-row table:style-name="ro1">
          <table:table-cell office:value-type="float" office:value="1148.005249">
            <text:p>1148,0052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49241">
            <text:p>0,149241</text:p>
          </table:table-cell>
          <table:table-cell office:value-type="float" office:value="-2.368529">
            <text:p>-2,368529</text:p>
          </table:table-cell>
          <table:table-cell table:number-columns-repeated="1019"/>
        </table:table-row>
        <table:table-row table:style-name="ro1">
          <table:table-cell office:value-type="float" office:value="1162.415405">
            <text:p>1162,41540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51114">
            <text:p>0,151114</text:p>
          </table:table-cell>
          <table:table-cell office:value-type="float" office:value="-2.387353">
            <text:p>-2,387353</text:p>
          </table:table-cell>
          <table:table-cell table:number-columns-repeated="1019"/>
        </table:table-row>
        <table:table-row table:style-name="ro1">
          <table:table-cell office:value-type="float" office:value="1162.415405">
            <text:p>1162,415405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51114">
            <text:p>0,151114</text:p>
          </table:table-cell>
          <table:table-cell office:value-type="float" office:value="-2.387353">
            <text:p>-2,387353</text:p>
          </table:table-cell>
          <table:table-cell table:number-columns-repeated="1019"/>
        </table:table-row>
        <table:table-row table:style-name="ro1">
          <table:table-cell office:value-type="float" office:value="1167.21875">
            <text:p>1167,2187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1738">
            <text:p>0,151738</text:p>
          </table:table-cell>
          <table:table-cell office:value-type="float" office:value="-2.406765">
            <text:p>-2,406765</text:p>
          </table:table-cell>
          <table:table-cell table:number-columns-repeated="1019"/>
        </table:table-row>
        <table:table-row table:style-name="ro1">
          <table:table-cell office:value-type="float" office:value="1167.21875">
            <text:p>1167,2187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1738">
            <text:p>0,151738</text:p>
          </table:table-cell>
          <table:table-cell office:value-type="float" office:value="-2.406765">
            <text:p>-2,406765</text:p>
          </table:table-cell>
          <table:table-cell table:number-columns-repeated="1019"/>
        </table:table-row>
        <table:table-row table:style-name="ro1">
          <table:table-cell office:value-type="float" office:value="1176.825439">
            <text:p>1176,82543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2987">
            <text:p>0,152987</text:p>
          </table:table-cell>
          <table:table-cell office:value-type="float" office:value="-2.425882">
            <text:p>-2,425882</text:p>
          </table:table-cell>
          <table:table-cell table:number-columns-repeated="1019"/>
        </table:table-row>
        <table:table-row table:style-name="ro1">
          <table:table-cell office:value-type="float" office:value="1176.825439">
            <text:p>1176,82543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2987">
            <text:p>0,152987</text:p>
          </table:table-cell>
          <table:table-cell office:value-type="float" office:value="-2.425882">
            <text:p>-2,425882</text:p>
          </table:table-cell>
          <table:table-cell table:number-columns-repeated="1019"/>
        </table:table-row>
        <table:table-row table:style-name="ro1">
          <table:table-cell office:value-type="float" office:value="1181.628784">
            <text:p>1181,6287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3612">
            <text:p>0,153612</text:p>
          </table:table-cell>
          <table:table-cell office:value-type="float" office:value="-2.444706">
            <text:p>-2,444706</text:p>
          </table:table-cell>
          <table:table-cell table:number-columns-repeated="1019"/>
        </table:table-row>
        <table:table-row table:style-name="ro1">
          <table:table-cell office:value-type="float" office:value="1181.628784">
            <text:p>1181,62878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53612">
            <text:p>0,153612</text:p>
          </table:table-cell>
          <table:table-cell office:value-type="float" office:value="-2.444706">
            <text:p>-2,444706</text:p>
          </table:table-cell>
          <table:table-cell table:number-columns-repeated="1019"/>
        </table:table-row>
        <table:table-row table:style-name="ro1">
          <table:table-cell office:value-type="float" office:value="1196.03894">
            <text:p>1196,0389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5485">
            <text:p>0,155485</text:p>
          </table:table-cell>
          <table:table-cell office:value-type="float" office:value="-2.463824">
            <text:p>-2,463824</text:p>
          </table:table-cell>
          <table:table-cell table:number-columns-repeated="1019"/>
        </table:table-row>
        <table:table-row table:style-name="ro1">
          <table:table-cell office:value-type="float" office:value="1196.03894">
            <text:p>1196,0389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55485">
            <text:p>0,155485</text:p>
          </table:table-cell>
          <table:table-cell office:value-type="float" office:value="-2.463824">
            <text:p>-2,463824</text:p>
          </table:table-cell>
          <table:table-cell table:number-columns-repeated="1019"/>
        </table:table-row>
        <table:table-row table:style-name="ro1">
          <table:table-cell office:value-type="float" office:value="1200.842285">
            <text:p>1200,84228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6109">
            <text:p>0,156109</text:p>
          </table:table-cell>
          <table:table-cell office:value-type="float" office:value="-2.483235">
            <text:p>-2,483235</text:p>
          </table:table-cell>
          <table:table-cell table:number-columns-repeated="1019"/>
        </table:table-row>
        <table:table-row table:style-name="ro1">
          <table:table-cell office:value-type="float" office:value="1200.842285">
            <text:p>1200,84228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6109">
            <text:p>0,156109</text:p>
          </table:table-cell>
          <table:table-cell office:value-type="float" office:value="-2.483235">
            <text:p>-2,483235</text:p>
          </table:table-cell>
          <table:table-cell table:number-columns-repeated="1019"/>
        </table:table-row>
        <table:table-row table:style-name="ro1">
          <table:table-cell office:value-type="float" office:value="1220.055786">
            <text:p>1220,055786</text:p>
          </table:table-cell>
          <table:table-cell office:value-type="float" office:value="-0.003261">
            <text:p>-0,003261</text:p>
          </table:table-cell>
          <table:table-cell office:value-type="float" office:value="-0.003223">
            <text:p>-0,003223</text:p>
          </table:table-cell>
          <table:table-cell office:value-type="float" office:value="0.158607">
            <text:p>0,158607</text:p>
          </table:table-cell>
          <table:table-cell office:value-type="float" office:value="-2.504118">
            <text:p>-2,504118</text:p>
          </table:table-cell>
          <table:table-cell table:number-columns-repeated="1019"/>
        </table:table-row>
        <table:table-row table:style-name="ro1">
          <table:table-cell office:value-type="float" office:value="1220.055786">
            <text:p>1220,05578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8607">
            <text:p>0,158607</text:p>
          </table:table-cell>
          <table:table-cell office:value-type="float" office:value="-2.504118">
            <text:p>-2,504118</text:p>
          </table:table-cell>
          <table:table-cell table:number-columns-repeated="1019"/>
        </table:table-row>
        <table:table-row table:style-name="ro1">
          <table:table-cell office:value-type="float" office:value="1229.662476">
            <text:p>1229,66247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2.523235">
            <text:p>-2,523235</text:p>
          </table:table-cell>
          <table:table-cell table:number-columns-repeated="1019"/>
        </table:table-row>
        <table:table-row table:style-name="ro1">
          <table:table-cell office:value-type="float" office:value="1229.662476">
            <text:p>1229,66247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2.523235">
            <text:p>-2,523235</text:p>
          </table:table-cell>
          <table:table-cell table:number-columns-repeated="1019"/>
        </table:table-row>
        <table:table-row table:style-name="ro1">
          <table:table-cell office:value-type="float" office:value="1239.269287">
            <text:p>1239,26928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2.542647">
            <text:p>-2,542647</text:p>
          </table:table-cell>
          <table:table-cell table:number-columns-repeated="1019"/>
        </table:table-row>
        <table:table-row table:style-name="ro1">
          <table:table-cell office:value-type="float" office:value="1239.269287">
            <text:p>1239,26928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2.542647">
            <text:p>-2,542647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2354">
            <text:p>0,162354</text:p>
          </table:table-cell>
          <table:table-cell office:value-type="float" office:value="-2.561765">
            <text:p>-2,561765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162354">
            <text:p>0,162354</text:p>
          </table:table-cell>
          <table:table-cell office:value-type="float" office:value="-2.561765">
            <text:p>-2,561765</text:p>
          </table:table-cell>
          <table:table-cell table:number-columns-repeated="1019"/>
        </table:table-row>
        <table:table-row table:style-name="ro1">
          <table:table-cell office:value-type="float" office:value="1263.286133">
            <text:p>1263,28613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4227">
            <text:p>0,164227</text:p>
          </table:table-cell>
          <table:table-cell office:value-type="float" office:value="-2.58147">
            <text:p>-2,58147</text:p>
          </table:table-cell>
          <table:table-cell table:number-columns-repeated="1019"/>
        </table:table-row>
        <table:table-row table:style-name="ro1">
          <table:table-cell office:value-type="float" office:value="1263.286133">
            <text:p>1263,28613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4227">
            <text:p>0,164227</text:p>
          </table:table-cell>
          <table:table-cell office:value-type="float" office:value="-2.58147">
            <text:p>-2,58147</text:p>
          </table:table-cell>
          <table:table-cell table:number-columns-repeated="1019"/>
        </table:table-row>
        <table:table-row table:style-name="ro1">
          <table:table-cell office:value-type="float" office:value="1263.286133">
            <text:p>1263,28613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64227">
            <text:p>0,164227</text:p>
          </table:table-cell>
          <table:table-cell office:value-type="float" office:value="-2.600294">
            <text:p>-2,600294</text:p>
          </table:table-cell>
          <table:table-cell table:number-columns-repeated="1019"/>
        </table:table-row>
        <table:table-row table:style-name="ro1">
          <table:table-cell office:value-type="float" office:value="1263.286133">
            <text:p>1263,28613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64227">
            <text:p>0,164227</text:p>
          </table:table-cell>
          <table:table-cell office:value-type="float" office:value="-2.619412">
            <text:p>-2,619412</text:p>
          </table:table-cell>
          <table:table-cell table:number-columns-repeated="1019"/>
        </table:table-row>
        <table:table-row table:style-name="ro1">
          <table:table-cell office:value-type="float" office:value="1282.499634">
            <text:p>1282,49963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66725">
            <text:p>0,166725</text:p>
          </table:table-cell>
          <table:table-cell office:value-type="float" office:value="-2.619412">
            <text:p>-2,619412</text:p>
          </table:table-cell>
          <table:table-cell table:number-columns-repeated="1019"/>
        </table:table-row>
        <table:table-row table:style-name="ro1">
          <table:table-cell office:value-type="float" office:value="1282.499634">
            <text:p>1282,49963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66725">
            <text:p>0,166725</text:p>
          </table:table-cell>
          <table:table-cell office:value-type="float" office:value="-2.638529">
            <text:p>-2,638529</text:p>
          </table:table-cell>
          <table:table-cell table:number-columns-repeated="1019"/>
        </table:table-row>
        <table:table-row table:style-name="ro1">
          <table:table-cell office:value-type="float" office:value="1287.302979">
            <text:p>1287,30297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67349">
            <text:p>0,167349</text:p>
          </table:table-cell>
          <table:table-cell office:value-type="float" office:value="-2.638529">
            <text:p>-2,638529</text:p>
          </table:table-cell>
          <table:table-cell table:number-columns-repeated="1019"/>
        </table:table-row>
        <table:table-row table:style-name="ro1">
          <table:table-cell office:value-type="float" office:value="1287.302979">
            <text:p>1287,30297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67349">
            <text:p>0,167349</text:p>
          </table:table-cell>
          <table:table-cell office:value-type="float" office:value="-2.657647">
            <text:p>-2,657647</text:p>
          </table:table-cell>
          <table:table-cell table:number-columns-repeated="1019"/>
        </table:table-row>
        <table:table-row table:style-name="ro1">
          <table:table-cell office:value-type="float" office:value="1287.302979">
            <text:p>1287,3029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7349">
            <text:p>0,167349</text:p>
          </table:table-cell>
          <table:table-cell office:value-type="float" office:value="-2.657647">
            <text:p>-2,657647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70472">
            <text:p>0,170472</text:p>
          </table:table-cell>
          <table:table-cell office:value-type="float" office:value="-2.676471">
            <text:p>-2,676471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70472">
            <text:p>0,170472</text:p>
          </table:table-cell>
          <table:table-cell office:value-type="float" office:value="-2.676471">
            <text:p>-2,676471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70472">
            <text:p>0,170472</text:p>
          </table:table-cell>
          <table:table-cell office:value-type="float" office:value="-2.695588">
            <text:p>-2,695588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70472">
            <text:p>0,170472</text:p>
          </table:table-cell>
          <table:table-cell office:value-type="float" office:value="-2.695588">
            <text:p>-2,695588</text:p>
          </table:table-cell>
          <table:table-cell table:number-columns-repeated="1019"/>
        </table:table-row>
        <table:table-row table:style-name="ro1">
          <table:table-cell office:value-type="float" office:value="1325.72998">
            <text:p>1325,7299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72345">
            <text:p>0,172345</text:p>
          </table:table-cell>
          <table:table-cell office:value-type="float" office:value="-2.715">
            <text:p>-2,715</text:p>
          </table:table-cell>
          <table:table-cell table:number-columns-repeated="1019"/>
        </table:table-row>
        <table:table-row table:style-name="ro1">
          <table:table-cell office:value-type="float" office:value="1325.72998">
            <text:p>1325,7299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72345">
            <text:p>0,172345</text:p>
          </table:table-cell>
          <table:table-cell office:value-type="float" office:value="-2.715">
            <text:p>-2,715</text:p>
          </table:table-cell>
          <table:table-cell table:number-columns-repeated="1019"/>
        </table:table-row>
        <table:table-row table:style-name="ro1">
          <table:table-cell office:value-type="float" office:value="1325.72998">
            <text:p>1325,7299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72345">
            <text:p>0,172345</text:p>
          </table:table-cell>
          <table:table-cell office:value-type="float" office:value="-2.733824">
            <text:p>-2,733824</text:p>
          </table:table-cell>
          <table:table-cell table:number-columns-repeated="1019"/>
        </table:table-row>
        <table:table-row table:style-name="ro1">
          <table:table-cell office:value-type="float" office:value="1325.72998">
            <text:p>1325,7299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72345">
            <text:p>0,172345</text:p>
          </table:table-cell>
          <table:table-cell office:value-type="float" office:value="-2.733824">
            <text:p>-2,733824</text:p>
          </table:table-cell>
          <table:table-cell table:number-columns-repeated="1019"/>
        </table:table-row>
        <table:table-row table:style-name="ro1">
          <table:table-cell office:value-type="float" office:value="1344.943359">
            <text:p>1344,94335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74843">
            <text:p>0,174843</text:p>
          </table:table-cell>
          <table:table-cell office:value-type="float" office:value="-2.753235">
            <text:p>-2,753235</text:p>
          </table:table-cell>
          <table:table-cell table:number-columns-repeated="1019"/>
        </table:table-row>
        <table:table-row table:style-name="ro1">
          <table:table-cell office:value-type="float" office:value="1344.943359">
            <text:p>1344,94335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74843">
            <text:p>0,174843</text:p>
          </table:table-cell>
          <table:table-cell office:value-type="float" office:value="-2.753235">
            <text:p>-2,753235</text:p>
          </table:table-cell>
          <table:table-cell table:number-columns-repeated="1019"/>
        </table:table-row>
        <table:table-row table:style-name="ro1">
          <table:table-cell office:value-type="float" office:value="1354.550171">
            <text:p>1354,55017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76092">
            <text:p>0,176092</text:p>
          </table:table-cell>
          <table:table-cell office:value-type="float" office:value="-2.772353">
            <text:p>-2,772353</text:p>
          </table:table-cell>
          <table:table-cell table:number-columns-repeated="1019"/>
        </table:table-row>
        <table:table-row table:style-name="ro1">
          <table:table-cell office:value-type="float" office:value="1354.550171">
            <text:p>1354,55017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76092">
            <text:p>0,176092</text:p>
          </table:table-cell>
          <table:table-cell office:value-type="float" office:value="-2.772353">
            <text:p>-2,772353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78589">
            <text:p>0,178589</text:p>
          </table:table-cell>
          <table:table-cell office:value-type="float" office:value="-2.792353">
            <text:p>-2,792353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78589">
            <text:p>0,178589</text:p>
          </table:table-cell>
          <table:table-cell office:value-type="float" office:value="-2.792353">
            <text:p>-2,792353</text:p>
          </table:table-cell>
          <table:table-cell table:number-columns-repeated="1019"/>
        </table:table-row>
        <table:table-row table:style-name="ro1">
          <table:table-cell office:value-type="float" office:value="1388.173706">
            <text:p>1388,17370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80463">
            <text:p>0,180463</text:p>
          </table:table-cell>
          <table:table-cell office:value-type="float" office:value="-2.812059">
            <text:p>-2,812059</text:p>
          </table:table-cell>
          <table:table-cell table:number-columns-repeated="1019"/>
        </table:table-row>
        <table:table-row table:style-name="ro1">
          <table:table-cell office:value-type="float" office:value="1388.173706">
            <text:p>1388,17370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80463">
            <text:p>0,180463</text:p>
          </table:table-cell>
          <table:table-cell office:value-type="float" office:value="-2.812059">
            <text:p>-2,812059</text:p>
          </table:table-cell>
          <table:table-cell table:number-columns-repeated="1019"/>
        </table:table-row>
        <table:table-row table:style-name="ro1">
          <table:table-cell office:value-type="float" office:value="1392.977051">
            <text:p>1392,97705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81087">
            <text:p>0,181087</text:p>
          </table:table-cell>
          <table:table-cell office:value-type="float" office:value="-2.832941">
            <text:p>-2,832941</text:p>
          </table:table-cell>
          <table:table-cell table:number-columns-repeated="1019"/>
        </table:table-row>
        <table:table-row table:style-name="ro1">
          <table:table-cell office:value-type="float" office:value="1392.977051">
            <text:p>1392,97705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81087">
            <text:p>0,181087</text:p>
          </table:table-cell>
          <table:table-cell office:value-type="float" office:value="-2.832941">
            <text:p>-2,832941</text:p>
          </table:table-cell>
          <table:table-cell table:number-columns-repeated="1019"/>
        </table:table-row>
        <table:table-row table:style-name="ro1">
          <table:table-cell office:value-type="float" office:value="1402.583862">
            <text:p>1402,58386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82336">
            <text:p>0,182336</text:p>
          </table:table-cell>
          <table:table-cell office:value-type="float" office:value="-2.851765">
            <text:p>-2,851765</text:p>
          </table:table-cell>
          <table:table-cell table:number-columns-repeated="1019"/>
        </table:table-row>
        <table:table-row table:style-name="ro1">
          <table:table-cell office:value-type="float" office:value="1402.583862">
            <text:p>1402,58386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82336">
            <text:p>0,182336</text:p>
          </table:table-cell>
          <table:table-cell office:value-type="float" office:value="-2.851765">
            <text:p>-2,851765</text:p>
          </table:table-cell>
          <table:table-cell table:number-columns-repeated="1019"/>
        </table:table-row>
        <table:table-row table:style-name="ro1">
          <table:table-cell office:value-type="float" office:value="1412.190552">
            <text:p>1412,190552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183585">
            <text:p>0,183585</text:p>
          </table:table-cell>
          <table:table-cell office:value-type="float" office:value="-2.870588">
            <text:p>-2,870588</text:p>
          </table:table-cell>
          <table:table-cell table:number-columns-repeated="1019"/>
        </table:table-row>
        <table:table-row table:style-name="ro1">
          <table:table-cell office:value-type="float" office:value="1412.190552">
            <text:p>1412,19055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83585">
            <text:p>0,183585</text:p>
          </table:table-cell>
          <table:table-cell office:value-type="float" office:value="-2.870588">
            <text:p>-2,870588</text:p>
          </table:table-cell>
          <table:table-cell table:number-columns-repeated="1019"/>
        </table:table-row>
        <table:table-row table:style-name="ro1">
          <table:table-cell office:value-type="float" office:value="1416.993896">
            <text:p>1416,99389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84209">
            <text:p>0,184209</text:p>
          </table:table-cell>
          <table:table-cell office:value-type="float" office:value="-2.890294">
            <text:p>-2,890294</text:p>
          </table:table-cell>
          <table:table-cell table:number-columns-repeated="1019"/>
        </table:table-row>
        <table:table-row table:style-name="ro1">
          <table:table-cell office:value-type="float" office:value="1416.993896">
            <text:p>1416,99389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84209">
            <text:p>0,184209</text:p>
          </table:table-cell>
          <table:table-cell office:value-type="float" office:value="-2.909706">
            <text:p>-2,909706</text:p>
          </table:table-cell>
          <table:table-cell table:number-columns-repeated="1019"/>
        </table:table-row>
        <table:table-row table:style-name="ro1">
          <table:table-cell office:value-type="float" office:value="1431.404053">
            <text:p>1431,404053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86083">
            <text:p>0,186083</text:p>
          </table:table-cell>
          <table:table-cell office:value-type="float" office:value="-2.909706">
            <text:p>-2,909706</text:p>
          </table:table-cell>
          <table:table-cell table:number-columns-repeated="1019"/>
        </table:table-row>
        <table:table-row table:style-name="ro1">
          <table:table-cell office:value-type="float" office:value="1431.404053">
            <text:p>1431,40405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86083">
            <text:p>0,186083</text:p>
          </table:table-cell>
          <table:table-cell office:value-type="float" office:value="-2.927941">
            <text:p>-2,927941</text:p>
          </table:table-cell>
          <table:table-cell table:number-columns-repeated="1019"/>
        </table:table-row>
        <table:table-row table:style-name="ro1">
          <table:table-cell office:value-type="float" office:value="1445.814209">
            <text:p>1445,81420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87956">
            <text:p>0,187956</text:p>
          </table:table-cell>
          <table:table-cell office:value-type="float" office:value="-2.927941">
            <text:p>-2,927941</text:p>
          </table:table-cell>
          <table:table-cell table:number-columns-repeated="1019"/>
        </table:table-row>
        <table:table-row table:style-name="ro1">
          <table:table-cell office:value-type="float" office:value="1450.617554">
            <text:p>1450,61755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8858">
            <text:p>0,18858</text:p>
          </table:table-cell>
          <table:table-cell office:value-type="float" office:value="-2.947647">
            <text:p>-2,947647</text:p>
          </table:table-cell>
          <table:table-cell table:number-columns-repeated="1019"/>
        </table:table-row>
        <table:table-row table:style-name="ro1">
          <table:table-cell office:value-type="float" office:value="1450.617554">
            <text:p>1450,61755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8858">
            <text:p>0,18858</text:p>
          </table:table-cell>
          <table:table-cell office:value-type="float" office:value="-2.947647">
            <text:p>-2,947647</text:p>
          </table:table-cell>
          <table:table-cell table:number-columns-repeated="1019"/>
        </table:table-row>
        <table:table-row table:style-name="ro1">
          <table:table-cell office:value-type="float" office:value="1465.027588">
            <text:p>1465,02758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90454">
            <text:p>0,190454</text:p>
          </table:table-cell>
          <table:table-cell office:value-type="float" office:value="-2.966765">
            <text:p>-2,966765</text:p>
          </table:table-cell>
          <table:table-cell table:number-columns-repeated="1019"/>
        </table:table-row>
        <table:table-row table:style-name="ro1">
          <table:table-cell office:value-type="float" office:value="1465.027588">
            <text:p>1465,02758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90454">
            <text:p>0,190454</text:p>
          </table:table-cell>
          <table:table-cell office:value-type="float" office:value="-2.966765">
            <text:p>-2,966765</text:p>
          </table:table-cell>
          <table:table-cell table:number-columns-repeated="1019"/>
        </table:table-row>
        <table:table-row table:style-name="ro1">
          <table:table-cell office:value-type="float" office:value="1469.831055">
            <text:p>1469,83105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91078">
            <text:p>0,191078</text:p>
          </table:table-cell>
          <table:table-cell office:value-type="float" office:value="-2.985882">
            <text:p>-2,985882</text:p>
          </table:table-cell>
          <table:table-cell table:number-columns-repeated="1019"/>
        </table:table-row>
        <table:table-row table:style-name="ro1">
          <table:table-cell office:value-type="float" office:value="1469.831055">
            <text:p>1469,83105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91078">
            <text:p>0,191078</text:p>
          </table:table-cell>
          <table:table-cell office:value-type="float" office:value="-2.985882">
            <text:p>-2,985882</text:p>
          </table:table-cell>
          <table:table-cell table:number-columns-repeated="1019"/>
        </table:table-row>
        <table:table-row table:style-name="ro1">
          <table:table-cell office:value-type="float" office:value="1479.437744">
            <text:p>1479,43774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92327">
            <text:p>0,192327</text:p>
          </table:table-cell>
          <table:table-cell office:value-type="float" office:value="-3.004412">
            <text:p>-3,004412</text:p>
          </table:table-cell>
          <table:table-cell table:number-columns-repeated="1019"/>
        </table:table-row>
        <table:table-row table:style-name="ro1">
          <table:table-cell office:value-type="float" office:value="1479.437744">
            <text:p>1479,43774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92327">
            <text:p>0,192327</text:p>
          </table:table-cell>
          <table:table-cell office:value-type="float" office:value="-3.004412">
            <text:p>-3,004412</text:p>
          </table:table-cell>
          <table:table-cell table:number-columns-repeated="1019"/>
        </table:table-row>
        <table:table-row table:style-name="ro1">
          <table:table-cell office:value-type="float" office:value="1484.241089">
            <text:p>1484,24108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92951">
            <text:p>0,192951</text:p>
          </table:table-cell>
          <table:table-cell office:value-type="float" office:value="-3.02353">
            <text:p>-3,02353</text:p>
          </table:table-cell>
          <table:table-cell table:number-columns-repeated="1019"/>
        </table:table-row>
        <table:table-row table:style-name="ro1">
          <table:table-cell office:value-type="float" office:value="1484.241089">
            <text:p>1484,24108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92951">
            <text:p>0,192951</text:p>
          </table:table-cell>
          <table:table-cell office:value-type="float" office:value="-3.02353">
            <text:p>-3,02353</text:p>
          </table:table-cell>
          <table:table-cell table:number-columns-repeated="1019"/>
        </table:table-row>
        <table:table-row table:style-name="ro1">
          <table:table-cell office:value-type="float" office:value="1489.044434">
            <text:p>1489,04443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93576">
            <text:p>0,193576</text:p>
          </table:table-cell>
          <table:table-cell office:value-type="float" office:value="-3.043235">
            <text:p>-3,043235</text:p>
          </table:table-cell>
          <table:table-cell table:number-columns-repeated="1019"/>
        </table:table-row>
        <table:table-row table:style-name="ro1">
          <table:table-cell office:value-type="float" office:value="1489.044434">
            <text:p>1489,04443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93576">
            <text:p>0,193576</text:p>
          </table:table-cell>
          <table:table-cell office:value-type="float" office:value="-3.043235">
            <text:p>-3,043235</text:p>
          </table:table-cell>
          <table:table-cell table:number-columns-repeated="1019"/>
        </table:table-row>
        <table:table-row table:style-name="ro1">
          <table:table-cell office:value-type="float" office:value="1513.061279">
            <text:p>1513,06127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96698">
            <text:p>0,196698</text:p>
          </table:table-cell>
          <table:table-cell office:value-type="float" office:value="-3.062059">
            <text:p>-3,062059</text:p>
          </table:table-cell>
          <table:table-cell table:number-columns-repeated="1019"/>
        </table:table-row>
        <table:table-row table:style-name="ro1">
          <table:table-cell office:value-type="float" office:value="1513.061279">
            <text:p>1513,06127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96698">
            <text:p>0,196698</text:p>
          </table:table-cell>
          <table:table-cell office:value-type="float" office:value="-3.062059">
            <text:p>-3,062059</text:p>
          </table:table-cell>
          <table:table-cell table:number-columns-repeated="1019"/>
        </table:table-row>
        <table:table-row table:style-name="ro1">
          <table:table-cell office:value-type="float" office:value="1522.668091">
            <text:p>1522,66809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97947">
            <text:p>0,197947</text:p>
          </table:table-cell>
          <table:table-cell office:value-type="float" office:value="-3.082941">
            <text:p>-3,082941</text:p>
          </table:table-cell>
          <table:table-cell table:number-columns-repeated="1019"/>
        </table:table-row>
        <table:table-row table:style-name="ro1">
          <table:table-cell office:value-type="float" office:value="1522.668091">
            <text:p>1522,66809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97947">
            <text:p>0,197947</text:p>
          </table:table-cell>
          <table:table-cell office:value-type="float" office:value="-3.082941">
            <text:p>-3,082941</text:p>
          </table:table-cell>
          <table:table-cell table:number-columns-repeated="1019"/>
        </table:table-row>
        <table:table-row table:style-name="ro1">
          <table:table-cell office:value-type="float" office:value="1527.471436">
            <text:p>1527,47143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98571">
            <text:p>0,198571</text:p>
          </table:table-cell>
          <table:table-cell office:value-type="float" office:value="-3.102353">
            <text:p>-3,102353</text:p>
          </table:table-cell>
          <table:table-cell table:number-columns-repeated="1019"/>
        </table:table-row>
        <table:table-row table:style-name="ro1">
          <table:table-cell office:value-type="float" office:value="1527.471436">
            <text:p>1527,47143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98571">
            <text:p>0,198571</text:p>
          </table:table-cell>
          <table:table-cell office:value-type="float" office:value="-3.102353">
            <text:p>-3,102353</text:p>
          </table:table-cell>
          <table:table-cell table:number-columns-repeated="1019"/>
        </table:table-row>
        <table:table-row table:style-name="ro1">
          <table:table-cell office:value-type="float" office:value="1537.078125">
            <text:p>1537,0781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9982">
            <text:p>0,19982</text:p>
          </table:table-cell>
          <table:table-cell office:value-type="float" office:value="-3.121471">
            <text:p>-3,121471</text:p>
          </table:table-cell>
          <table:table-cell table:number-columns-repeated="1019"/>
        </table:table-row>
        <table:table-row table:style-name="ro1">
          <table:table-cell office:value-type="float" office:value="1537.078125">
            <text:p>1537,07812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9982">
            <text:p>0,19982</text:p>
          </table:table-cell>
          <table:table-cell office:value-type="float" office:value="-3.121471">
            <text:p>-3,121471</text:p>
          </table:table-cell>
          <table:table-cell table:number-columns-repeated="1019"/>
        </table:table-row>
        <table:table-row table:style-name="ro1">
          <table:table-cell office:value-type="float" office:value="1551.488281">
            <text:p>1551,48828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01693">
            <text:p>0,201693</text:p>
          </table:table-cell>
          <table:table-cell office:value-type="float" office:value="-3.140588">
            <text:p>-3,140588</text:p>
          </table:table-cell>
          <table:table-cell table:number-columns-repeated="1019"/>
        </table:table-row>
        <table:table-row table:style-name="ro1">
          <table:table-cell office:value-type="float" office:value="1551.488281">
            <text:p>1551,48828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201693">
            <text:p>0,201693</text:p>
          </table:table-cell>
          <table:table-cell office:value-type="float" office:value="-3.159706">
            <text:p>-3,159706</text:p>
          </table:table-cell>
          <table:table-cell table:number-columns-repeated="1019"/>
        </table:table-row>
        <table:table-row table:style-name="ro1">
          <table:table-cell office:value-type="float" office:value="1565.898437">
            <text:p>1565,89843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203567">
            <text:p>0,203567</text:p>
          </table:table-cell>
          <table:table-cell office:value-type="float" office:value="-3.159706">
            <text:p>-3,159706</text:p>
          </table:table-cell>
          <table:table-cell table:number-columns-repeated="1019"/>
        </table:table-row>
        <table:table-row table:style-name="ro1">
          <table:table-cell office:value-type="float" office:value="1565.898437">
            <text:p>1565,89843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03567">
            <text:p>0,203567</text:p>
          </table:table-cell>
          <table:table-cell office:value-type="float" office:value="-3.178823">
            <text:p>-3,178823</text:p>
          </table:table-cell>
          <table:table-cell table:number-columns-repeated="1019"/>
        </table:table-row>
        <table:table-row table:style-name="ro1">
          <table:table-cell office:value-type="float" office:value="1570.701782">
            <text:p>1570,70178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04191">
            <text:p>0,204191</text:p>
          </table:table-cell>
          <table:table-cell office:value-type="float" office:value="-3.178823">
            <text:p>-3,178823</text:p>
          </table:table-cell>
          <table:table-cell table:number-columns-repeated="1019"/>
        </table:table-row>
        <table:table-row table:style-name="ro1">
          <table:table-cell office:value-type="float" office:value="1570.701782">
            <text:p>1570,70178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04191">
            <text:p>0,204191</text:p>
          </table:table-cell>
          <table:table-cell office:value-type="float" office:value="-3.197353">
            <text:p>-3,197353</text:p>
          </table:table-cell>
          <table:table-cell table:number-columns-repeated="1019"/>
        </table:table-row>
        <table:table-row table:style-name="ro1">
          <table:table-cell office:value-type="float" office:value="1570.701782">
            <text:p>1570,70178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04191">
            <text:p>0,204191</text:p>
          </table:table-cell>
          <table:table-cell office:value-type="float" office:value="-3.197353">
            <text:p>-3,197353</text:p>
          </table:table-cell>
          <table:table-cell table:number-columns-repeated="1019"/>
        </table:table-row>
        <table:table-row table:style-name="ro1">
          <table:table-cell office:value-type="float" office:value="1580.308472">
            <text:p>1580,30847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20544">
            <text:p>0,20544</text:p>
          </table:table-cell>
          <table:table-cell office:value-type="float" office:value="-3.216765">
            <text:p>-3,216765</text:p>
          </table:table-cell>
          <table:table-cell table:number-columns-repeated="1019"/>
        </table:table-row>
        <table:table-row table:style-name="ro1">
          <table:table-cell office:value-type="float" office:value="1580.308472">
            <text:p>1580,30847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0544">
            <text:p>0,20544</text:p>
          </table:table-cell>
          <table:table-cell office:value-type="float" office:value="-3.216765">
            <text:p>-3,216765</text:p>
          </table:table-cell>
          <table:table-cell table:number-columns-repeated="1019"/>
        </table:table-row>
        <table:table-row table:style-name="ro1">
          <table:table-cell office:value-type="float" office:value="1599.521973">
            <text:p>1599,52197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07938">
            <text:p>0,207938</text:p>
          </table:table-cell>
          <table:table-cell office:value-type="float" office:value="-3.236471">
            <text:p>-3,236471</text:p>
          </table:table-cell>
          <table:table-cell table:number-columns-repeated="1019"/>
        </table:table-row>
        <table:table-row table:style-name="ro1">
          <table:table-cell office:value-type="float" office:value="1599.521973">
            <text:p>1599,521973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207938">
            <text:p>0,207938</text:p>
          </table:table-cell>
          <table:table-cell office:value-type="float" office:value="-3.236471">
            <text:p>-3,236471</text:p>
          </table:table-cell>
          <table:table-cell table:number-columns-repeated="1019"/>
        </table:table-row>
        <table:table-row table:style-name="ro1">
          <table:table-cell office:value-type="float" office:value="1604.325317">
            <text:p>1604,32531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08562">
            <text:p>0,208562</text:p>
          </table:table-cell>
          <table:table-cell office:value-type="float" office:value="-3.255882">
            <text:p>-3,255882</text:p>
          </table:table-cell>
          <table:table-cell table:number-columns-repeated="1019"/>
        </table:table-row>
        <table:table-row table:style-name="ro1">
          <table:table-cell office:value-type="float" office:value="1604.325317">
            <text:p>1604,32531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08562">
            <text:p>0,208562</text:p>
          </table:table-cell>
          <table:table-cell office:value-type="float" office:value="-3.255882">
            <text:p>-3,255882</text:p>
          </table:table-cell>
          <table:table-cell table:number-columns-repeated="1019"/>
        </table:table-row>
        <table:table-row table:style-name="ro1">
          <table:table-cell office:value-type="float" office:value="1609.128662">
            <text:p>1609,12866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09187">
            <text:p>0,209187</text:p>
          </table:table-cell>
          <table:table-cell office:value-type="float" office:value="-3.274412">
            <text:p>-3,274412</text:p>
          </table:table-cell>
          <table:table-cell table:number-columns-repeated="1019"/>
        </table:table-row>
        <table:table-row table:style-name="ro1">
          <table:table-cell office:value-type="float" office:value="1609.128662">
            <text:p>1609,12866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09187">
            <text:p>0,209187</text:p>
          </table:table-cell>
          <table:table-cell office:value-type="float" office:value="-3.274412">
            <text:p>-3,274412</text:p>
          </table:table-cell>
          <table:table-cell table:number-columns-repeated="1019"/>
        </table:table-row>
        <table:table-row table:style-name="ro1">
          <table:table-cell office:value-type="float" office:value="1628.342163">
            <text:p>1628,34216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11684">
            <text:p>0,211684</text:p>
          </table:table-cell>
          <table:table-cell office:value-type="float" office:value="-3.293823">
            <text:p>-3,293823</text:p>
          </table:table-cell>
          <table:table-cell table:number-columns-repeated="1019"/>
        </table:table-row>
        <table:table-row table:style-name="ro1">
          <table:table-cell office:value-type="float" office:value="1628.342163">
            <text:p>1628,34216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11684">
            <text:p>0,211684</text:p>
          </table:table-cell>
          <table:table-cell office:value-type="float" office:value="-3.293823">
            <text:p>-3,293823</text:p>
          </table:table-cell>
          <table:table-cell table:number-columns-repeated="1019"/>
        </table:table-row>
        <table:table-row table:style-name="ro1">
          <table:table-cell office:value-type="float" office:value="1637.948975">
            <text:p>1637,948975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212933">
            <text:p>0,212933</text:p>
          </table:table-cell>
          <table:table-cell office:value-type="float" office:value="-3.312941">
            <text:p>-3,312941</text:p>
          </table:table-cell>
          <table:table-cell table:number-columns-repeated="1019"/>
        </table:table-row>
        <table:table-row table:style-name="ro1">
          <table:table-cell office:value-type="float" office:value="1637.948975">
            <text:p>1637,94897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212933">
            <text:p>0,212933</text:p>
          </table:table-cell>
          <table:table-cell office:value-type="float" office:value="-3.312941">
            <text:p>-3,312941</text:p>
          </table:table-cell>
          <table:table-cell table:number-columns-repeated="1019"/>
        </table:table-row>
        <table:table-row table:style-name="ro1">
          <table:table-cell office:value-type="float" office:value="1647.555664">
            <text:p>1647,55566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214182">
            <text:p>0,214182</text:p>
          </table:table-cell>
          <table:table-cell office:value-type="float" office:value="-3.331765">
            <text:p>-3,331765</text:p>
          </table:table-cell>
          <table:table-cell table:number-columns-repeated="1019"/>
        </table:table-row>
        <table:table-row table:style-name="ro1">
          <table:table-cell office:value-type="float" office:value="1647.555664">
            <text:p>1647,5556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14182">
            <text:p>0,214182</text:p>
          </table:table-cell>
          <table:table-cell office:value-type="float" office:value="-3.331765">
            <text:p>-3,331765</text:p>
          </table:table-cell>
          <table:table-cell table:number-columns-repeated="1019"/>
        </table:table-row>
        <table:table-row table:style-name="ro1">
          <table:table-cell office:value-type="float" office:value="1652.359009">
            <text:p>1652,35900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14807">
            <text:p>0,214807</text:p>
          </table:table-cell>
          <table:table-cell office:value-type="float" office:value="-3.352059">
            <text:p>-3,352059</text:p>
          </table:table-cell>
          <table:table-cell table:number-columns-repeated="1019"/>
        </table:table-row>
        <table:table-row table:style-name="ro1">
          <table:table-cell office:value-type="float" office:value="1652.359009">
            <text:p>1652,35900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214807">
            <text:p>0,214807</text:p>
          </table:table-cell>
          <table:table-cell office:value-type="float" office:value="-3.352059">
            <text:p>-3,352059</text:p>
          </table:table-cell>
          <table:table-cell table:number-columns-repeated="1019"/>
        </table:table-row>
        <table:table-row table:style-name="ro1">
          <table:table-cell office:value-type="float" office:value="1657.162354">
            <text:p>1657,16235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15431">
            <text:p>0,215431</text:p>
          </table:table-cell>
          <table:table-cell office:value-type="float" office:value="-3.371765">
            <text:p>-3,371765</text:p>
          </table:table-cell>
          <table:table-cell table:number-columns-repeated="1019"/>
        </table:table-row>
        <table:table-row table:style-name="ro1">
          <table:table-cell office:value-type="float" office:value="1657.162354">
            <text:p>1657,162354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215431">
            <text:p>0,215431</text:p>
          </table:table-cell>
          <table:table-cell office:value-type="float" office:value="-3.371765">
            <text:p>-3,371765</text:p>
          </table:table-cell>
          <table:table-cell table:number-columns-repeated="1019"/>
        </table:table-row>
        <table:table-row table:style-name="ro1">
          <table:table-cell office:value-type="float" office:value="1676.375854">
            <text:p>1676,375854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217929">
            <text:p>0,217929</text:p>
          </table:table-cell>
          <table:table-cell office:value-type="float" office:value="-3.391765">
            <text:p>-3,391765</text:p>
          </table:table-cell>
          <table:table-cell table:number-columns-repeated="1019"/>
        </table:table-row>
        <table:table-row table:style-name="ro1">
          <table:table-cell office:value-type="float" office:value="1676.375854">
            <text:p>1676,3758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17929">
            <text:p>0,217929</text:p>
          </table:table-cell>
          <table:table-cell office:value-type="float" office:value="-3.391765">
            <text:p>-3,391765</text:p>
          </table:table-cell>
          <table:table-cell table:number-columns-repeated="1019"/>
        </table:table-row>
        <table:table-row table:style-name="ro1">
          <table:table-cell office:value-type="float" office:value="1690.786011">
            <text:p>1690,78601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19802">
            <text:p>0,219802</text:p>
          </table:table-cell>
          <table:table-cell office:value-type="float" office:value="-3.412059">
            <text:p>-3,412059</text:p>
          </table:table-cell>
          <table:table-cell table:number-columns-repeated="1019"/>
        </table:table-row>
        <table:table-row table:style-name="ro1">
          <table:table-cell office:value-type="float" office:value="1690.786011">
            <text:p>1690,78601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219802">
            <text:p>0,219802</text:p>
          </table:table-cell>
          <table:table-cell office:value-type="float" office:value="-3.412059">
            <text:p>-3,412059</text:p>
          </table:table-cell>
          <table:table-cell table:number-columns-repeated="1019"/>
        </table:table-row>
        <table:table-row table:style-name="ro1">
          <table:table-cell office:value-type="float" office:value="1695.589355">
            <text:p>1695,58935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20427">
            <text:p>0,220427</text:p>
          </table:table-cell>
          <table:table-cell office:value-type="float" office:value="-3.431765">
            <text:p>-3,431765</text:p>
          </table:table-cell>
          <table:table-cell table:number-columns-repeated="1019"/>
        </table:table-row>
        <table:table-row table:style-name="ro1">
          <table:table-cell office:value-type="float" office:value="1695.589355">
            <text:p>1695,58935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20427">
            <text:p>0,220427</text:p>
          </table:table-cell>
          <table:table-cell office:value-type="float" office:value="-3.431765">
            <text:p>-3,431765</text:p>
          </table:table-cell>
          <table:table-cell table:number-columns-repeated="1019"/>
        </table:table-row>
        <table:table-row table:style-name="ro1">
          <table:table-cell office:value-type="float" office:value="1709.999512">
            <text:p>1709,99951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223">
            <text:p>0,2223</text:p>
          </table:table-cell>
          <table:table-cell office:value-type="float" office:value="-3.451765">
            <text:p>-3,451765</text:p>
          </table:table-cell>
          <table:table-cell table:number-columns-repeated="1019"/>
        </table:table-row>
        <table:table-row table:style-name="ro1">
          <table:table-cell office:value-type="float" office:value="1709.999512">
            <text:p>1709,99951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2223">
            <text:p>0,2223</text:p>
          </table:table-cell>
          <table:table-cell office:value-type="float" office:value="-3.451765">
            <text:p>-3,451765</text:p>
          </table:table-cell>
          <table:table-cell table:number-columns-repeated="1019"/>
        </table:table-row>
        <table:table-row table:style-name="ro1">
          <table:table-cell office:value-type="float" office:value="1724.409546">
            <text:p>1724,40954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24173">
            <text:p>0,224173</text:p>
          </table:table-cell>
          <table:table-cell office:value-type="float" office:value="-3.470294">
            <text:p>-3,470294</text:p>
          </table:table-cell>
          <table:table-cell table:number-columns-repeated="1019"/>
        </table:table-row>
        <table:table-row table:style-name="ro1">
          <table:table-cell office:value-type="float" office:value="1724.409546">
            <text:p>1724,40954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224173">
            <text:p>0,224173</text:p>
          </table:table-cell>
          <table:table-cell office:value-type="float" office:value="-3.488823">
            <text:p>-3,488823</text:p>
          </table:table-cell>
          <table:table-cell table:number-columns-repeated="1019"/>
        </table:table-row>
        <table:table-row table:style-name="ro1">
          <table:table-cell office:value-type="float" office:value="1729.212891">
            <text:p>1729,21289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24798">
            <text:p>0,224798</text:p>
          </table:table-cell>
          <table:table-cell office:value-type="float" office:value="-3.488823">
            <text:p>-3,488823</text:p>
          </table:table-cell>
          <table:table-cell table:number-columns-repeated="1019"/>
        </table:table-row>
        <table:table-row table:style-name="ro1">
          <table:table-cell office:value-type="float" office:value="1729.212891">
            <text:p>1729,21289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24798">
            <text:p>0,224798</text:p>
          </table:table-cell>
          <table:table-cell office:value-type="float" office:value="-3.507059">
            <text:p>-3,507059</text:p>
          </table:table-cell>
          <table:table-cell table:number-columns-repeated="1019"/>
        </table:table-row>
        <table:table-row table:style-name="ro1">
          <table:table-cell office:value-type="float" office:value="1738.819702">
            <text:p>1738,8197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26047">
            <text:p>0,226047</text:p>
          </table:table-cell>
          <table:table-cell office:value-type="float" office:value="-3.507059">
            <text:p>-3,507059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227295">
            <text:p>0,227295</text:p>
          </table:table-cell>
          <table:table-cell office:value-type="float" office:value="-3.526765">
            <text:p>-3,526765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27295">
            <text:p>0,227295</text:p>
          </table:table-cell>
          <table:table-cell office:value-type="float" office:value="-3.526765">
            <text:p>-3,526765</text:p>
          </table:table-cell>
          <table:table-cell table:number-columns-repeated="1019"/>
        </table:table-row>
        <table:table-row table:style-name="ro1">
          <table:table-cell office:value-type="float" office:value="1762.836548">
            <text:p>1762,83654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29169">
            <text:p>0,229169</text:p>
          </table:table-cell>
          <table:table-cell office:value-type="float" office:value="-3.546765">
            <text:p>-3,546765</text:p>
          </table:table-cell>
          <table:table-cell table:number-columns-repeated="1019"/>
        </table:table-row>
        <table:table-row table:style-name="ro1">
          <table:table-cell office:value-type="float" office:value="1762.836548">
            <text:p>1762,83654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29169">
            <text:p>0,229169</text:p>
          </table:table-cell>
          <table:table-cell office:value-type="float" office:value="-3.546765">
            <text:p>-3,546765</text:p>
          </table:table-cell>
          <table:table-cell table:number-columns-repeated="1019"/>
        </table:table-row>
        <table:table-row table:style-name="ro1">
          <table:table-cell office:value-type="float" office:value="1772.443237">
            <text:p>1772,44323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30418">
            <text:p>0,230418</text:p>
          </table:table-cell>
          <table:table-cell office:value-type="float" office:value="-3.565588">
            <text:p>-3,565588</text:p>
          </table:table-cell>
          <table:table-cell table:number-columns-repeated="1019"/>
        </table:table-row>
        <table:table-row table:style-name="ro1">
          <table:table-cell office:value-type="float" office:value="1772.443237">
            <text:p>1772,44323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30418">
            <text:p>0,230418</text:p>
          </table:table-cell>
          <table:table-cell office:value-type="float" office:value="-3.565588">
            <text:p>-3,565588</text:p>
          </table:table-cell>
          <table:table-cell table:number-columns-repeated="1019"/>
        </table:table-row>
        <table:table-row table:style-name="ro1">
          <table:table-cell office:value-type="float" office:value="1782.050049">
            <text:p>1782,05004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231667">
            <text:p>0,231667</text:p>
          </table:table-cell>
          <table:table-cell office:value-type="float" office:value="-3.584706">
            <text:p>-3,584706</text:p>
          </table:table-cell>
          <table:table-cell table:number-columns-repeated="1019"/>
        </table:table-row>
        <table:table-row table:style-name="ro1">
          <table:table-cell office:value-type="float" office:value="1782.050049">
            <text:p>1782,05004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31667">
            <text:p>0,231667</text:p>
          </table:table-cell>
          <table:table-cell office:value-type="float" office:value="-3.584706">
            <text:p>-3,584706</text:p>
          </table:table-cell>
          <table:table-cell table:number-columns-repeated="1019"/>
        </table:table-row>
        <table:table-row table:style-name="ro1">
          <table:table-cell office:value-type="float" office:value="1796.460083">
            <text:p>1796,46008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3354">
            <text:p>0,23354</text:p>
          </table:table-cell>
          <table:table-cell office:value-type="float" office:value="-3.604118">
            <text:p>-3,604118</text:p>
          </table:table-cell>
          <table:table-cell table:number-columns-repeated="1019"/>
        </table:table-row>
        <table:table-row table:style-name="ro1">
          <table:table-cell office:value-type="float" office:value="1796.460083">
            <text:p>1796,46008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3354">
            <text:p>0,23354</text:p>
          </table:table-cell>
          <table:table-cell office:value-type="float" office:value="-3.604118">
            <text:p>-3,604118</text:p>
          </table:table-cell>
          <table:table-cell table:number-columns-repeated="1019"/>
        </table:table-row>
        <table:table-row table:style-name="ro1">
          <table:table-cell office:value-type="float" office:value="1791.656738">
            <text:p>1791,65673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232915">
            <text:p>0,232915</text:p>
          </table:table-cell>
          <table:table-cell office:value-type="float" office:value="-3.622941">
            <text:p>-3,622941</text:p>
          </table:table-cell>
          <table:table-cell table:number-columns-repeated="1019"/>
        </table:table-row>
        <table:table-row table:style-name="ro1">
          <table:table-cell office:value-type="float" office:value="1791.656738">
            <text:p>1791,65673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232915">
            <text:p>0,232915</text:p>
          </table:table-cell>
          <table:table-cell office:value-type="float" office:value="-3.622941">
            <text:p>-3,622941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35413">
            <text:p>0,235413</text:p>
          </table:table-cell>
          <table:table-cell office:value-type="float" office:value="-3.642353">
            <text:p>-3,642353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35413">
            <text:p>0,235413</text:p>
          </table:table-cell>
          <table:table-cell office:value-type="float" office:value="-3.642353">
            <text:p>-3,642353</text:p>
          </table:table-cell>
          <table:table-cell table:number-columns-repeated="1019"/>
        </table:table-row>
        <table:table-row table:style-name="ro1">
          <table:table-cell office:value-type="float" office:value="1815.673584">
            <text:p>1815,67358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36038">
            <text:p>0,236038</text:p>
          </table:table-cell>
          <table:table-cell office:value-type="float" office:value="-3.662647">
            <text:p>-3,662647</text:p>
          </table:table-cell>
          <table:table-cell table:number-columns-repeated="1019"/>
        </table:table-row>
        <table:table-row table:style-name="ro1">
          <table:table-cell office:value-type="float" office:value="1815.673584">
            <text:p>1815,67358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236038">
            <text:p>0,236038</text:p>
          </table:table-cell>
          <table:table-cell office:value-type="float" office:value="-3.662647">
            <text:p>-3,662647</text:p>
          </table:table-cell>
          <table:table-cell table:number-columns-repeated="1019"/>
        </table:table-row>
        <table:table-row table:style-name="ro1">
          <table:table-cell office:value-type="float" office:value="1825.280273">
            <text:p>1825,28027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37286">
            <text:p>0,237286</text:p>
          </table:table-cell>
          <table:table-cell office:value-type="float" office:value="-3.681765">
            <text:p>-3,681765</text:p>
          </table:table-cell>
          <table:table-cell table:number-columns-repeated="1019"/>
        </table:table-row>
        <table:table-row table:style-name="ro1">
          <table:table-cell office:value-type="float" office:value="1825.280273">
            <text:p>1825,28027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37286">
            <text:p>0,237286</text:p>
          </table:table-cell>
          <table:table-cell office:value-type="float" office:value="-3.681765">
            <text:p>-3,681765</text:p>
          </table:table-cell>
          <table:table-cell table:number-columns-repeated="1019"/>
        </table:table-row>
        <table:table-row table:style-name="ro1">
          <table:table-cell office:value-type="float" office:value="1834.887085">
            <text:p>1834,88708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38535">
            <text:p>0,238535</text:p>
          </table:table-cell>
          <table:table-cell office:value-type="float" office:value="-3.701176">
            <text:p>-3,701176</text:p>
          </table:table-cell>
          <table:table-cell table:number-columns-repeated="1019"/>
        </table:table-row>
        <table:table-row table:style-name="ro1">
          <table:table-cell office:value-type="float" office:value="1834.887085">
            <text:p>1834,88708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238535">
            <text:p>0,238535</text:p>
          </table:table-cell>
          <table:table-cell office:value-type="float" office:value="-3.701176">
            <text:p>-3,701176</text:p>
          </table:table-cell>
          <table:table-cell table:number-columns-repeated="1019"/>
        </table:table-row>
        <table:table-row table:style-name="ro1">
          <table:table-cell office:value-type="float" office:value="1844.493774">
            <text:p>1844,49377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239784">
            <text:p>0,239784</text:p>
          </table:table-cell>
          <table:table-cell office:value-type="float" office:value="-3.721176">
            <text:p>-3,721176</text:p>
          </table:table-cell>
          <table:table-cell table:number-columns-repeated="1019"/>
        </table:table-row>
        <table:table-row table:style-name="ro1">
          <table:table-cell office:value-type="float" office:value="1844.493774">
            <text:p>1844,49377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239784">
            <text:p>0,239784</text:p>
          </table:table-cell>
          <table:table-cell office:value-type="float" office:value="-3.721176">
            <text:p>-3,721176</text:p>
          </table:table-cell>
          <table:table-cell table:number-columns-repeated="1019"/>
        </table:table-row>
        <table:table-row table:style-name="ro1">
          <table:table-cell office:value-type="float" office:value="1858.903931">
            <text:p>1858,90393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241658">
            <text:p>0,241658</text:p>
          </table:table-cell>
          <table:table-cell office:value-type="float" office:value="-3.741176">
            <text:p>-3,741176</text:p>
          </table:table-cell>
          <table:table-cell table:number-columns-repeated="1019"/>
        </table:table-row>
        <table:table-row table:style-name="ro1">
          <table:table-cell office:value-type="float" office:value="1858.903931">
            <text:p>1858,90393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241658">
            <text:p>0,241658</text:p>
          </table:table-cell>
          <table:table-cell office:value-type="float" office:value="-3.759706">
            <text:p>-3,759706</text:p>
          </table:table-cell>
          <table:table-cell table:number-columns-repeated="1019"/>
        </table:table-row>
        <table:table-row table:style-name="ro1">
          <table:table-cell office:value-type="float" office:value="1858.903931">
            <text:p>1858,90393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41658">
            <text:p>0,241658</text:p>
          </table:table-cell>
          <table:table-cell office:value-type="float" office:value="-3.759706">
            <text:p>-3,759706</text:p>
          </table:table-cell>
          <table:table-cell table:number-columns-repeated="1019"/>
        </table:table-row>
        <table:table-row table:style-name="ro1">
          <table:table-cell office:value-type="float" office:value="1858.903931">
            <text:p>1858,90393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241658">
            <text:p>0,241658</text:p>
          </table:table-cell>
          <table:table-cell office:value-type="float" office:value="-3.778824">
            <text:p>-3,778824</text:p>
          </table:table-cell>
          <table:table-cell table:number-columns-repeated="1019"/>
        </table:table-row>
        <table:table-row table:style-name="ro1">
          <table:table-cell office:value-type="float" office:value="1863.707275">
            <text:p>1863,70727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242282">
            <text:p>0,242282</text:p>
          </table:table-cell>
          <table:table-cell office:value-type="float" office:value="-3.778824">
            <text:p>-3,778824</text:p>
          </table:table-cell>
          <table:table-cell table:number-columns-repeated="1019"/>
        </table:table-row>
        <table:table-row table:style-name="ro1">
          <table:table-cell office:value-type="float" office:value="1863.707275">
            <text:p>1863,70727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42282">
            <text:p>0,242282</text:p>
          </table:table-cell>
          <table:table-cell office:value-type="float" office:value="-3.797647">
            <text:p>-3,797647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243531">
            <text:p>0,243531</text:p>
          </table:table-cell>
          <table:table-cell office:value-type="float" office:value="-3.797647">
            <text:p>-3,797647</text:p>
          </table:table-cell>
          <table:table-cell table:number-columns-repeated="1019"/>
        </table:table-row>
        <table:table-row table:style-name="ro1">
          <table:table-cell office:value-type="float" office:value="1892.527466">
            <text:p>1892,527466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246029">
            <text:p>0,246029</text:p>
          </table:table-cell>
          <table:table-cell office:value-type="float" office:value="-3.816471">
            <text:p>-3,816471</text:p>
          </table:table-cell>
          <table:table-cell table:number-columns-repeated="1019"/>
        </table:table-row>
        <table:table-row table:style-name="ro1">
          <table:table-cell office:value-type="float" office:value="1892.527466">
            <text:p>1892,52746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46029">
            <text:p>0,246029</text:p>
          </table:table-cell>
          <table:table-cell office:value-type="float" office:value="-3.816471">
            <text:p>-3,816471</text:p>
          </table:table-cell>
          <table:table-cell table:number-columns-repeated="1019"/>
        </table:table-row>
        <table:table-row table:style-name="ro1">
          <table:table-cell office:value-type="float" office:value="1906.937622">
            <text:p>1906,93762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247902">
            <text:p>0,247902</text:p>
          </table:table-cell>
          <table:table-cell office:value-type="float" office:value="-3.835">
            <text:p>-3,835</text:p>
          </table:table-cell>
          <table:table-cell table:number-columns-repeated="1019"/>
        </table:table-row>
        <table:table-row table:style-name="ro1">
          <table:table-cell office:value-type="float" office:value="1906.937622">
            <text:p>1906,93762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47902">
            <text:p>0,247902</text:p>
          </table:table-cell>
          <table:table-cell office:value-type="float" office:value="-3.835">
            <text:p>-3,835</text:p>
          </table:table-cell>
          <table:table-cell table:number-columns-repeated="1019"/>
        </table:table-row>
        <table:table-row table:style-name="ro1">
          <table:table-cell office:value-type="float" office:value="1906.937622">
            <text:p>1906,93762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47902">
            <text:p>0,247902</text:p>
          </table:table-cell>
          <table:table-cell office:value-type="float" office:value="-3.854706">
            <text:p>-3,854706</text:p>
          </table:table-cell>
          <table:table-cell table:number-columns-repeated="1019"/>
        </table:table-row>
        <table:table-row table:style-name="ro1">
          <table:table-cell office:value-type="float" office:value="1906.937622">
            <text:p>1906,93762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247902">
            <text:p>0,247902</text:p>
          </table:table-cell>
          <table:table-cell office:value-type="float" office:value="-3.854706">
            <text:p>-3,854706</text:p>
          </table:table-cell>
          <table:table-cell table:number-columns-repeated="1019"/>
        </table:table-row>
        <table:table-row table:style-name="ro1">
          <table:table-cell office:value-type="float" office:value="1911.740967">
            <text:p>1911,74096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48526">
            <text:p>0,248526</text:p>
          </table:table-cell>
          <table:table-cell office:value-type="float" office:value="-3.873824">
            <text:p>-3,873824</text:p>
          </table:table-cell>
          <table:table-cell table:number-columns-repeated="1019"/>
        </table:table-row>
        <table:table-row table:style-name="ro1">
          <table:table-cell office:value-type="float" office:value="1911.740967">
            <text:p>1911,74096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48526">
            <text:p>0,248526</text:p>
          </table:table-cell>
          <table:table-cell office:value-type="float" office:value="-3.873824">
            <text:p>-3,873824</text:p>
          </table:table-cell>
          <table:table-cell table:number-columns-repeated="1019"/>
        </table:table-row>
        <table:table-row table:style-name="ro1">
          <table:table-cell office:value-type="float" office:value="1921.347656">
            <text:p>1921,34765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49775">
            <text:p>0,249775</text:p>
          </table:table-cell>
          <table:table-cell office:value-type="float" office:value="-3.893235">
            <text:p>-3,893235</text:p>
          </table:table-cell>
          <table:table-cell table:number-columns-repeated="1019"/>
        </table:table-row>
        <table:table-row table:style-name="ro1">
          <table:table-cell office:value-type="float" office:value="1921.347656">
            <text:p>1921,34765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49775">
            <text:p>0,249775</text:p>
          </table:table-cell>
          <table:table-cell office:value-type="float" office:value="-3.893235">
            <text:p>-3,893235</text:p>
          </table:table-cell>
          <table:table-cell table:number-columns-repeated="1019"/>
        </table:table-row>
        <table:table-row table:style-name="ro1">
          <table:table-cell office:value-type="float" office:value="1940.561157">
            <text:p>1940,561157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252273">
            <text:p>0,252273</text:p>
          </table:table-cell>
          <table:table-cell office:value-type="float" office:value="-3.912059">
            <text:p>-3,912059</text:p>
          </table:table-cell>
          <table:table-cell table:number-columns-repeated="1019"/>
        </table:table-row>
        <table:table-row table:style-name="ro1">
          <table:table-cell office:value-type="float" office:value="1940.561157">
            <text:p>1940,56115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52273">
            <text:p>0,252273</text:p>
          </table:table-cell>
          <table:table-cell office:value-type="float" office:value="-3.912059">
            <text:p>-3,912059</text:p>
          </table:table-cell>
          <table:table-cell table:number-columns-repeated="1019"/>
        </table:table-row>
        <table:table-row table:style-name="ro1">
          <table:table-cell office:value-type="float" office:value="1950.167969">
            <text:p>1950,16796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53522">
            <text:p>0,253522</text:p>
          </table:table-cell>
          <table:table-cell office:value-type="float" office:value="-3.932059">
            <text:p>-3,932059</text:p>
          </table:table-cell>
          <table:table-cell table:number-columns-repeated="1019"/>
        </table:table-row>
        <table:table-row table:style-name="ro1">
          <table:table-cell office:value-type="float" office:value="1950.167969">
            <text:p>1950,16796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253522">
            <text:p>0,253522</text:p>
          </table:table-cell>
          <table:table-cell office:value-type="float" office:value="-3.932059">
            <text:p>-3,932059</text:p>
          </table:table-cell>
          <table:table-cell table:number-columns-repeated="1019"/>
        </table:table-row>
        <table:table-row table:style-name="ro1">
          <table:table-cell office:value-type="float" office:value="1954.971313">
            <text:p>1954,97131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54146">
            <text:p>0,254146</text:p>
          </table:table-cell>
          <table:table-cell office:value-type="float" office:value="-3.951765">
            <text:p>-3,951765</text:p>
          </table:table-cell>
          <table:table-cell table:number-columns-repeated="1019"/>
        </table:table-row>
        <table:table-row table:style-name="ro1">
          <table:table-cell office:value-type="float" office:value="1954.971313">
            <text:p>1954,97131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54146">
            <text:p>0,254146</text:p>
          </table:table-cell>
          <table:table-cell office:value-type="float" office:value="-3.951765">
            <text:p>-3,951765</text:p>
          </table:table-cell>
          <table:table-cell table:number-columns-repeated="1019"/>
        </table:table-row>
        <table:table-row table:style-name="ro1">
          <table:table-cell office:value-type="float" office:value="1954.971313">
            <text:p>1954,97131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54146">
            <text:p>0,254146</text:p>
          </table:table-cell>
          <table:table-cell office:value-type="float" office:value="-3.971471">
            <text:p>-3,971471</text:p>
          </table:table-cell>
          <table:table-cell table:number-columns-repeated="1019"/>
        </table:table-row>
        <table:table-row table:style-name="ro1">
          <table:table-cell office:value-type="float" office:value="1954.971313">
            <text:p>1954,97131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54146">
            <text:p>0,254146</text:p>
          </table:table-cell>
          <table:table-cell office:value-type="float" office:value="-3.971471">
            <text:p>-3,971471</text:p>
          </table:table-cell>
          <table:table-cell table:number-columns-repeated="1019"/>
        </table:table-row>
        <table:table-row table:style-name="ro1">
          <table:table-cell office:value-type="float" office:value="1974.184814">
            <text:p>1974,18481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56644">
            <text:p>0,256644</text:p>
          </table:table-cell>
          <table:table-cell office:value-type="float" office:value="-3.991176">
            <text:p>-3,991176</text:p>
          </table:table-cell>
          <table:table-cell table:number-columns-repeated="1019"/>
        </table:table-row>
        <table:table-row table:style-name="ro1">
          <table:table-cell office:value-type="float" office:value="1974.184814">
            <text:p>1974,18481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56644">
            <text:p>0,256644</text:p>
          </table:table-cell>
          <table:table-cell office:value-type="float" office:value="-3.991176">
            <text:p>-3,991176</text:p>
          </table:table-cell>
          <table:table-cell table:number-columns-repeated="1019"/>
        </table:table-row>
        <table:table-row table:style-name="ro1">
          <table:table-cell office:value-type="float" office:value="1983.791504">
            <text:p>1983,79150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57893">
            <text:p>0,257893</text:p>
          </table:table-cell>
          <table:table-cell office:value-type="float" office:value="-4.011177">
            <text:p>-4,011177</text:p>
          </table:table-cell>
          <table:table-cell table:number-columns-repeated="1019"/>
        </table:table-row>
        <table:table-row table:style-name="ro1">
          <table:table-cell office:value-type="float" office:value="1983.791504">
            <text:p>1983,791504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257893">
            <text:p>0,257893</text:p>
          </table:table-cell>
          <table:table-cell office:value-type="float" office:value="-4.011177">
            <text:p>-4,011177</text:p>
          </table:table-cell>
          <table:table-cell table:number-columns-repeated="1019"/>
        </table:table-row>
        <table:table-row table:style-name="ro1">
          <table:table-cell office:value-type="float" office:value="1988.594849">
            <text:p>1988,5948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58517">
            <text:p>0,258517</text:p>
          </table:table-cell>
          <table:table-cell office:value-type="float" office:value="-4.031765">
            <text:p>-4,031765</text:p>
          </table:table-cell>
          <table:table-cell table:number-columns-repeated="1019"/>
        </table:table-row>
        <table:table-row table:style-name="ro1">
          <table:table-cell office:value-type="float" office:value="1988.594849">
            <text:p>1988,594849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258517">
            <text:p>0,258517</text:p>
          </table:table-cell>
          <table:table-cell office:value-type="float" office:value="-4.031765">
            <text:p>-4,031765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59766">
            <text:p>0,259766</text:p>
          </table:table-cell>
          <table:table-cell office:value-type="float" office:value="-4.051177">
            <text:p>-4,051177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259766">
            <text:p>0,259766</text:p>
          </table:table-cell>
          <table:table-cell office:value-type="float" office:value="-4.051177">
            <text:p>-4,051177</text:p>
          </table:table-cell>
          <table:table-cell table:number-columns-repeated="1019"/>
        </table:table-row>
        <table:table-row table:style-name="ro1">
          <table:table-cell office:value-type="float" office:value="2012.611694">
            <text:p>2012,61169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6164">
            <text:p>0,26164</text:p>
          </table:table-cell>
          <table:table-cell office:value-type="float" office:value="-4.070882">
            <text:p>-4,070882</text:p>
          </table:table-cell>
          <table:table-cell table:number-columns-repeated="1019"/>
        </table:table-row>
        <table:table-row table:style-name="ro1">
          <table:table-cell office:value-type="float" office:value="2012.611694">
            <text:p>2012,61169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6164">
            <text:p>0,26164</text:p>
          </table:table-cell>
          <table:table-cell office:value-type="float" office:value="-4.070882">
            <text:p>-4,070882</text:p>
          </table:table-cell>
          <table:table-cell table:number-columns-repeated="1019"/>
        </table:table-row>
        <table:table-row table:style-name="ro1">
          <table:table-cell office:value-type="float" office:value="2022.218506">
            <text:p>2022,21850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62888">
            <text:p>0,262888</text:p>
          </table:table-cell>
          <table:table-cell office:value-type="float" office:value="-4.093235">
            <text:p>-4,093235</text:p>
          </table:table-cell>
          <table:table-cell table:number-columns-repeated="1019"/>
        </table:table-row>
        <table:table-row table:style-name="ro1">
          <table:table-cell office:value-type="float" office:value="2022.218506">
            <text:p>2022,21850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62888">
            <text:p>0,262888</text:p>
          </table:table-cell>
          <table:table-cell office:value-type="float" office:value="-4.093235">
            <text:p>-4,093235</text:p>
          </table:table-cell>
          <table:table-cell table:number-columns-repeated="1019"/>
        </table:table-row>
        <table:table-row table:style-name="ro1">
          <table:table-cell office:value-type="float" office:value="2036.62854">
            <text:p>2036,6285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64762">
            <text:p>0,264762</text:p>
          </table:table-cell>
          <table:table-cell office:value-type="float" office:value="-4.110294">
            <text:p>-4,110294</text:p>
          </table:table-cell>
          <table:table-cell table:number-columns-repeated="1019"/>
        </table:table-row>
        <table:table-row table:style-name="ro1">
          <table:table-cell office:value-type="float" office:value="2036.62854">
            <text:p>2036,6285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64762">
            <text:p>0,264762</text:p>
          </table:table-cell>
          <table:table-cell office:value-type="float" office:value="-4.110294">
            <text:p>-4,110294</text:p>
          </table:table-cell>
          <table:table-cell table:number-columns-repeated="1019"/>
        </table:table-row>
        <table:table-row table:style-name="ro1">
          <table:table-cell office:value-type="float" office:value="2051.038574">
            <text:p>2051,038574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266635">
            <text:p>0,266635</text:p>
          </table:table-cell>
          <table:table-cell office:value-type="float" office:value="-4.129706">
            <text:p>-4,129706</text:p>
          </table:table-cell>
          <table:table-cell table:number-columns-repeated="1019"/>
        </table:table-row>
        <table:table-row table:style-name="ro1">
          <table:table-cell office:value-type="float" office:value="2051.038574">
            <text:p>2051,03857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66635">
            <text:p>0,266635</text:p>
          </table:table-cell>
          <table:table-cell office:value-type="float" office:value="-4.14853">
            <text:p>-4,14853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67884">
            <text:p>0,267884</text:p>
          </table:table-cell>
          <table:table-cell office:value-type="float" office:value="-4.14853">
            <text:p>-4,14853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67884">
            <text:p>0,267884</text:p>
          </table:table-cell>
          <table:table-cell office:value-type="float" office:value="-4.167059">
            <text:p>-4,167059</text:p>
          </table:table-cell>
          <table:table-cell table:number-columns-repeated="1019"/>
        </table:table-row>
        <table:table-row table:style-name="ro1">
          <table:table-cell office:value-type="float" office:value="2070.252197">
            <text:p>2070,25219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69133">
            <text:p>0,269133</text:p>
          </table:table-cell>
          <table:table-cell office:value-type="float" office:value="-4.167059">
            <text:p>-4,167059</text:p>
          </table:table-cell>
          <table:table-cell table:number-columns-repeated="1019"/>
        </table:table-row>
        <table:table-row table:style-name="ro1">
          <table:table-cell office:value-type="float" office:value="2065.44873">
            <text:p>2065,4487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68508">
            <text:p>0,268508</text:p>
          </table:table-cell>
          <table:table-cell office:value-type="float" office:value="-4.186471">
            <text:p>-4,186471</text:p>
          </table:table-cell>
          <table:table-cell table:number-columns-repeated="1019"/>
        </table:table-row>
        <table:table-row table:style-name="ro1">
          <table:table-cell office:value-type="float" office:value="2065.44873">
            <text:p>2065,4487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68508">
            <text:p>0,268508</text:p>
          </table:table-cell>
          <table:table-cell office:value-type="float" office:value="-4.186471">
            <text:p>-4,186471</text:p>
          </table:table-cell>
          <table:table-cell table:number-columns-repeated="1019"/>
        </table:table-row>
        <table:table-row table:style-name="ro1">
          <table:table-cell office:value-type="float" office:value="2084.662354">
            <text:p>2084,6623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71006">
            <text:p>0,271006</text:p>
          </table:table-cell>
          <table:table-cell office:value-type="float" office:value="-4.205588">
            <text:p>-4,205588</text:p>
          </table:table-cell>
          <table:table-cell table:number-columns-repeated="1019"/>
        </table:table-row>
        <table:table-row table:style-name="ro1">
          <table:table-cell office:value-type="float" office:value="2084.662354">
            <text:p>2084,6623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71006">
            <text:p>0,271006</text:p>
          </table:table-cell>
          <table:table-cell office:value-type="float" office:value="-4.205588">
            <text:p>-4,205588</text:p>
          </table:table-cell>
          <table:table-cell table:number-columns-repeated="1019"/>
        </table:table-row>
        <table:table-row table:style-name="ro1">
          <table:table-cell office:value-type="float" office:value="2075.05542">
            <text:p>2075,0554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269757">
            <text:p>0,269757</text:p>
          </table:table-cell>
          <table:table-cell office:value-type="float" office:value="-4.224706">
            <text:p>-4,224706</text:p>
          </table:table-cell>
          <table:table-cell table:number-columns-repeated="1019"/>
        </table:table-row>
        <table:table-row table:style-name="ro1">
          <table:table-cell office:value-type="float" office:value="2075.05542">
            <text:p>2075,0554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69757">
            <text:p>0,269757</text:p>
          </table:table-cell>
          <table:table-cell office:value-type="float" office:value="-4.224706">
            <text:p>-4,224706</text:p>
          </table:table-cell>
          <table:table-cell table:number-columns-repeated="1019"/>
        </table:table-row>
        <table:table-row table:style-name="ro1">
          <table:table-cell office:value-type="float" office:value="2099.072266">
            <text:p>2099,072266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272879">
            <text:p>0,272879</text:p>
          </table:table-cell>
          <table:table-cell office:value-type="float" office:value="-4.243824">
            <text:p>-4,243824</text:p>
          </table:table-cell>
          <table:table-cell table:number-columns-repeated="1019"/>
        </table:table-row>
        <table:table-row table:style-name="ro1">
          <table:table-cell office:value-type="float" office:value="2099.072266">
            <text:p>2099,07226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72879">
            <text:p>0,272879</text:p>
          </table:table-cell>
          <table:table-cell office:value-type="float" office:value="-4.243824">
            <text:p>-4,243824</text:p>
          </table:table-cell>
          <table:table-cell table:number-columns-repeated="1019"/>
        </table:table-row>
        <table:table-row table:style-name="ro1">
          <table:table-cell office:value-type="float" office:value="2103.875732">
            <text:p>2103,87573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73504">
            <text:p>0,273504</text:p>
          </table:table-cell>
          <table:table-cell office:value-type="float" office:value="-4.262941">
            <text:p>-4,262941</text:p>
          </table:table-cell>
          <table:table-cell table:number-columns-repeated="1019"/>
        </table:table-row>
        <table:table-row table:style-name="ro1">
          <table:table-cell office:value-type="float" office:value="2103.875732">
            <text:p>2103,87573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73504">
            <text:p>0,273504</text:p>
          </table:table-cell>
          <table:table-cell office:value-type="float" office:value="-4.262941">
            <text:p>-4,262941</text:p>
          </table:table-cell>
          <table:table-cell table:number-columns-repeated="1019"/>
        </table:table-row>
        <table:table-row table:style-name="ro1">
          <table:table-cell office:value-type="float" office:value="2108.679199">
            <text:p>2108,67919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74128">
            <text:p>0,274128</text:p>
          </table:table-cell>
          <table:table-cell office:value-type="float" office:value="-4.282353">
            <text:p>-4,282353</text:p>
          </table:table-cell>
          <table:table-cell table:number-columns-repeated="1019"/>
        </table:table-row>
        <table:table-row table:style-name="ro1">
          <table:table-cell office:value-type="float" office:value="2108.679199">
            <text:p>2108,67919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74128">
            <text:p>0,274128</text:p>
          </table:table-cell>
          <table:table-cell office:value-type="float" office:value="-4.282353">
            <text:p>-4,282353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76002">
            <text:p>0,276002</text:p>
          </table:table-cell>
          <table:table-cell office:value-type="float" office:value="-4.301177">
            <text:p>-4,301177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76002">
            <text:p>0,276002</text:p>
          </table:table-cell>
          <table:table-cell office:value-type="float" office:value="-4.301177">
            <text:p>-4,301177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76002">
            <text:p>0,276002</text:p>
          </table:table-cell>
          <table:table-cell office:value-type="float" office:value="-4.320588">
            <text:p>-4,320588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276002">
            <text:p>0,276002</text:p>
          </table:table-cell>
          <table:table-cell office:value-type="float" office:value="-4.320588">
            <text:p>-4,320588</text:p>
          </table:table-cell>
          <table:table-cell table:number-columns-repeated="1019"/>
        </table:table-row>
        <table:table-row table:style-name="ro1">
          <table:table-cell office:value-type="float" office:value="2137.499268">
            <text:p>2137,49926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77875">
            <text:p>0,277875</text:p>
          </table:table-cell>
          <table:table-cell office:value-type="float" office:value="-4.340294">
            <text:p>-4,340294</text:p>
          </table:table-cell>
          <table:table-cell table:number-columns-repeated="1019"/>
        </table:table-row>
        <table:table-row table:style-name="ro1">
          <table:table-cell office:value-type="float" office:value="2137.499268">
            <text:p>2137,499268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277875">
            <text:p>0,277875</text:p>
          </table:table-cell>
          <table:table-cell office:value-type="float" office:value="-4.340294">
            <text:p>-4,340294</text:p>
          </table:table-cell>
          <table:table-cell table:number-columns-repeated="1019"/>
        </table:table-row>
        <table:table-row table:style-name="ro1">
          <table:table-cell office:value-type="float" office:value="2151.909424">
            <text:p>2151,90942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279748">
            <text:p>0,279748</text:p>
          </table:table-cell>
          <table:table-cell office:value-type="float" office:value="-4.358823">
            <text:p>-4,358823</text:p>
          </table:table-cell>
          <table:table-cell table:number-columns-repeated="1019"/>
        </table:table-row>
        <table:table-row table:style-name="ro1">
          <table:table-cell office:value-type="float" office:value="2151.909424">
            <text:p>2151,90942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79748">
            <text:p>0,279748</text:p>
          </table:table-cell>
          <table:table-cell office:value-type="float" office:value="-4.377941">
            <text:p>-4,377941</text:p>
          </table:table-cell>
          <table:table-cell table:number-columns-repeated="1019"/>
        </table:table-row>
        <table:table-row table:style-name="ro1">
          <table:table-cell office:value-type="float" office:value="2147.105957">
            <text:p>2147,105957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279124">
            <text:p>0,279124</text:p>
          </table:table-cell>
          <table:table-cell office:value-type="float" office:value="-4.377941">
            <text:p>-4,377941</text:p>
          </table:table-cell>
          <table:table-cell table:number-columns-repeated="1019"/>
        </table:table-row>
        <table:table-row table:style-name="ro1">
          <table:table-cell office:value-type="float" office:value="2147.105957">
            <text:p>2147,10595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79124">
            <text:p>0,279124</text:p>
          </table:table-cell>
          <table:table-cell office:value-type="float" office:value="-4.397647">
            <text:p>-4,397647</text:p>
          </table:table-cell>
          <table:table-cell table:number-columns-repeated="1019"/>
        </table:table-row>
        <table:table-row table:style-name="ro1">
          <table:table-cell office:value-type="float" office:value="2166.31958">
            <text:p>2166,3195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81622">
            <text:p>0,281622</text:p>
          </table:table-cell>
          <table:table-cell office:value-type="float" office:value="-4.397647">
            <text:p>-4,397647</text:p>
          </table:table-cell>
          <table:table-cell table:number-columns-repeated="1019"/>
        </table:table-row>
        <table:table-row table:style-name="ro1">
          <table:table-cell office:value-type="float" office:value="2171.122803">
            <text:p>2171,1228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82246">
            <text:p>0,282246</text:p>
          </table:table-cell>
          <table:table-cell office:value-type="float" office:value="-4.417059">
            <text:p>-4,417059</text:p>
          </table:table-cell>
          <table:table-cell table:number-columns-repeated="1019"/>
        </table:table-row>
        <table:table-row table:style-name="ro1">
          <table:table-cell office:value-type="float" office:value="2171.122803">
            <text:p>2171,1228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82246">
            <text:p>0,282246</text:p>
          </table:table-cell>
          <table:table-cell office:value-type="float" office:value="-4.417059">
            <text:p>-4,417059</text:p>
          </table:table-cell>
          <table:table-cell table:number-columns-repeated="1019"/>
        </table:table-row>
        <table:table-row table:style-name="ro1">
          <table:table-cell office:value-type="float" office:value="2175.92627">
            <text:p>2175,9262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8287">
            <text:p>0,28287</text:p>
          </table:table-cell>
          <table:table-cell office:value-type="float" office:value="-4.435588">
            <text:p>-4,435588</text:p>
          </table:table-cell>
          <table:table-cell table:number-columns-repeated="1019"/>
        </table:table-row>
        <table:table-row table:style-name="ro1">
          <table:table-cell office:value-type="float" office:value="2175.92627">
            <text:p>2175,9262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28287">
            <text:p>0,28287</text:p>
          </table:table-cell>
          <table:table-cell office:value-type="float" office:value="-4.435588">
            <text:p>-4,435588</text:p>
          </table:table-cell>
          <table:table-cell table:number-columns-repeated="1019"/>
        </table:table-row>
        <table:table-row table:style-name="ro1">
          <table:table-cell office:value-type="float" office:value="2195.139648">
            <text:p>2195,13964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85368">
            <text:p>0,285368</text:p>
          </table:table-cell>
          <table:table-cell office:value-type="float" office:value="-4.455">
            <text:p>-4,455</text:p>
          </table:table-cell>
          <table:table-cell table:number-columns-repeated="1019"/>
        </table:table-row>
        <table:table-row table:style-name="ro1">
          <table:table-cell office:value-type="float" office:value="2195.139648">
            <text:p>2195,13964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85368">
            <text:p>0,285368</text:p>
          </table:table-cell>
          <table:table-cell office:value-type="float" office:value="-4.455">
            <text:p>-4,455</text:p>
          </table:table-cell>
          <table:table-cell table:number-columns-repeated="1019"/>
        </table:table-row>
        <table:table-row table:style-name="ro1">
          <table:table-cell office:value-type="float" office:value="2204.746582">
            <text:p>2204,746582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286617">
            <text:p>0,286617</text:p>
          </table:table-cell>
          <table:table-cell office:value-type="float" office:value="-4.474118">
            <text:p>-4,474118</text:p>
          </table:table-cell>
          <table:table-cell table:number-columns-repeated="1019"/>
        </table:table-row>
        <table:table-row table:style-name="ro1">
          <table:table-cell office:value-type="float" office:value="2204.746582">
            <text:p>2204,74658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86617">
            <text:p>0,286617</text:p>
          </table:table-cell>
          <table:table-cell office:value-type="float" office:value="-4.474118">
            <text:p>-4,474118</text:p>
          </table:table-cell>
          <table:table-cell table:number-columns-repeated="1019"/>
        </table:table-row>
        <table:table-row table:style-name="ro1">
          <table:table-cell office:value-type="float" office:value="2209.549805">
            <text:p>2209,54980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87241">
            <text:p>0,287241</text:p>
          </table:table-cell>
          <table:table-cell office:value-type="float" office:value="-4.493235">
            <text:p>-4,493235</text:p>
          </table:table-cell>
          <table:table-cell table:number-columns-repeated="1019"/>
        </table:table-row>
        <table:table-row table:style-name="ro1">
          <table:table-cell office:value-type="float" office:value="2209.549805">
            <text:p>2209,54980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87241">
            <text:p>0,287241</text:p>
          </table:table-cell>
          <table:table-cell office:value-type="float" office:value="-4.493235">
            <text:p>-4,493235</text:p>
          </table:table-cell>
          <table:table-cell table:number-columns-repeated="1019"/>
        </table:table-row>
        <table:table-row table:style-name="ro1">
          <table:table-cell office:value-type="float" office:value="2223.959961">
            <text:p>2223,95996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89115">
            <text:p>0,289115</text:p>
          </table:table-cell>
          <table:table-cell office:value-type="float" office:value="-4.512059">
            <text:p>-4,512059</text:p>
          </table:table-cell>
          <table:table-cell table:number-columns-repeated="1019"/>
        </table:table-row>
        <table:table-row table:style-name="ro1">
          <table:table-cell office:value-type="float" office:value="2223.959961">
            <text:p>2223,95996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89115">
            <text:p>0,289115</text:p>
          </table:table-cell>
          <table:table-cell office:value-type="float" office:value="-4.512059">
            <text:p>-4,512059</text:p>
          </table:table-cell>
          <table:table-cell table:number-columns-repeated="1019"/>
        </table:table-row>
        <table:table-row table:style-name="ro1">
          <table:table-cell office:value-type="float" office:value="2214.353271">
            <text:p>2214,35327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87866">
            <text:p>0,287866</text:p>
          </table:table-cell>
          <table:table-cell office:value-type="float" office:value="-4.531471">
            <text:p>-4,531471</text:p>
          </table:table-cell>
          <table:table-cell table:number-columns-repeated="1019"/>
        </table:table-row>
        <table:table-row table:style-name="ro1">
          <table:table-cell office:value-type="float" office:value="2214.353271">
            <text:p>2214,35327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87866">
            <text:p>0,287866</text:p>
          </table:table-cell>
          <table:table-cell office:value-type="float" office:value="-4.531471">
            <text:p>-4,531471</text:p>
          </table:table-cell>
          <table:table-cell table:number-columns-repeated="1019"/>
        </table:table-row>
        <table:table-row table:style-name="ro1">
          <table:table-cell office:value-type="float" office:value="2233.56665">
            <text:p>2233,5666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90364">
            <text:p>0,290364</text:p>
          </table:table-cell>
          <table:table-cell office:value-type="float" office:value="-4.551471">
            <text:p>-4,551471</text:p>
          </table:table-cell>
          <table:table-cell table:number-columns-repeated="1019"/>
        </table:table-row>
        <table:table-row table:style-name="ro1">
          <table:table-cell office:value-type="float" office:value="2233.56665">
            <text:p>2233,5666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90364">
            <text:p>0,290364</text:p>
          </table:table-cell>
          <table:table-cell office:value-type="float" office:value="-4.551471">
            <text:p>-4,551471</text:p>
          </table:table-cell>
          <table:table-cell table:number-columns-repeated="1019"/>
        </table:table-row>
        <table:table-row table:style-name="ro1">
          <table:table-cell office:value-type="float" office:value="2238.370117">
            <text:p>2238,37011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290988">
            <text:p>0,290988</text:p>
          </table:table-cell>
          <table:table-cell office:value-type="float" office:value="-4.570882">
            <text:p>-4,570882</text:p>
          </table:table-cell>
          <table:table-cell table:number-columns-repeated="1019"/>
        </table:table-row>
        <table:table-row table:style-name="ro1">
          <table:table-cell office:value-type="float" office:value="2238.370117">
            <text:p>2238,37011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90988">
            <text:p>0,290988</text:p>
          </table:table-cell>
          <table:table-cell office:value-type="float" office:value="-4.570882">
            <text:p>-4,570882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92237">
            <text:p>0,292237</text:p>
          </table:table-cell>
          <table:table-cell office:value-type="float" office:value="-4.591177">
            <text:p>-4,591177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92237">
            <text:p>0,292237</text:p>
          </table:table-cell>
          <table:table-cell office:value-type="float" office:value="-4.591177">
            <text:p>-4,591177</text:p>
          </table:table-cell>
          <table:table-cell table:number-columns-repeated="1019"/>
        </table:table-row>
        <table:table-row table:style-name="ro1">
          <table:table-cell office:value-type="float" office:value="2243.17334">
            <text:p>2243,1733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291613">
            <text:p>0,291613</text:p>
          </table:table-cell>
          <table:table-cell office:value-type="float" office:value="-4.609118">
            <text:p>-4,609118</text:p>
          </table:table-cell>
          <table:table-cell table:number-columns-repeated="1019"/>
        </table:table-row>
        <table:table-row table:style-name="ro1">
          <table:table-cell office:value-type="float" office:value="2243.17334">
            <text:p>2243,1733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91613">
            <text:p>0,291613</text:p>
          </table:table-cell>
          <table:table-cell office:value-type="float" office:value="-4.628235">
            <text:p>-4,628235</text:p>
          </table:table-cell>
          <table:table-cell table:number-columns-repeated="1019"/>
        </table:table-row>
        <table:table-row table:style-name="ro1">
          <table:table-cell office:value-type="float" office:value="2257.583496">
            <text:p>2257,58349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93486">
            <text:p>0,293486</text:p>
          </table:table-cell>
          <table:table-cell office:value-type="float" office:value="-4.628235">
            <text:p>-4,628235</text:p>
          </table:table-cell>
          <table:table-cell table:number-columns-repeated="1019"/>
        </table:table-row>
        <table:table-row table:style-name="ro1">
          <table:table-cell office:value-type="float" office:value="2257.583496">
            <text:p>2257,58349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93486">
            <text:p>0,293486</text:p>
          </table:table-cell>
          <table:table-cell office:value-type="float" office:value="-4.647647">
            <text:p>-4,647647</text:p>
          </table:table-cell>
          <table:table-cell table:number-columns-repeated="1019"/>
        </table:table-row>
        <table:table-row table:style-name="ro1">
          <table:table-cell office:value-type="float" office:value="2271.993652">
            <text:p>2271,99365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95359">
            <text:p>0,295359</text:p>
          </table:table-cell>
          <table:table-cell office:value-type="float" office:value="-4.647647">
            <text:p>-4,647647</text:p>
          </table:table-cell>
          <table:table-cell table:number-columns-repeated="1019"/>
        </table:table-row>
        <table:table-row table:style-name="ro1">
          <table:table-cell office:value-type="float" office:value="2252.780273">
            <text:p>2252,78027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2861">
            <text:p>0,292861</text:p>
          </table:table-cell>
          <table:table-cell office:value-type="float" office:value="-4.666176">
            <text:p>-4,666176</text:p>
          </table:table-cell>
          <table:table-cell table:number-columns-repeated="1019"/>
        </table:table-row>
        <table:table-row table:style-name="ro1">
          <table:table-cell office:value-type="float" office:value="2252.780273">
            <text:p>2252,78027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92861">
            <text:p>0,292861</text:p>
          </table:table-cell>
          <table:table-cell office:value-type="float" office:value="-4.666176">
            <text:p>-4,666176</text:p>
          </table:table-cell>
          <table:table-cell table:number-columns-repeated="1019"/>
        </table:table-row>
        <table:table-row table:style-name="ro1">
          <table:table-cell office:value-type="float" office:value="2276.797119">
            <text:p>2276,79711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95984">
            <text:p>0,295984</text:p>
          </table:table-cell>
          <table:table-cell office:value-type="float" office:value="-4.685588">
            <text:p>-4,685588</text:p>
          </table:table-cell>
          <table:table-cell table:number-columns-repeated="1019"/>
        </table:table-row>
        <table:table-row table:style-name="ro1">
          <table:table-cell office:value-type="float" office:value="2276.797119">
            <text:p>2276,797119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295984">
            <text:p>0,295984</text:p>
          </table:table-cell>
          <table:table-cell office:value-type="float" office:value="-4.685588">
            <text:p>-4,685588</text:p>
          </table:table-cell>
          <table:table-cell table:number-columns-repeated="1019"/>
        </table:table-row>
        <table:table-row table:style-name="ro1">
          <table:table-cell office:value-type="float" office:value="2281.600342">
            <text:p>2281,60034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96608">
            <text:p>0,296608</text:p>
          </table:table-cell>
          <table:table-cell office:value-type="float" office:value="-4.704706">
            <text:p>-4,704706</text:p>
          </table:table-cell>
          <table:table-cell table:number-columns-repeated="1019"/>
        </table:table-row>
        <table:table-row table:style-name="ro1">
          <table:table-cell office:value-type="float" office:value="2281.600342">
            <text:p>2281,600342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96608">
            <text:p>0,296608</text:p>
          </table:table-cell>
          <table:table-cell office:value-type="float" office:value="-4.704706">
            <text:p>-4,704706</text:p>
          </table:table-cell>
          <table:table-cell table:number-columns-repeated="1019"/>
        </table:table-row>
        <table:table-row table:style-name="ro1">
          <table:table-cell office:value-type="float" office:value="2300.813965">
            <text:p>2300,81396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299106">
            <text:p>0,299106</text:p>
          </table:table-cell>
          <table:table-cell office:value-type="float" office:value="-4.724118">
            <text:p>-4,724118</text:p>
          </table:table-cell>
          <table:table-cell table:number-columns-repeated="1019"/>
        </table:table-row>
        <table:table-row table:style-name="ro1">
          <table:table-cell office:value-type="float" office:value="2300.813965">
            <text:p>2300,813965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299106">
            <text:p>0,299106</text:p>
          </table:table-cell>
          <table:table-cell office:value-type="float" office:value="-4.724118">
            <text:p>-4,724118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00355">
            <text:p>0,300355</text:p>
          </table:table-cell>
          <table:table-cell office:value-type="float" office:value="-4.743529">
            <text:p>-4,743529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00355">
            <text:p>0,300355</text:p>
          </table:table-cell>
          <table:table-cell office:value-type="float" office:value="-4.743529">
            <text:p>-4,743529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300355">
            <text:p>0,300355</text:p>
          </table:table-cell>
          <table:table-cell office:value-type="float" office:value="-4.762353">
            <text:p>-4,762353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00355">
            <text:p>0,300355</text:p>
          </table:table-cell>
          <table:table-cell office:value-type="float" office:value="-4.762353">
            <text:p>-4,762353</text:p>
          </table:table-cell>
          <table:table-cell table:number-columns-repeated="1019"/>
        </table:table-row>
        <table:table-row table:style-name="ro1">
          <table:table-cell office:value-type="float" office:value="2305.617187">
            <text:p>2305,61718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9973">
            <text:p>0,29973</text:p>
          </table:table-cell>
          <table:table-cell office:value-type="float" office:value="-4.781177">
            <text:p>-4,781177</text:p>
          </table:table-cell>
          <table:table-cell table:number-columns-repeated="1019"/>
        </table:table-row>
        <table:table-row table:style-name="ro1">
          <table:table-cell office:value-type="float" office:value="2305.617187">
            <text:p>2305,61718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9973">
            <text:p>0,29973</text:p>
          </table:table-cell>
          <table:table-cell office:value-type="float" office:value="-4.781177">
            <text:p>-4,781177</text:p>
          </table:table-cell>
          <table:table-cell table:number-columns-repeated="1019"/>
        </table:table-row>
        <table:table-row table:style-name="ro1">
          <table:table-cell office:value-type="float" office:value="2324.830811">
            <text:p>2324,83081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02228">
            <text:p>0,302228</text:p>
          </table:table-cell>
          <table:table-cell office:value-type="float" office:value="-4.801471">
            <text:p>-4,801471</text:p>
          </table:table-cell>
          <table:table-cell table:number-columns-repeated="1019"/>
        </table:table-row>
        <table:table-row table:style-name="ro1">
          <table:table-cell office:value-type="float" office:value="2324.830811">
            <text:p>2324,83081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02228">
            <text:p>0,302228</text:p>
          </table:table-cell>
          <table:table-cell office:value-type="float" office:value="-4.801471">
            <text:p>-4,801471</text:p>
          </table:table-cell>
          <table:table-cell table:number-columns-repeated="1019"/>
        </table:table-row>
        <table:table-row table:style-name="ro1">
          <table:table-cell office:value-type="float" office:value="2334.4375">
            <text:p>2334,437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303477">
            <text:p>0,303477</text:p>
          </table:table-cell>
          <table:table-cell office:value-type="float" office:value="-4.821177">
            <text:p>-4,821177</text:p>
          </table:table-cell>
          <table:table-cell table:number-columns-repeated="1019"/>
        </table:table-row>
        <table:table-row table:style-name="ro1">
          <table:table-cell office:value-type="float" office:value="2334.4375">
            <text:p>2334,437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03477">
            <text:p>0,303477</text:p>
          </table:table-cell>
          <table:table-cell office:value-type="float" office:value="-4.821177">
            <text:p>-4,821177</text:p>
          </table:table-cell>
          <table:table-cell table:number-columns-repeated="1019"/>
        </table:table-row>
        <table:table-row table:style-name="ro1">
          <table:table-cell office:value-type="float" office:value="2334.4375">
            <text:p>2334,437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03477">
            <text:p>0,303477</text:p>
          </table:table-cell>
          <table:table-cell office:value-type="float" office:value="-4.840882">
            <text:p>-4,840882</text:p>
          </table:table-cell>
          <table:table-cell table:number-columns-repeated="1019"/>
        </table:table-row>
        <table:table-row table:style-name="ro1">
          <table:table-cell office:value-type="float" office:value="2334.4375">
            <text:p>2334,437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303477">
            <text:p>0,303477</text:p>
          </table:table-cell>
          <table:table-cell office:value-type="float" office:value="-4.840882">
            <text:p>-4,840882</text:p>
          </table:table-cell>
          <table:table-cell table:number-columns-repeated="1019"/>
        </table:table-row>
        <table:table-row table:style-name="ro1">
          <table:table-cell office:value-type="float" office:value="2329.634033">
            <text:p>2329,63403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02852">
            <text:p>0,302852</text:p>
          </table:table-cell>
          <table:table-cell office:value-type="float" office:value="-4.859412">
            <text:p>-4,859412</text:p>
          </table:table-cell>
          <table:table-cell table:number-columns-repeated="1019"/>
        </table:table-row>
        <table:table-row table:style-name="ro1">
          <table:table-cell office:value-type="float" office:value="2329.634033">
            <text:p>2329,63403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02852">
            <text:p>0,302852</text:p>
          </table:table-cell>
          <table:table-cell office:value-type="float" office:value="-4.859412">
            <text:p>-4,859412</text:p>
          </table:table-cell>
          <table:table-cell table:number-columns-repeated="1019"/>
        </table:table-row>
        <table:table-row table:style-name="ro1">
          <table:table-cell office:value-type="float" office:value="2339.240723">
            <text:p>2339,24072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304101">
            <text:p>0,304101</text:p>
          </table:table-cell>
          <table:table-cell office:value-type="float" office:value="-4.879117">
            <text:p>-4,879117</text:p>
          </table:table-cell>
          <table:table-cell table:number-columns-repeated="1019"/>
        </table:table-row>
        <table:table-row table:style-name="ro1">
          <table:table-cell office:value-type="float" office:value="2339.240723">
            <text:p>2339,24072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04101">
            <text:p>0,304101</text:p>
          </table:table-cell>
          <table:table-cell office:value-type="float" office:value="-4.897941">
            <text:p>-4,897941</text:p>
          </table:table-cell>
          <table:table-cell table:number-columns-repeated="1019"/>
        </table:table-row>
        <table:table-row table:style-name="ro1">
          <table:table-cell office:value-type="float" office:value="2344.044189">
            <text:p>2344,04418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04726">
            <text:p>0,304726</text:p>
          </table:table-cell>
          <table:table-cell office:value-type="float" office:value="-4.897941">
            <text:p>-4,897941</text:p>
          </table:table-cell>
          <table:table-cell table:number-columns-repeated="1019"/>
        </table:table-row>
        <table:table-row table:style-name="ro1">
          <table:table-cell office:value-type="float" office:value="2344.044189">
            <text:p>2344,044189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304726">
            <text:p>0,304726</text:p>
          </table:table-cell>
          <table:table-cell office:value-type="float" office:value="-4.917353">
            <text:p>-4,917353</text:p>
          </table:table-cell>
          <table:table-cell table:number-columns-repeated="1019"/>
        </table:table-row>
        <table:table-row table:style-name="ro1">
          <table:table-cell office:value-type="float" office:value="2358.454346">
            <text:p>2358,454346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306599">
            <text:p>0,306599</text:p>
          </table:table-cell>
          <table:table-cell office:value-type="float" office:value="-4.917353">
            <text:p>-4,917353</text:p>
          </table:table-cell>
          <table:table-cell table:number-columns-repeated="1019"/>
        </table:table-row>
        <table:table-row table:style-name="ro1">
          <table:table-cell office:value-type="float" office:value="2358.454346">
            <text:p>2358,45434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06599">
            <text:p>0,306599</text:p>
          </table:table-cell>
          <table:table-cell office:value-type="float" office:value="-4.936176">
            <text:p>-4,936176</text:p>
          </table:table-cell>
          <table:table-cell table:number-columns-repeated="1019"/>
        </table:table-row>
        <table:table-row table:style-name="ro1">
          <table:table-cell office:value-type="float" office:value="2358.454346">
            <text:p>2358,45434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06599">
            <text:p>0,306599</text:p>
          </table:table-cell>
          <table:table-cell office:value-type="float" office:value="-4.936176">
            <text:p>-4,936176</text:p>
          </table:table-cell>
          <table:table-cell table:number-columns-repeated="1019"/>
        </table:table-row>
        <table:table-row table:style-name="ro1">
          <table:table-cell office:value-type="float" office:value="2363.257568">
            <text:p>2363,25756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07223">
            <text:p>0,307223</text:p>
          </table:table-cell>
          <table:table-cell office:value-type="float" office:value="-4.955588">
            <text:p>-4,955588</text:p>
          </table:table-cell>
          <table:table-cell table:number-columns-repeated="1019"/>
        </table:table-row>
        <table:table-row table:style-name="ro1">
          <table:table-cell office:value-type="float" office:value="2363.257568">
            <text:p>2363,25756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07223">
            <text:p>0,307223</text:p>
          </table:table-cell>
          <table:table-cell office:value-type="float" office:value="-4.955588">
            <text:p>-4,955588</text:p>
          </table:table-cell>
          <table:table-cell table:number-columns-repeated="1019"/>
        </table:table-row>
        <table:table-row table:style-name="ro1">
          <table:table-cell office:value-type="float" office:value="2363.257568">
            <text:p>2363,25756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07223">
            <text:p>0,307223</text:p>
          </table:table-cell>
          <table:table-cell office:value-type="float" office:value="-4.974706">
            <text:p>-4,974706</text:p>
          </table:table-cell>
          <table:table-cell table:number-columns-repeated="1019"/>
        </table:table-row>
        <table:table-row table:style-name="ro1">
          <table:table-cell office:value-type="float" office:value="2363.257568">
            <text:p>2363,25756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07223">
            <text:p>0,307223</text:p>
          </table:table-cell>
          <table:table-cell office:value-type="float" office:value="-4.974706">
            <text:p>-4,974706</text:p>
          </table:table-cell>
          <table:table-cell table:number-columns-repeated="1019"/>
        </table:table-row>
        <table:table-row table:style-name="ro1">
          <table:table-cell office:value-type="float" office:value="2387.274414">
            <text:p>2387,27441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0346">
            <text:p>0,310346</text:p>
          </table:table-cell>
          <table:table-cell office:value-type="float" office:value="-4.993529">
            <text:p>-4,993529</text:p>
          </table:table-cell>
          <table:table-cell table:number-columns-repeated="1019"/>
        </table:table-row>
        <table:table-row table:style-name="ro1">
          <table:table-cell office:value-type="float" office:value="2387.274414">
            <text:p>2387,274414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310346">
            <text:p>0,310346</text:p>
          </table:table-cell>
          <table:table-cell office:value-type="float" office:value="-4.993529">
            <text:p>-4,993529</text:p>
          </table:table-cell>
          <table:table-cell table:number-columns-repeated="1019"/>
        </table:table-row>
        <table:table-row table:style-name="ro1">
          <table:table-cell office:value-type="float" office:value="2377.667725">
            <text:p>2377,66772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09097">
            <text:p>0,309097</text:p>
          </table:table-cell>
          <table:table-cell office:value-type="float" office:value="-5.012353">
            <text:p>-5,012353</text:p>
          </table:table-cell>
          <table:table-cell table:number-columns-repeated="1019"/>
        </table:table-row>
        <table:table-row table:style-name="ro1">
          <table:table-cell office:value-type="float" office:value="2377.667725">
            <text:p>2377,667725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309097">
            <text:p>0,309097</text:p>
          </table:table-cell>
          <table:table-cell office:value-type="float" office:value="-5.012353">
            <text:p>-5,012353</text:p>
          </table:table-cell>
          <table:table-cell table:number-columns-repeated="1019"/>
        </table:table-row>
        <table:table-row table:style-name="ro1">
          <table:table-cell office:value-type="float" office:value="2392.077881">
            <text:p>2392,07788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31097">
            <text:p>0,31097</text:p>
          </table:table-cell>
          <table:table-cell office:value-type="float" office:value="-5.031765">
            <text:p>-5,031765</text:p>
          </table:table-cell>
          <table:table-cell table:number-columns-repeated="1019"/>
        </table:table-row>
        <table:table-row table:style-name="ro1">
          <table:table-cell office:value-type="float" office:value="2392.077881">
            <text:p>2392,07788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31097">
            <text:p>0,31097</text:p>
          </table:table-cell>
          <table:table-cell office:value-type="float" office:value="-5.031765">
            <text:p>-5,031765</text:p>
          </table:table-cell>
          <table:table-cell table:number-columns-repeated="1019"/>
        </table:table-row>
        <table:table-row table:style-name="ro1">
          <table:table-cell office:value-type="float" office:value="2392.077881">
            <text:p>2392,07788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1097">
            <text:p>0,31097</text:p>
          </table:table-cell>
          <table:table-cell office:value-type="float" office:value="-5.051177">
            <text:p>-5,051177</text:p>
          </table:table-cell>
          <table:table-cell table:number-columns-repeated="1019"/>
        </table:table-row>
        <table:table-row table:style-name="ro1">
          <table:table-cell office:value-type="float" office:value="2392.077881">
            <text:p>2392,07788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1097">
            <text:p>0,31097</text:p>
          </table:table-cell>
          <table:table-cell office:value-type="float" office:value="-5.051177">
            <text:p>-5,051177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312219">
            <text:p>0,312219</text:p>
          </table:table-cell>
          <table:table-cell office:value-type="float" office:value="-5.070294">
            <text:p>-5,070294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312219">
            <text:p>0,312219</text:p>
          </table:table-cell>
          <table:table-cell office:value-type="float" office:value="-5.070294">
            <text:p>-5,070294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312219">
            <text:p>0,312219</text:p>
          </table:table-cell>
          <table:table-cell office:value-type="float" office:value="-5.090882">
            <text:p>-5,090882</text:p>
          </table:table-cell>
          <table:table-cell table:number-columns-repeated="1019"/>
        </table:table-row>
        <table:table-row table:style-name="ro1">
          <table:table-cell office:value-type="float" office:value="2401.68457">
            <text:p>2401,6845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2219">
            <text:p>0,312219</text:p>
          </table:table-cell>
          <table:table-cell office:value-type="float" office:value="-5.090882">
            <text:p>-5,090882</text:p>
          </table:table-cell>
          <table:table-cell table:number-columns-repeated="1019"/>
        </table:table-row>
        <table:table-row table:style-name="ro1">
          <table:table-cell office:value-type="float" office:value="2411.29126">
            <text:p>2411,2912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13468">
            <text:p>0,313468</text:p>
          </table:table-cell>
          <table:table-cell office:value-type="float" office:value="-5.109118">
            <text:p>-5,109118</text:p>
          </table:table-cell>
          <table:table-cell table:number-columns-repeated="1019"/>
        </table:table-row>
        <table:table-row table:style-name="ro1">
          <table:table-cell office:value-type="float" office:value="2411.29126">
            <text:p>2411,291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13468">
            <text:p>0,313468</text:p>
          </table:table-cell>
          <table:table-cell office:value-type="float" office:value="-5.128235">
            <text:p>-5,128235</text:p>
          </table:table-cell>
          <table:table-cell table:number-columns-repeated="1019"/>
        </table:table-row>
        <table:table-row table:style-name="ro1">
          <table:table-cell office:value-type="float" office:value="2416.094727">
            <text:p>2416,09472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14092">
            <text:p>0,314092</text:p>
          </table:table-cell>
          <table:table-cell office:value-type="float" office:value="-5.128235">
            <text:p>-5,128235</text:p>
          </table:table-cell>
          <table:table-cell table:number-columns-repeated="1019"/>
        </table:table-row>
        <table:table-row table:style-name="ro1">
          <table:table-cell office:value-type="float" office:value="2416.094727">
            <text:p>2416,094727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314092">
            <text:p>0,314092</text:p>
          </table:table-cell>
          <table:table-cell office:value-type="float" office:value="-5.146765">
            <text:p>-5,146765</text:p>
          </table:table-cell>
          <table:table-cell table:number-columns-repeated="1019"/>
        </table:table-row>
        <table:table-row table:style-name="ro1">
          <table:table-cell office:value-type="float" office:value="2425.701416">
            <text:p>2425,70141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315341">
            <text:p>0,315341</text:p>
          </table:table-cell>
          <table:table-cell office:value-type="float" office:value="-5.146765">
            <text:p>-5,146765</text:p>
          </table:table-cell>
          <table:table-cell table:number-columns-repeated="1019"/>
        </table:table-row>
        <table:table-row table:style-name="ro1">
          <table:table-cell office:value-type="float" office:value="2420.898193">
            <text:p>2420,89819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314717">
            <text:p>0,314717</text:p>
          </table:table-cell>
          <table:table-cell office:value-type="float" office:value="-5.165883">
            <text:p>-5,165883</text:p>
          </table:table-cell>
          <table:table-cell table:number-columns-repeated="1019"/>
        </table:table-row>
        <table:table-row table:style-name="ro1">
          <table:table-cell office:value-type="float" office:value="2420.898193">
            <text:p>2420,89819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4717">
            <text:p>0,314717</text:p>
          </table:table-cell>
          <table:table-cell office:value-type="float" office:value="-5.165883">
            <text:p>-5,165883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31659">
            <text:p>0,31659</text:p>
          </table:table-cell>
          <table:table-cell office:value-type="float" office:value="-5.185">
            <text:p>-5,185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3">
            <text:p>-0,003253</text:p>
          </table:table-cell>
          <table:table-cell office:value-type="float" office:value="-0.003226">
            <text:p>-0,003226</text:p>
          </table:table-cell>
          <table:table-cell office:value-type="float" office:value="0.31659">
            <text:p>0,31659</text:p>
          </table:table-cell>
          <table:table-cell office:value-type="float" office:value="-5.185">
            <text:p>-5,185</text:p>
          </table:table-cell>
          <table:table-cell table:number-columns-repeated="1019"/>
        </table:table-row>
        <table:table-row table:style-name="ro1">
          <table:table-cell office:value-type="float" office:value="2440.111572">
            <text:p>2440,1115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17215">
            <text:p>0,317215</text:p>
          </table:table-cell>
          <table:table-cell office:value-type="float" office:value="-5.204118">
            <text:p>-5,204118</text:p>
          </table:table-cell>
          <table:table-cell table:number-columns-repeated="1019"/>
        </table:table-row>
        <table:table-row table:style-name="ro1">
          <table:table-cell office:value-type="float" office:value="2440.111572">
            <text:p>2440,111572</text:p>
          </table:table-cell>
          <table:table-cell office:value-type="float" office:value="-0.003252">
            <text:p>-0,003252</text:p>
          </table:table-cell>
          <table:table-cell office:value-type="float" office:value="-0.003223">
            <text:p>-0,003223</text:p>
          </table:table-cell>
          <table:table-cell office:value-type="float" office:value="0.317215">
            <text:p>0,317215</text:p>
          </table:table-cell>
          <table:table-cell office:value-type="float" office:value="-5.204118">
            <text:p>-5,204118</text:p>
          </table:table-cell>
          <table:table-cell table:number-columns-repeated="1019"/>
        </table:table-row>
        <table:table-row table:style-name="ro1">
          <table:table-cell office:value-type="float" office:value="2440.111572">
            <text:p>2440,11157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7215">
            <text:p>0,317215</text:p>
          </table:table-cell>
          <table:table-cell office:value-type="float" office:value="-5.223529">
            <text:p>-5,223529</text:p>
          </table:table-cell>
          <table:table-cell table:number-columns-repeated="1019"/>
        </table:table-row>
        <table:table-row table:style-name="ro1">
          <table:table-cell office:value-type="float" office:value="2440.111572">
            <text:p>2440,11157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7215">
            <text:p>0,317215</text:p>
          </table:table-cell>
          <table:table-cell office:value-type="float" office:value="-5.223529">
            <text:p>-5,223529</text:p>
          </table:table-cell>
          <table:table-cell table:number-columns-repeated="1019"/>
        </table:table-row>
        <table:table-row table:style-name="ro1">
          <table:table-cell office:value-type="float" office:value="2420.898193">
            <text:p>2420,898193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314717">
            <text:p>0,314717</text:p>
          </table:table-cell>
          <table:table-cell office:value-type="float" office:value="-5.242647">
            <text:p>-5,242647</text:p>
          </table:table-cell>
          <table:table-cell table:number-columns-repeated="1019"/>
        </table:table-row>
        <table:table-row table:style-name="ro1">
          <table:table-cell office:value-type="float" office:value="2420.898193">
            <text:p>2420,89819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14717">
            <text:p>0,314717</text:p>
          </table:table-cell>
          <table:table-cell office:value-type="float" office:value="-5.242647">
            <text:p>-5,242647</text:p>
          </table:table-cell>
          <table:table-cell table:number-columns-repeated="1019"/>
        </table:table-row>
        <table:table-row table:style-name="ro1">
          <table:table-cell office:value-type="float" office:value="2440.111572">
            <text:p>2440,11157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17215">
            <text:p>0,317215</text:p>
          </table:table-cell>
          <table:table-cell office:value-type="float" office:value="-5.262059">
            <text:p>-5,262059</text:p>
          </table:table-cell>
          <table:table-cell table:number-columns-repeated="1019"/>
        </table:table-row>
        <table:table-row table:style-name="ro1">
          <table:table-cell office:value-type="float" office:value="2440.111572">
            <text:p>2440,11157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17215">
            <text:p>0,317215</text:p>
          </table:table-cell>
          <table:table-cell office:value-type="float" office:value="-5.262059">
            <text:p>-5,262059</text:p>
          </table:table-cell>
          <table:table-cell table:number-columns-repeated="1019"/>
        </table:table-row>
        <table:table-row table:style-name="ro1">
          <table:table-cell office:value-type="float" office:value="2444.915039">
            <text:p>2444,91503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17839">
            <text:p>0,317839</text:p>
          </table:table-cell>
          <table:table-cell office:value-type="float" office:value="-5.281177">
            <text:p>-5,281177</text:p>
          </table:table-cell>
          <table:table-cell table:number-columns-repeated="1019"/>
        </table:table-row>
        <table:table-row table:style-name="ro1">
          <table:table-cell office:value-type="float" office:value="2444.915039">
            <text:p>2444,91503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317839">
            <text:p>0,317839</text:p>
          </table:table-cell>
          <table:table-cell office:value-type="float" office:value="-5.281177">
            <text:p>-5,281177</text:p>
          </table:table-cell>
          <table:table-cell table:number-columns-repeated="1019"/>
        </table:table-row>
        <table:table-row table:style-name="ro1">
          <table:table-cell office:value-type="float" office:value="2454.521729">
            <text:p>2454,52172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19088">
            <text:p>0,319088</text:p>
          </table:table-cell>
          <table:table-cell office:value-type="float" office:value="-5.300882">
            <text:p>-5,300882</text:p>
          </table:table-cell>
          <table:table-cell table:number-columns-repeated="1019"/>
        </table:table-row>
        <table:table-row table:style-name="ro1">
          <table:table-cell office:value-type="float" office:value="2454.521729">
            <text:p>2454,52172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19088">
            <text:p>0,319088</text:p>
          </table:table-cell>
          <table:table-cell office:value-type="float" office:value="-5.300882">
            <text:p>-5,300882</text:p>
          </table:table-cell>
          <table:table-cell table:number-columns-repeated="1019"/>
        </table:table-row>
        <table:table-row table:style-name="ro1">
          <table:table-cell office:value-type="float" office:value="2454.521729">
            <text:p>2454,52172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319088">
            <text:p>0,319088</text:p>
          </table:table-cell>
          <table:table-cell office:value-type="float" office:value="-5.32">
            <text:p>-5,32</text:p>
          </table:table-cell>
          <table:table-cell table:number-columns-repeated="1019"/>
        </table:table-row>
        <table:table-row table:style-name="ro1">
          <table:table-cell office:value-type="float" office:value="2454.521729">
            <text:p>2454,52172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19088">
            <text:p>0,319088</text:p>
          </table:table-cell>
          <table:table-cell office:value-type="float" office:value="-5.32">
            <text:p>-5,32</text:p>
          </table:table-cell>
          <table:table-cell table:number-columns-repeated="1019"/>
        </table:table-row>
        <table:table-row table:style-name="ro1">
          <table:table-cell office:value-type="float" office:value="2454.521729">
            <text:p>2454,52172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19088">
            <text:p>0,319088</text:p>
          </table:table-cell>
          <table:table-cell office:value-type="float" office:value="-5.339412">
            <text:p>-5,339412</text:p>
          </table:table-cell>
          <table:table-cell table:number-columns-repeated="1019"/>
        </table:table-row>
        <table:table-row table:style-name="ro1">
          <table:table-cell office:value-type="float" office:value="2454.521729">
            <text:p>2454,52172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19088">
            <text:p>0,319088</text:p>
          </table:table-cell>
          <table:table-cell office:value-type="float" office:value="-5.339412">
            <text:p>-5,339412</text:p>
          </table:table-cell>
          <table:table-cell table:number-columns-repeated="1019"/>
        </table:table-row>
        <table:table-row table:style-name="ro1">
          <table:table-cell office:value-type="float" office:value="2459.324951">
            <text:p>2459,324951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319712">
            <text:p>0,319712</text:p>
          </table:table-cell>
          <table:table-cell office:value-type="float" office:value="-5.358235">
            <text:p>-5,358235</text:p>
          </table:table-cell>
          <table:table-cell table:number-columns-repeated="1019"/>
        </table:table-row>
        <table:table-row table:style-name="ro1">
          <table:table-cell office:value-type="float" office:value="2459.324951">
            <text:p>2459,32495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19712">
            <text:p>0,319712</text:p>
          </table:table-cell>
          <table:table-cell office:value-type="float" office:value="-5.377353">
            <text:p>-5,377353</text:p>
          </table:table-cell>
          <table:table-cell table:number-columns-repeated="1019"/>
        </table:table-row>
        <table:table-row table:style-name="ro1">
          <table:table-cell office:value-type="float" office:value="2454.521729">
            <text:p>2454,52172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19088">
            <text:p>0,319088</text:p>
          </table:table-cell>
          <table:table-cell office:value-type="float" office:value="-5.377353">
            <text:p>-5,377353</text:p>
          </table:table-cell>
          <table:table-cell table:number-columns-repeated="1019"/>
        </table:table-row>
        <table:table-row table:style-name="ro1">
          <table:table-cell office:value-type="float" office:value="2454.521729">
            <text:p>2454,52172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319088">
            <text:p>0,319088</text:p>
          </table:table-cell>
          <table:table-cell office:value-type="float" office:value="-5.396471">
            <text:p>-5,396471</text:p>
          </table:table-cell>
          <table:table-cell table:number-columns-repeated="1019"/>
        </table:table-row>
        <table:table-row table:style-name="ro1">
          <table:table-cell office:value-type="float" office:value="2473.735107">
            <text:p>2473,735107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321586">
            <text:p>0,321586</text:p>
          </table:table-cell>
          <table:table-cell office:value-type="float" office:value="-5.396471">
            <text:p>-5,396471</text:p>
          </table:table-cell>
          <table:table-cell table:number-columns-repeated="1019"/>
        </table:table-row>
        <table:table-row table:style-name="ro1">
          <table:table-cell office:value-type="float" office:value="2468.931885">
            <text:p>2468,93188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320961">
            <text:p>0,320961</text:p>
          </table:table-cell>
          <table:table-cell office:value-type="float" office:value="-5.415294">
            <text:p>-5,415294</text:p>
          </table:table-cell>
          <table:table-cell table:number-columns-repeated="1019"/>
        </table:table-row>
        <table:table-row table:style-name="ro1">
          <table:table-cell office:value-type="float" office:value="2468.931885">
            <text:p>2468,93188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20961">
            <text:p>0,320961</text:p>
          </table:table-cell>
          <table:table-cell office:value-type="float" office:value="-5.415294">
            <text:p>-5,415294</text:p>
          </table:table-cell>
          <table:table-cell table:number-columns-repeated="1019"/>
        </table:table-row>
        <table:table-row table:style-name="ro1">
          <table:table-cell office:value-type="float" office:value="2478.538574">
            <text:p>2478,538574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32221">
            <text:p>0,32221</text:p>
          </table:table-cell>
          <table:table-cell office:value-type="float" office:value="-5.434706">
            <text:p>-5,434706</text:p>
          </table:table-cell>
          <table:table-cell table:number-columns-repeated="1019"/>
        </table:table-row>
        <table:table-row table:style-name="ro1">
          <table:table-cell office:value-type="float" office:value="2478.538574">
            <text:p>2478,53857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221">
            <text:p>0,32221</text:p>
          </table:table-cell>
          <table:table-cell office:value-type="float" office:value="-5.434706">
            <text:p>-5,434706</text:p>
          </table:table-cell>
          <table:table-cell table:number-columns-repeated="1019"/>
        </table:table-row>
        <table:table-row table:style-name="ro1">
          <table:table-cell office:value-type="float" office:value="2478.538574">
            <text:p>2478,53857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32221">
            <text:p>0,32221</text:p>
          </table:table-cell>
          <table:table-cell office:value-type="float" office:value="-5.453824">
            <text:p>-5,453824</text:p>
          </table:table-cell>
          <table:table-cell table:number-columns-repeated="1019"/>
        </table:table-row>
        <table:table-row table:style-name="ro1">
          <table:table-cell office:value-type="float" office:value="2478.538574">
            <text:p>2478,538574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32221">
            <text:p>0,32221</text:p>
          </table:table-cell>
          <table:table-cell office:value-type="float" office:value="-5.453824">
            <text:p>-5,453824</text:p>
          </table:table-cell>
          <table:table-cell table:number-columns-repeated="1019"/>
        </table:table-row>
        <table:table-row table:style-name="ro1">
          <table:table-cell office:value-type="float" office:value="2473.735107">
            <text:p>2473,73510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21586">
            <text:p>0,321586</text:p>
          </table:table-cell>
          <table:table-cell office:value-type="float" office:value="-5.472941">
            <text:p>-5,472941</text:p>
          </table:table-cell>
          <table:table-cell table:number-columns-repeated="1019"/>
        </table:table-row>
        <table:table-row table:style-name="ro1">
          <table:table-cell office:value-type="float" office:value="2473.735107">
            <text:p>2473,73510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21586">
            <text:p>0,321586</text:p>
          </table:table-cell>
          <table:table-cell office:value-type="float" office:value="-5.472941">
            <text:p>-5,472941</text:p>
          </table:table-cell>
          <table:table-cell table:number-columns-repeated="1019"/>
        </table:table-row>
        <table:table-row table:style-name="ro1">
          <table:table-cell office:value-type="float" office:value="2478.538574">
            <text:p>2478,53857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221">
            <text:p>0,32221</text:p>
          </table:table-cell>
          <table:table-cell office:value-type="float" office:value="-5.492059">
            <text:p>-5,492059</text:p>
          </table:table-cell>
          <table:table-cell table:number-columns-repeated="1019"/>
        </table:table-row>
        <table:table-row table:style-name="ro1">
          <table:table-cell office:value-type="float" office:value="2478.538574">
            <text:p>2478,5385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32221">
            <text:p>0,32221</text:p>
          </table:table-cell>
          <table:table-cell office:value-type="float" office:value="-5.492059">
            <text:p>-5,492059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323459">
            <text:p>0,323459</text:p>
          </table:table-cell>
          <table:table-cell office:value-type="float" office:value="-5.511177">
            <text:p>-5,511177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23459">
            <text:p>0,323459</text:p>
          </table:table-cell>
          <table:table-cell office:value-type="float" office:value="-5.511177">
            <text:p>-5,511177</text:p>
          </table:table-cell>
          <table:table-cell table:number-columns-repeated="1019"/>
        </table:table-row>
        <table:table-row table:style-name="ro1">
          <table:table-cell office:value-type="float" office:value="2478.538574">
            <text:p>2478,53857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2221">
            <text:p>0,32221</text:p>
          </table:table-cell>
          <table:table-cell office:value-type="float" office:value="-5.53">
            <text:p>-5,53</text:p>
          </table:table-cell>
          <table:table-cell table:number-columns-repeated="1019"/>
        </table:table-row>
        <table:table-row table:style-name="ro1">
          <table:table-cell office:value-type="float" office:value="2478.538574">
            <text:p>2478,538574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32221">
            <text:p>0,32221</text:p>
          </table:table-cell>
          <table:table-cell office:value-type="float" office:value="-5.53">
            <text:p>-5,53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323459">
            <text:p>0,323459</text:p>
          </table:table-cell>
          <table:table-cell office:value-type="float" office:value="-5.550588">
            <text:p>-5,550588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23459">
            <text:p>0,323459</text:p>
          </table:table-cell>
          <table:table-cell office:value-type="float" office:value="-5.550588">
            <text:p>-5,550588</text:p>
          </table:table-cell>
          <table:table-cell table:number-columns-repeated="1019"/>
        </table:table-row>
        <table:table-row table:style-name="ro1">
          <table:table-cell office:value-type="float" office:value="2483.341797">
            <text:p>2483,34179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322834">
            <text:p>0,322834</text:p>
          </table:table-cell>
          <table:table-cell office:value-type="float" office:value="-5.570294">
            <text:p>-5,570294</text:p>
          </table:table-cell>
          <table:table-cell table:number-columns-repeated="1019"/>
        </table:table-row>
        <table:table-row table:style-name="ro1">
          <table:table-cell office:value-type="float" office:value="2483.341797">
            <text:p>2483,34179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22834">
            <text:p>0,322834</text:p>
          </table:table-cell>
          <table:table-cell office:value-type="float" office:value="-5.570294">
            <text:p>-5,570294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6">
            <text:p>-0,00326</text:p>
          </table:table-cell>
          <table:table-cell office:value-type="float" office:value="-0.003221">
            <text:p>-0,003221</text:p>
          </table:table-cell>
          <table:table-cell office:value-type="float" office:value="0.323459">
            <text:p>0,323459</text:p>
          </table:table-cell>
          <table:table-cell office:value-type="float" office:value="-5.59">
            <text:p>-5,59</text:p>
          </table:table-cell>
          <table:table-cell table:number-columns-repeated="1019"/>
        </table:table-row>
        <table:table-row table:style-name="ro1">
          <table:table-cell office:value-type="float" office:value="2488.145264">
            <text:p>2488,1452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3459">
            <text:p>0,323459</text:p>
          </table:table-cell>
          <table:table-cell office:value-type="float" office:value="-5.59">
            <text:p>-5,59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324708">
            <text:p>0,324708</text:p>
          </table:table-cell>
          <table:table-cell office:value-type="float" office:value="-5.609118">
            <text:p>-5,609118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324708">
            <text:p>0,324708</text:p>
          </table:table-cell>
          <table:table-cell office:value-type="float" office:value="-5.609118">
            <text:p>-5,609118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324708">
            <text:p>0,324708</text:p>
          </table:table-cell>
          <table:table-cell office:value-type="float" office:value="-5.62853">
            <text:p>-5,62853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324708">
            <text:p>0,324708</text:p>
          </table:table-cell>
          <table:table-cell office:value-type="float" office:value="-5.647647">
            <text:p>-5,647647</text:p>
          </table:table-cell>
          <table:table-cell table:number-columns-repeated="1019"/>
        </table:table-row>
        <table:table-row table:style-name="ro1">
          <table:table-cell office:value-type="float" office:value="2492.94873">
            <text:p>2492,9487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324083">
            <text:p>0,324083</text:p>
          </table:table-cell>
          <table:table-cell office:value-type="float" office:value="-5.647647">
            <text:p>-5,647647</text:p>
          </table:table-cell>
          <table:table-cell table:number-columns-repeated="1019"/>
        </table:table-row>
        <table:table-row table:style-name="ro1">
          <table:table-cell office:value-type="float" office:value="2492.94873">
            <text:p>2492,9487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324083">
            <text:p>0,324083</text:p>
          </table:table-cell>
          <table:table-cell office:value-type="float" office:value="-5.666471">
            <text:p>-5,666471</text:p>
          </table:table-cell>
          <table:table-cell table:number-columns-repeated="1019"/>
        </table:table-row>
        <table:table-row table:style-name="ro1">
          <table:table-cell office:value-type="float" office:value="2492.94873">
            <text:p>2492,9487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324083">
            <text:p>0,324083</text:p>
          </table:table-cell>
          <table:table-cell office:value-type="float" office:value="-5.666471">
            <text:p>-5,666471</text:p>
          </table:table-cell>
          <table:table-cell table:number-columns-repeated="1019"/>
        </table:table-row>
        <table:table-row table:style-name="ro1">
          <table:table-cell office:value-type="float" office:value="951.067139">
            <text:p>951,06713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3639">
            <text:p>0,123639</text:p>
          </table:table-cell>
          <table:table-cell office:value-type="float" office:value="-5.685588">
            <text:p>-5,685588</text:p>
          </table:table-cell>
          <table:table-cell table:number-columns-repeated="1019"/>
        </table:table-row>
        <table:table-row table:style-name="ro1">
          <table:table-cell office:value-type="float" office:value="951.067139">
            <text:p>951,06713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23639">
            <text:p>0,123639</text:p>
          </table:table-cell>
          <table:table-cell office:value-type="float" office:value="-5.685588">
            <text:p>-5,685588</text:p>
          </table:table-cell>
          <table:table-cell table:number-columns-repeated="1019"/>
        </table:table-row>
        <table:table-row table:style-name="ro1">
          <table:table-cell office:value-type="float" office:value="115.280861">
            <text:p>115,28086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4987">
            <text:p>0,014987</text:p>
          </table:table-cell>
          <table:table-cell office:value-type="float" office:value="-5.704706">
            <text:p>-5,704706</text:p>
          </table:table-cell>
          <table:table-cell table:number-columns-repeated="1019"/>
        </table:table-row>
        <table:table-row table:style-name="ro1">
          <table:table-cell office:value-type="float" office:value="115.280861">
            <text:p>115,28086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4987">
            <text:p>0,014987</text:p>
          </table:table-cell>
          <table:table-cell office:value-type="float" office:value="-5.704706">
            <text:p>-5,704706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0624">
            <text:p>0,000624</text:p>
          </table:table-cell>
          <table:table-cell office:value-type="float" office:value="-5.724118">
            <text:p>-5,724118</text:p>
          </table:table-cell>
          <table:table-cell table:number-columns-repeated="1019"/>
        </table:table-row>
        <table:table-row table:style-name="ro1">
          <table:table-cell office:value-type="float" office:value="4.803369">
            <text:p>4,80336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5.724118">
            <text:p>-5,724118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5.742941">
            <text:p>-5,74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5.742941">
            <text:p>-5,74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5.762059">
            <text:p>-5,762059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5.762059">
            <text:p>-5,762059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5.781765">
            <text:p>-5,781765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5.781765">
            <text:p>-5,781765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5.800882">
            <text:p>-5,800882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2">
            <text:p>-0,003252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5.800882">
            <text:p>-5,800882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-5.820294">
            <text:p>-5,820294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5.820294">
            <text:p>-5,820294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5.839118">
            <text:p>-5,839118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-5.839118">
            <text:p>-5,839118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5.858235">
            <text:p>-5,858235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5.876471">
            <text:p>-5,876471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5.876471">
            <text:p>-5,876471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-5.896471">
            <text:p>-5,896471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5.896471">
            <text:p>-5,896471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5.915">
            <text:p>-5,915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5.915">
            <text:p>-5,915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5.934412">
            <text:p>-5,934412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5.934412">
            <text:p>-5,934412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5.953529">
            <text:p>-5,953529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5.953529">
            <text:p>-5,953529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5.972647">
            <text:p>-5,972647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5.972647">
            <text:p>-5,972647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5.991765">
            <text:p>-5,991765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5.991765">
            <text:p>-5,991765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6.010294">
            <text:p>-6,010294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6.010294">
            <text:p>-6,010294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6.029706">
            <text:p>-6,029706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6.029706">
            <text:p>-6,029706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6.050294">
            <text:p>-6,050294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6.050294">
            <text:p>-6,050294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6.070588">
            <text:p>-6,070588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6.070588">
            <text:p>-6,070588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24.016846">
            <text:p>-24,01684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9.606738">
            <text:p>-9,60673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4.410108">
            <text:p>-14,41010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>
          <table:table-cell office:value-type="float" office:value="-19.213476">
            <text:p>-19,21347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6.072941">
            <text:p>-6,072941</text:p>
          </table:table-cell>
          <table:table-cell table:number-columns-repeated="1019"/>
        </table:table-row>
        <table:table-row table:style-name="ro1" table:number-rows-repeated="10479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49:20.07</dc:date>
    <meta:document-statistic meta:table-count="1" meta:cell-count="3322" meta:object-count="0"/>
    <meta:generator>LibreOffice/4.0.4.2$Windows_x86 LibreOffice_project/9e9821abd0ffdbc09cd8c52eaa574fa09eb08f2</meta:generator>
  </office:meta>
</office:document-meta>
</file>